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108"/>
    <style:style style:name="ce46" style:family="table-cell" style:parent-style-name="Default" style:data-style-name="N2">
      <style:table-cell-properties fo:background-color="#ffffcc"/>
      <style:text-properties fo:color="#b3b3b3"/>
    </style:style>
    <style:style style:name="ce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8" style:family="table-cell" style:parent-style-name="Default">
      <style:table-cell-properties fo:background-color="#ffcc99"/>
      <style:text-properties fo:color="#b3b3b3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 style:data-style-name="N1">
      <style:table-cell-properties fo:background-color="#ffcc99"/>
      <style:text-properties fo:color="#b3b3b3"/>
    </style:style>
    <style:style style:name="ce5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3b3b3"/>
    </style:style>
    <style:style style:name="ce52" style:family="table-cell" style:parent-style-name="Default">
      <style:table-cell-properties fo:background-color="#99ccff"/>
      <style:text-properties fo:color="#b3b3b3"/>
    </style:style>
    <style:style style:name="ce53" style:family="table-cell" style:parent-style-name="Default">
      <style:table-cell-properties fo:background-color="#99ccff"/>
      <style:text-properties style:use-window-font-color="true"/>
    </style:style>
    <style:style style:name="ce54" style:family="table-cell" style:parent-style-name="Default" style:data-style-name="N1">
      <style:table-cell-properties fo:background-color="#99ccff"/>
      <style:text-properties fo:color="#b3b3b3"/>
    </style:style>
    <style:style style:name="ce55" style:family="table-cell" style:parent-style-name="Default" style:data-style-name="N2">
      <style:table-cell-properties fo:background-color="#99ccff"/>
      <style:text-properties fo:color="#b3b3b3"/>
    </style:style>
    <style:style style:name="ce56" style:family="table-cell" style:parent-style-name="Default" style:data-style-name="N2">
      <style:table-cell-properties fo:background-color="#ccffff"/>
    </style:style>
    <style:style style:name="ce5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">
      <style:table-cell-properties fo:background-color="#ffcc99"/>
    </style:style>
    <style:style style:name="ce5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60" style:family="table-cell" style:parent-style-name="Default">
      <style:table-cell-properties fo:background-color="#ff9966"/>
      <style:text-properties fo:color="#b3b3b3"/>
    </style:style>
    <style:style style:name="ce61" style:family="table-cell" style:parent-style-name="Default" style:data-style-name="N1">
      <style:table-cell-properties fo:background-color="#ff9966"/>
      <style:text-properties fo:color="#b3b3b3"/>
    </style:style>
    <style:style style:name="ce62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63" style:family="table-cell" style:parent-style-name="Default">
      <style:table-cell-properties fo:background-color="#bebee6"/>
      <style:text-properties fo:color="#7e0021"/>
    </style:style>
    <style:style style:name="ce64" style:family="table-cell" style:parent-style-name="Default" style:data-style-name="N1">
      <style:table-cell-properties fo:background-color="#bebee6"/>
      <style:text-properties fo:color="#7e0021"/>
    </style:style>
    <style:style style:name="ce65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fo:color="#7e0021"/>
    </style:style>
    <style:style style:name="ce66" style:family="table-cell" style:parent-style-name="Default">
      <style:table-cell-properties fo:background-color="#cccc00"/>
      <style:text-properties fo:color="#7e0021"/>
    </style:style>
    <style:style style:name="ce67" style:family="table-cell" style:parent-style-name="Default" style:data-style-name="N1">
      <style:table-cell-properties fo:background-color="#cccc00"/>
      <style:text-properties fo:color="#7e0021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999999"/>
    </style:style>
    <style:style style:name="ce70" style:family="table-cell" style:parent-style-name="Default" style:data-style-name="N1">
      <style:table-cell-properties fo:background-color="#999999"/>
    </style:style>
    <style:style style:name="ce71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7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7"/>
        <table:table-column table:style-name="co1" table:number-columns-repeated="8" table:default-cell-style-name="Default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0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4" table:default-cell-style-name="Default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" table:number-columns-repeated="2" table:default-cell-style-name="ce63"/>
        <table:table-column table:style-name="co1" table:number-columns-repeated="2" table:default-cell-style-name="ce64"/>
        <table:table-column table:style-name="co1" table:number-columns-repeated="2" table:default-cell-style-name="ce66"/>
        <table:table-column table:style-name="co1" table:number-columns-repeated="2" table:default-cell-style-name="ce67"/>
        <table:table-column table:style-name="co1" table:number-columns-repeated="8" table:default-cell-style-name="Default"/>
        <table:table-row table:style-name="ro2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 table:number-columns-repeated="2"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7" office:value-type="string" table:number-columns-spanned="4" table:number-rows-spanned="1">
            <text:p>TEMP °C</text:p>
          </table:table-cell>
          <table:covered-table-cell/>
          <table:covered-table-cell table:style-name="ce48"/>
          <table:covered-table-cell/>
          <table:table-cell table:style-name="ce51" office:value-type="string" table:number-columns-spanned="4" table:number-rows-spanned="1">
            <text:p>TEMP °K</text:p>
          </table:table-cell>
          <table:covered-table-cell/>
          <table:covered-table-cell table:style-name="ce52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 table:number-columns-repeated="2" table:style-name="ce5"/>
          <table:covered-table-cell table:style-name="ce6"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 table:number-columns-repeated="2" table:style-name="ce17"/>
          <table:covered-table-cell table:style-name="ce18"/>
          <table:table-cell table:style-name="ce57" office:value-type="string" table:number-columns-spanned="4" table:number-rows-spanned="1">
            <text:p>Q</text:p>
          </table:table-cell>
          <table:covered-table-cell/>
          <table:covered-table-cell table:style-name="ce49"/>
          <table:covered-table-cell/>
          <table:table-cell table:style-name="ce59" office:value-type="string" table:number-columns-spanned="4" table:number-rows-spanned="1">
            <text:p>HEAT</text:p>
          </table:table-cell>
          <table:covered-table-cell/>
          <table:covered-table-cell table:style-name="ce60"/>
          <table:covered-table-cell/>
          <table:table-cell table:style-name="ce62" office:value-type="string" table:number-columns-spanned="4" table:number-rows-spanned="1">
            <text:p>ACCL</text:p>
          </table:table-cell>
          <table:covered-table-cell/>
          <table:covered-table-cell table:style-name="ce63"/>
          <table:covered-table-cell/>
          <table:table-cell table:style-name="ce65" office:value-type="string" table:number-columns-spanned="4" table:number-rows-spanned="1">
            <text:p>SEISMIC</text:p>
          </table:table-cell>
          <table:covered-table-cell/>
          <table:covered-table-cell table:style-name="ce66"/>
          <table:covered-table-cell/>
          <table:table-cell table:style-name="ce16" office:value-type="string" table:number-columns-spanned="4" table:number-rows-spanned="1">
            <text:p>IAS (Log)</text:p>
          </table:table-cell>
          <table:covered-table-cell table:number-columns-repeated="2" table:style-name="ce17"/>
          <table:covered-table-cell table:style-name="ce18"/>
          <table:table-cell table:style-name="ce68" office:value-type="string" table:number-columns-spanned="4" table:number-rows-spanned="1">
            <text:p>IAS (Lin)</text:p>
          </table:table-cell>
          <table:covered-table-cell table:number-columns-repeated="2" table:style-name="ce69"/>
          <table:covered-table-cell table:style-name="ce70"/>
        </table:table-row>
        <table:table-row table:style-name="ro1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style-name="ce9"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style-name="ce18"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table:style-name="ce28"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style-name="ce27"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table:style-name="ce17" office:value-type="float" office:value="180">
            <text:p>180</text:p>
          </table:table-cell>
          <table:table-cell table:style-name="ce17" table:formula="of:=LOG10(1+1*[.BC2])" office:value-type="float" office:value="2.25767857486918">
            <text:p>2,2576785749</text:p>
          </table:table-cell>
          <table:table-cell table:style-name="ce18" table:formula="of:=[.BD2]*132.85" office:value-type="float" office:value="299.932598671371">
            <text:p>300</text:p>
          </table:table-cell>
          <table:table-cell table:style-name="ce31"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5000">
            <text:p>5000</text:p>
          </table:table-cell>
          <table:table-cell table:formula="of:==LOG(1+([.CA2]-350)/40)" office:value-type="float" office:value="2.06911285138712">
            <text:p>2,0691128514</text:p>
          </table:table-cell>
          <table:table-cell table:formula="of:=48.5*[.CB2]" office:value-type="float" office:value="100.351973292275">
            <text:p>100</text:p>
          </table:table-cell>
          <table:table-cell table:formula="of:=150-[.CC2]" office:value-type="float" office:value="49.6480267077247">
            <text:p>50</text:p>
          </table:table-cell>
          <table:table-cell table:style-name="ce56" office:value-type="float" office:value="1000000">
            <text:p>1000000,00</text:p>
          </table:table-cell>
          <table:table-cell table:style-name="ce5" table:formula="of:=LOG10(1+[.CE2]/100)" office:value-type="float" office:value="4.00004342727686">
            <text:p>4,0000434273</text:p>
          </table:table-cell>
          <table:table-cell table:style-name="ce6" table:formula="of:=350-75*[.CF2]" office:value-type="float" office:value="49.9967429542353">
            <text:p>50</text:p>
          </table:table-cell>
          <table:table-cell table:style-name="ce6"/>
          <table:table-cell office:value-type="float" office:value="5">
            <text:p>5</text:p>
          </table:table-cell>
          <table:table-cell table:formula="of:=LOG10(1+[.CI2])" office:value-type="float" office:value="0.778151250383644">
            <text:p>0,7781512504</text:p>
          </table:table-cell>
          <table:table-cell table:formula="of:=[.CJ2]*193" office:value-type="float" office:value="150.183191324043">
            <text:p>150</text:p>
          </table:table-cell>
          <table:table-cell table:formula="of:=200-[.CK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M2])" office:value-type="float" office:value="2.43296929087441">
            <text:p>2,4329692909</text:p>
          </table:table-cell>
          <table:table-cell table:formula="of:=[.CN2]*61.655" office:value-type="float" office:value="150.004721628862">
            <text:p>150</text:p>
          </table:table-cell>
          <table:table-cell table:style-name="ce31" table:formula="of:=200-[.CO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Q2])" office:value-type="float" office:value="3.00043407747932">
            <text:p>3,0004340775</text:p>
          </table:table-cell>
          <table:table-cell table:formula="of:=[.CR2]*50" office:value-type="float" office:value="150.021703873966">
            <text:p>150,021703874</text:p>
          </table:table-cell>
          <table:table-cell table:formula="of:=200-[.CS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U2])" office:value-type="float" office:value="1.04139268515823">
            <text:p>1,0413926852</text:p>
          </table:table-cell>
          <table:table-cell table:formula="of:=350-30*[.CU2]" office:value-type="float" office:value="50">
            <text:p>50</text:p>
          </table:table-cell>
          <table:table-cell/>
          <table:table-cell table:style-name="ce17" office:value-type="float" office:value="50">
            <text:p>50</text:p>
          </table:table-cell>
          <table:table-cell table:style-name="ce17" table:formula="of:=LOG10(1+1*([.CY2]-1))" office:value-type="float" office:value="1.69897000433602">
            <text:p>1,6989700043</text:p>
          </table:table-cell>
          <table:table-cell table:style-name="ce18" table:formula="of:=[.CZ2]*88.29" office:value-type="float" office:value="150.002061682827">
            <text:p>150</text:p>
          </table:table-cell>
          <table:table-cell table:style-name="ce31" table:formula="of:=200-[.DA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DC2])" office:value-type="float" office:value="5.00000434292311">
            <text:p>5,0000043429</text:p>
          </table:table-cell>
          <table:table-cell table:formula="of:=[.DD2]*60" office:value-type="float" office:value="300.000260575386">
            <text:p>300</text:p>
          </table:table-cell>
          <table:table-cell table:formula="of:=350-[.DE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G2]/40)" office:value-type="float" office:value="2.30319605742049">
            <text:p>2,3031960574</text:p>
          </table:table-cell>
          <table:table-cell table:formula="of:=[.DH2]*108.5" office:value-type="float" office:value="249.896772230123">
            <text:p>250</text:p>
          </table:table-cell>
          <table:table-cell table:formula="of:=300-[.DI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K2])" office:value-type="float" office:value="3.3981136917305">
            <text:p>3,3981136917</text:p>
          </table:table-cell>
          <table:table-cell table:formula="of:=[.DL2]*44" office:value-type="float" office:value="149.517002436142">
            <text:p>150</text:p>
          </table:table-cell>
          <table:table-cell table:formula="of:=200-[.DM2]" office:value-type="float" office:value="50.4829975638579">
            <text:p>50</text:p>
          </table:table-cell>
          <table:table-cell office:value-type="float" office:value="50">
            <text:p>50</text:p>
          </table:table-cell>
          <table:table-cell table:formula="of:=LOG(1+10*[.DO2])" office:value-type="float" office:value="2.69983772586725">
            <text:p>2,6998377259</text:p>
          </table:table-cell>
          <table:table-cell table:formula="of:=[.DP2]*55.5" office:value-type="float" office:value="149.840993785632">
            <text:p>150</text:p>
          </table:table-cell>
          <table:table-cell table:formula="of:=200-[.DQ2]" office:value-type="float" office:value="50.1590062143679">
            <text:p>50</text:p>
          </table:table-cell>
          <table:table-cell table:style-name="ce17" office:value-type="float" office:value="800">
            <text:p>800</text:p>
          </table:table-cell>
          <table:table-cell table:style-name="ce17" table:formula="of:=LOG10(1+[.DS2])" office:value-type="float" office:value="2.90363251608424">
            <text:p>2,9036325161</text:p>
          </table:table-cell>
          <table:table-cell table:style-name="ce18" table:formula="of:=[.DT2]*175" office:value-type="float" office:value="508.135690314742">
            <text:p>508</text:p>
          </table:table-cell>
          <table:table-cell table:style-name="ce18" table:formula="of:=350-[.DU2]+208" office:value-type="float" office:value="49.8643096852584">
            <text:p>50</text:p>
          </table:table-cell>
          <table:table-cell table:style-name="ce69" office:value-type="float" office:value="600">
            <text:p>600</text:p>
          </table:table-cell>
          <table:table-cell table:style-name="ce69" table:formula="of:=LOG10(1+[.DW2])" office:value-type="float" office:value="2.77887447200274">
            <text:p>2,778874472</text:p>
          </table:table-cell>
          <table:table-cell table:style-name="ce70" table:formula="of:=[.DX2]*175" office:value-type="float" office:value="486.303032600479">
            <text:p>486</text:p>
          </table:table-cell>
          <table:table-cell table:style-name="ce70" table:formula="of:=350-[.DW2]/2" office:value-type="float" office:value="50">
            <text:p>5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style-name="ce9"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style-name="ce18"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table:style-name="ce28"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style-name="ce27"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table:style-name="ce17" office:value-type="float" office:value="170">
            <text:p>170</text:p>
          </table:table-cell>
          <table:table-cell table:style-name="ce17" table:formula="of:=LOG10(1+1*[.BC3])" office:value-type="float" office:value="2.23299611039215">
            <text:p>2,2329961104</text:p>
          </table:table-cell>
          <table:table-cell table:style-name="ce18" table:formula="of:=[.BD3]*133" office:value-type="float" office:value="296.988482682156">
            <text:p>297</text:p>
          </table:table-cell>
          <table:table-cell table:style-name="ce31"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4500">
            <text:p>4500</text:p>
          </table:table-cell>
          <table:table-cell table:formula="of:==LOG(1+([.CA3]-350)/40)" office:value-type="float" office:value="2.02015403163833">
            <text:p>2,0201540316</text:p>
          </table:table-cell>
          <table:table-cell table:formula="of:=48.5*[.CB3]" office:value-type="float" office:value="97.9774705344592">
            <text:p>98</text:p>
          </table:table-cell>
          <table:table-cell table:formula="of:=150-[.CC3]" office:value-type="float" office:value="52.0225294655408">
            <text:p>52</text:p>
          </table:table-cell>
          <table:table-cell table:style-name="ce56" office:value-type="float" office:value="900000">
            <text:p>900000,00</text:p>
          </table:table-cell>
          <table:table-cell table:style-name="ce5" table:formula="of:=LOG10(1+[.CE3]/100)" office:value-type="float" office:value="3.95429076170113">
            <text:p>3,9542907617</text:p>
          </table:table-cell>
          <table:table-cell table:style-name="ce6" table:formula="of:=350-75*[.CF3]" office:value-type="float" office:value="53.4281928724155">
            <text:p>53</text:p>
          </table:table-cell>
          <table:table-cell table:style-name="ce6"/>
          <table:table-cell office:value-type="float" office:value="4.5">
            <text:p>4,5</text:p>
          </table:table-cell>
          <table:table-cell table:formula="of:=LOG10(1+[.CI3])" office:value-type="float" office:value="0.740362689494244">
            <text:p>0,7403626895</text:p>
          </table:table-cell>
          <table:table-cell table:formula="of:=[.CJ3]*193" office:value-type="float" office:value="142.889999072389">
            <text:p>143</text:p>
          </table:table-cell>
          <table:table-cell table:formula="of:=200-[.CK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M3])" office:value-type="float" office:value="2.40823996531185">
            <text:p>2,4082399653</text:p>
          </table:table-cell>
          <table:table-cell table:formula="of:=[.CN3]*61.655" office:value-type="float" office:value="148.480035061302">
            <text:p>148</text:p>
          </table:table-cell>
          <table:table-cell table:formula="of:=200-[.CO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Q3])" office:value-type="float" office:value="2.95472479097906">
            <text:p>2,954724791</text:p>
          </table:table-cell>
          <table:table-cell table:formula="of:=[.CR3]*50" office:value-type="float" office:value="147.736239548953">
            <text:p>147,736239549</text:p>
          </table:table-cell>
          <table:table-cell table:formula="of:=200-[.CS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U3])" office:value-type="float" office:value="1.02118929906994">
            <text:p>1,0211892991</text:p>
          </table:table-cell>
          <table:table-cell table:formula="of:=350-30*[.CU3]" office:value-type="float" office:value="65">
            <text:p>65</text:p>
          </table:table-cell>
          <table:table-cell/>
          <table:table-cell table:style-name="ce17" office:value-type="float" office:value="40">
            <text:p>40</text:p>
          </table:table-cell>
          <table:table-cell table:style-name="ce17" table:formula="of:=LOG10(1+1*([.CY3]-1))" office:value-type="float" office:value="1.60205999132796">
            <text:p>1,6020599913</text:p>
          </table:table-cell>
          <table:table-cell table:style-name="ce18" table:formula="of:=[.CZ3]*88.29" office:value-type="float" office:value="141.445876634346">
            <text:p>141</text:p>
          </table:table-cell>
          <table:table-cell table:style-name="ce31" table:formula="of:=200-[.DA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DC3])" office:value-type="float" office:value="4.95424733490676">
            <text:p>4,9542473349</text:p>
          </table:table-cell>
          <table:table-cell table:formula="of:=[.DD3]*60" office:value-type="float" office:value="297.254840094406">
            <text:p>297</text:p>
          </table:table-cell>
          <table:table-cell table:formula="of:=350-[.DE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G3]/40)" office:value-type="float" office:value="2.27531135454181">
            <text:p>2,2753113545</text:p>
          </table:table-cell>
          <table:table-cell table:formula="of:=[.DH3]*108.5" office:value-type="float" office:value="246.871281967787">
            <text:p>247</text:p>
          </table:table-cell>
          <table:table-cell table:formula="of:=300-[.DI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K3])" office:value-type="float" office:value="3.09725730969342">
            <text:p>3,0972573097</text:p>
          </table:table-cell>
          <table:table-cell table:formula="of:=[.DL3]*44" office:value-type="float" office:value="136.27932162651">
            <text:p>136</text:p>
          </table:table-cell>
          <table:table-cell table:formula="of:=200-[.DM3]" office:value-type="float" office:value="63.7206783734895">
            <text:p>64</text:p>
          </table:table-cell>
          <table:table-cell office:value-type="float" office:value="40">
            <text:p>40</text:p>
          </table:table-cell>
          <table:table-cell table:formula="of:=LOG(1+10*[.DO3])" office:value-type="float" office:value="2.60314437262018">
            <text:p>2,6031443726</text:p>
          </table:table-cell>
          <table:table-cell table:formula="of:=[.DP3]*55.5" office:value-type="float" office:value="144.47451268042">
            <text:p>144</text:p>
          </table:table-cell>
          <table:table-cell table:formula="of:=200-[.DQ3]" office:value-type="float" office:value="55.5254873195799">
            <text:p>56</text:p>
          </table:table-cell>
          <table:table-cell table:style-name="ce17" office:value-type="float" office:value="700">
            <text:p>700</text:p>
          </table:table-cell>
          <table:table-cell table:style-name="ce17" table:formula="of:=LOG10(1+[.DS3])" office:value-type="float" office:value="2.84571801796666">
            <text:p>2,845718018</text:p>
          </table:table-cell>
          <table:table-cell table:style-name="ce18" table:formula="of:=[.DT3]*175" office:value-type="float" office:value="498.000653144165">
            <text:p>498</text:p>
          </table:table-cell>
          <table:table-cell table:style-name="ce18" table:formula="of:=350-[.DU3]+208" office:value-type="float" office:value="59.9993468558347">
            <text:p>60</text:p>
          </table:table-cell>
          <table:table-cell table:style-name="ce69" office:value-type="float" office:value="500">
            <text:p>500</text:p>
          </table:table-cell>
          <table:table-cell table:style-name="ce69" table:formula="of:=LOG10(1+[.DW3])" office:value-type="float" office:value="2.69983772586725">
            <text:p>2,6998377259</text:p>
          </table:table-cell>
          <table:table-cell table:style-name="ce70" table:formula="of:=[.DX3]*175" office:value-type="float" office:value="472.471602026768">
            <text:p>472</text:p>
          </table:table-cell>
          <table:table-cell table:style-name="ce70" table:formula="of:=350-[.DW3]/2" office:value-type="float" office:value="100">
            <text:p>1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style-name="ce9"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style-name="ce18"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table:style-name="ce28"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style-name="ce27"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table:style-name="ce17" office:value-type="float" office:value="160">
            <text:p>160</text:p>
          </table:table-cell>
          <table:table-cell table:style-name="ce17" table:formula="of:=LOG10(1+1*[.BC4])" office:value-type="float" office:value="2.20682587603185">
            <text:p>2,206825876</text:p>
          </table:table-cell>
          <table:table-cell table:style-name="ce18" table:formula="of:=[.BD4]*133" office:value-type="float" office:value="293.507841512236">
            <text:p>294</text:p>
          </table:table-cell>
          <table:table-cell table:style-name="ce31"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4000">
            <text:p>4000</text:p>
          </table:table-cell>
          <table:table-cell table:formula="of:==LOG(1+([.CA4]-350)/40)" office:value-type="float" office:value="1.9649663748311">
            <text:p>1,9649663748</text:p>
          </table:table-cell>
          <table:table-cell table:formula="of:=48.5*[.CB4]" office:value-type="float" office:value="95.3008691793082">
            <text:p>95</text:p>
          </table:table-cell>
          <table:table-cell table:formula="of:=150-[.CC4]" office:value-type="float" office:value="54.6991308206918">
            <text:p>55</text:p>
          </table:table-cell>
          <table:table-cell table:style-name="ce56" office:value-type="float" office:value="800000">
            <text:p>800000,00</text:p>
          </table:table-cell>
          <table:table-cell table:style-name="ce5" table:formula="of:=LOG10(1+[.CE4]/100)" office:value-type="float" office:value="3.90314427040954">
            <text:p>3,9031442704</text:p>
          </table:table-cell>
          <table:table-cell table:style-name="ce6" table:formula="of:=350-75*[.CF4]" office:value-type="float" office:value="57.2641797192846">
            <text:p>57</text:p>
          </table:table-cell>
          <table:table-cell table:style-name="ce6"/>
          <table:table-cell office:value-type="float" office:value="4">
            <text:p>4</text:p>
          </table:table-cell>
          <table:table-cell table:formula="of:=LOG10(1+[.CI4])" office:value-type="float" office:value="0.698970004336019">
            <text:p>0,6989700043</text:p>
          </table:table-cell>
          <table:table-cell table:formula="of:=[.CJ4]*193" office:value-type="float" office:value="134.901210836852">
            <text:p>135</text:p>
          </table:table-cell>
          <table:table-cell table:formula="of:=200-[.CK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M4])" office:value-type="float" office:value="2.38201704257487">
            <text:p>2,3820170426</text:p>
          </table:table-cell>
          <table:table-cell table:formula="of:=[.CN4]*61.655" office:value-type="float" office:value="146.863260759954">
            <text:p>147</text:p>
          </table:table-cell>
          <table:table-cell table:formula="of:=200-[.CO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Q4])" office:value-type="float" office:value="2.90363251608424">
            <text:p>2,9036325161</text:p>
          </table:table-cell>
          <table:table-cell table:formula="of:=[.CR4]*50" office:value-type="float" office:value="145.181625804212">
            <text:p>145,1816258042</text:p>
          </table:table-cell>
          <table:table-cell table:formula="of:=200-[.CS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U4])" office:value-type="float" office:value="1">
            <text:p>1</text:p>
          </table:table-cell>
          <table:table-cell table:formula="of:=350-30*[.CU4]" office:value-type="float" office:value="80">
            <text:p>80</text:p>
          </table:table-cell>
          <table:table-cell/>
          <table:table-cell table:style-name="ce17" office:value-type="float" office:value="30">
            <text:p>30</text:p>
          </table:table-cell>
          <table:table-cell table:style-name="ce17" table:formula="of:=LOG10(1+1*([.CY4]-1))" office:value-type="float" office:value="1.47712125471966">
            <text:p>1,4771212547</text:p>
          </table:table-cell>
          <table:table-cell table:style-name="ce18" table:formula="of:=[.CZ4]*88.29" office:value-type="float" office:value="130.415035579199">
            <text:p>130</text:p>
          </table:table-cell>
          <table:table-cell table:style-name="ce31" table:formula="of:=200-[.DA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DC4])" office:value-type="float" office:value="4.90309541563904">
            <text:p>4,9030954156</text:p>
          </table:table-cell>
          <table:table-cell table:formula="of:=[.DD4]*60" office:value-type="float" office:value="294.185724938342">
            <text:p>294</text:p>
          </table:table-cell>
          <table:table-cell table:formula="of:=350-[.DE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G4]/40)" office:value-type="float" office:value="2.24551266781415">
            <text:p>2,2455126678</text:p>
          </table:table-cell>
          <table:table-cell table:formula="of:=[.DH4]*108.5" office:value-type="float" office:value="243.638124457835">
            <text:p>244</text:p>
          </table:table-cell>
          <table:table-cell table:formula="of:=300-[.DI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K4])" office:value-type="float" office:value="2.69983772586725">
            <text:p>2,6998377259</text:p>
          </table:table-cell>
          <table:table-cell table:formula="of:=[.DL4]*44" office:value-type="float" office:value="118.792859938159">
            <text:p>119</text:p>
          </table:table-cell>
          <table:table-cell table:formula="of:=200-[.DM4]" office:value-type="float" office:value="81.2071400618412">
            <text:p>81</text:p>
          </table:table-cell>
          <table:table-cell office:value-type="float" office:value="30">
            <text:p>30</text:p>
          </table:table-cell>
          <table:table-cell table:formula="of:=LOG(1+10*[.DO4])" office:value-type="float" office:value="2.47856649559384">
            <text:p>2,4785664956</text:p>
          </table:table-cell>
          <table:table-cell table:formula="of:=[.DP4]*55.5" office:value-type="float" office:value="137.560440505458">
            <text:p>138</text:p>
          </table:table-cell>
          <table:table-cell table:formula="of:=200-[.DQ4]" office:value-type="float" office:value="62.4395594945417">
            <text:p>62</text:p>
          </table:table-cell>
          <table:table-cell table:style-name="ce17" office:value-type="float" office:value="600">
            <text:p>600</text:p>
          </table:table-cell>
          <table:table-cell table:style-name="ce17" table:formula="of:=LOG10(1+[.DS4])" office:value-type="float" office:value="2.77887447200274">
            <text:p>2,778874472</text:p>
          </table:table-cell>
          <table:table-cell table:style-name="ce18" table:formula="of:=[.DT4]*175" office:value-type="float" office:value="486.303032600479">
            <text:p>486</text:p>
          </table:table-cell>
          <table:table-cell table:style-name="ce18" table:formula="of:=350-[.DU4]+208" office:value-type="float" office:value="71.6969673995206">
            <text:p>72</text:p>
          </table:table-cell>
          <table:table-cell table:style-name="ce69" office:value-type="float" office:value="400">
            <text:p>400</text:p>
          </table:table-cell>
          <table:table-cell table:style-name="ce69" table:formula="of:=LOG10(1+[.DW4])" office:value-type="float" office:value="2.60314437262018">
            <text:p>2,6031443726</text:p>
          </table:table-cell>
          <table:table-cell table:style-name="ce70" table:formula="of:=[.DX4]*175" office:value-type="float" office:value="455.550265208532">
            <text:p>456</text:p>
          </table:table-cell>
          <table:table-cell table:style-name="ce70" table:formula="of:=350-[.DW4]/2" office:value-type="float" office:value="150">
            <text:p>15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style-name="ce9"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style-name="ce18"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table:style-name="ce28"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style-name="ce27"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table:style-name="ce17" office:value-type="float" office:value="150">
            <text:p>150</text:p>
          </table:table-cell>
          <table:table-cell table:style-name="ce17" table:formula="of:=LOG10(1+1*[.BC5])" office:value-type="float" office:value="2.17897694729317">
            <text:p>2,1789769473</text:p>
          </table:table-cell>
          <table:table-cell table:style-name="ce18" table:formula="of:=[.BD5]*133" office:value-type="float" office:value="289.803933989992">
            <text:p>290</text:p>
          </table:table-cell>
          <table:table-cell table:style-name="ce31"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3500">
            <text:p>3500</text:p>
          </table:table-cell>
          <table:table-cell table:formula="of:==LOG(1+([.CA5]-350)/40)" office:value-type="float" office:value="1.90173069172922">
            <text:p>1,9017306917</text:p>
          </table:table-cell>
          <table:table-cell table:formula="of:=48.5*[.CB5]" office:value-type="float" office:value="92.2339385488671">
            <text:p>92</text:p>
          </table:table-cell>
          <table:table-cell table:formula="of:=150-[.CC5]" office:value-type="float" office:value="57.7660614511329">
            <text:p>58</text:p>
          </table:table-cell>
          <table:table-cell table:style-name="ce56" office:value-type="float" office:value="750000">
            <text:p>750000,00</text:p>
          </table:table-cell>
          <table:table-cell table:style-name="ce5" table:formula="of:=LOG10(1+[.CE5]/100)" office:value-type="float" office:value="3.87511916546257">
            <text:p>3,8751191655</text:p>
          </table:table-cell>
          <table:table-cell table:style-name="ce6" table:formula="of:=350-75*[.CF5]" office:value-type="float" office:value="59.3660625903074">
            <text:p>59</text:p>
          </table:table-cell>
          <table:table-cell table:style-name="ce6"/>
          <table:table-cell office:value-type="float" office:value="3.5">
            <text:p>3,5</text:p>
          </table:table-cell>
          <table:table-cell table:formula="of:=LOG10(1+[.CI5])" office:value-type="float" office:value="0.653212513775344">
            <text:p>0,6532125138</text:p>
          </table:table-cell>
          <table:table-cell table:formula="of:=[.CJ5]*193" office:value-type="float" office:value="126.070015158641">
            <text:p>126</text:p>
          </table:table-cell>
          <table:table-cell table:formula="of:=200-[.CK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M5])" office:value-type="float" office:value="2.3541084391474">
            <text:p>2,3541084391</text:p>
          </table:table-cell>
          <table:table-cell table:formula="of:=[.CN5]*61.655" office:value-type="float" office:value="145.142555815633">
            <text:p>145</text:p>
          </table:table-cell>
          <table:table-cell table:formula="of:=200-[.CO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Q5])" office:value-type="float" office:value="2.84571801796666">
            <text:p>2,845718018</text:p>
          </table:table-cell>
          <table:table-cell table:formula="of:=[.CR5]*50" office:value-type="float" office:value="142.285900898333">
            <text:p>142,2859008983</text:p>
          </table:table-cell>
          <table:table-cell table:formula="of:=200-[.CS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U5])" office:value-type="float" office:value="0.977723605288848">
            <text:p>0,9777236053</text:p>
          </table:table-cell>
          <table:table-cell table:formula="of:=350-30*[.CU5]" office:value-type="float" office:value="95">
            <text:p>95</text:p>
          </table:table-cell>
          <table:table-cell/>
          <table:table-cell table:style-name="ce17" office:value-type="float" office:value="20">
            <text:p>20</text:p>
          </table:table-cell>
          <table:table-cell table:style-name="ce17" table:formula="of:=LOG10(1+1*([.CY5]-1))" office:value-type="float" office:value="1.30102999566398">
            <text:p>1,3010299957</text:p>
          </table:table-cell>
          <table:table-cell table:style-name="ce18" table:formula="of:=[.CZ5]*88.29" office:value-type="float" office:value="114.867938317173">
            <text:p>115</text:p>
          </table:table-cell>
          <table:table-cell table:style-name="ce31" table:formula="of:=200-[.DA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DC5])" office:value-type="float" office:value="4.84510424417683">
            <text:p>4,8451042442</text:p>
          </table:table-cell>
          <table:table-cell table:formula="of:=[.DD5]*60" office:value-type="float" office:value="290.70625465061">
            <text:p>291</text:p>
          </table:table-cell>
          <table:table-cell table:formula="of:=350-[.DE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G5]/40)" office:value-type="float" office:value="2.2135177569963">
            <text:p>2,213517757</text:p>
          </table:table-cell>
          <table:table-cell table:formula="of:=[.DH5]*108.5" office:value-type="float" office:value="240.166676634099">
            <text:p>240</text:p>
          </table:table-cell>
          <table:table-cell table:formula="of:=300-[.DI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K5])" office:value-type="float" office:value="2.39967372148104">
            <text:p>2,3996737215</text:p>
          </table:table-cell>
          <table:table-cell table:formula="of:=[.DL5]*44" office:value-type="float" office:value="105.585643745166">
            <text:p>106</text:p>
          </table:table-cell>
          <table:table-cell table:formula="of:=200-[.DM5]" office:value-type="float" office:value="94.4143562548343">
            <text:p>94</text:p>
          </table:table-cell>
          <table:table-cell office:value-type="float" office:value="25">
            <text:p>25</text:p>
          </table:table-cell>
          <table:table-cell table:formula="of:=LOG(1+10*[.DO5])" office:value-type="float" office:value="2.39967372148104">
            <text:p>2,3996737215</text:p>
          </table:table-cell>
          <table:table-cell table:formula="of:=[.DP5]*55.5" office:value-type="float" office:value="133.181891542198">
            <text:p>133</text:p>
          </table:table-cell>
          <table:table-cell table:formula="of:=200-[.DQ5]" office:value-type="float" office:value="66.8181084578024">
            <text:p>67</text:p>
          </table:table-cell>
          <table:table-cell table:style-name="ce17" office:value-type="float" office:value="500">
            <text:p>500</text:p>
          </table:table-cell>
          <table:table-cell table:style-name="ce17" table:formula="of:=LOG10(1+[.DS5])" office:value-type="float" office:value="2.69983772586725">
            <text:p>2,6998377259</text:p>
          </table:table-cell>
          <table:table-cell table:style-name="ce18" table:formula="of:=[.DT5]*175" office:value-type="float" office:value="472.471602026768">
            <text:p>472</text:p>
          </table:table-cell>
          <table:table-cell table:style-name="ce18" table:formula="of:=350-[.DU5]+208" office:value-type="float" office:value="85.528397973232">
            <text:p>86</text:p>
          </table:table-cell>
          <table:table-cell table:style-name="ce69" office:value-type="float" office:value="300">
            <text:p>300</text:p>
          </table:table-cell>
          <table:table-cell table:style-name="ce69" table:formula="of:=LOG10(1+[.DW5])" office:value-type="float" office:value="2.47856649559384">
            <text:p>2,4785664956</text:p>
          </table:table-cell>
          <table:table-cell table:style-name="ce70" table:formula="of:=[.DX5]*175" office:value-type="float" office:value="433.749136728923">
            <text:p>434</text:p>
          </table:table-cell>
          <table:table-cell table:style-name="ce70" table:formula="of:=350-[.DW5]/2" office:value-type="float" office:value="200">
            <text:p>2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style-name="ce9"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style-name="ce18"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table:style-name="ce28"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style-name="ce27"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table:style-name="ce17" office:value-type="float" office:value="140">
            <text:p>140</text:p>
          </table:table-cell>
          <table:table-cell table:style-name="ce17" table:formula="of:=LOG10(1+1*[.BC6])" office:value-type="float" office:value="2.14921911265538">
            <text:p>2,1492191127</text:p>
          </table:table-cell>
          <table:table-cell table:style-name="ce18" table:formula="of:=[.BD6]*133" office:value-type="float" office:value="285.846141983166">
            <text:p>286</text:p>
          </table:table-cell>
          <table:table-cell table:style-name="ce31"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3000">
            <text:p>3000</text:p>
          </table:table-cell>
          <table:table-cell table:formula="of:==LOG(1+([.CA6]-350)/40)" office:value-type="float" office:value="1.82769228867445">
            <text:p>1,8276922887</text:p>
          </table:table-cell>
          <table:table-cell table:formula="of:=48.5*[.CB6]" office:value-type="float" office:value="88.6430760007106">
            <text:p>89</text:p>
          </table:table-cell>
          <table:table-cell table:formula="of:=150-[.CC6]" office:value-type="float" office:value="61.3569239992894">
            <text:p>61</text:p>
          </table:table-cell>
          <table:table-cell table:style-name="ce56" office:value-type="float" office:value="500000">
            <text:p>500000,00</text:p>
          </table:table-cell>
          <table:table-cell table:style-name="ce5" table:formula="of:=LOG10(1+[.CE6]/100)" office:value-type="float" office:value="3.69905685454767">
            <text:p>3,6990568545</text:p>
          </table:table-cell>
          <table:table-cell table:style-name="ce6" table:formula="of:=350-75*[.CF6]" office:value-type="float" office:value="72.5707359089249">
            <text:p>73</text:p>
          </table:table-cell>
          <table:table-cell table:style-name="ce6"/>
          <table:table-cell office:value-type="float" office:value="3">
            <text:p>3</text:p>
          </table:table-cell>
          <table:table-cell table:formula="of:=LOG10(1+[.CI6])" office:value-type="float" office:value="0.602059991327962">
            <text:p>0,6020599913</text:p>
          </table:table-cell>
          <table:table-cell table:formula="of:=[.CJ6]*193" office:value-type="float" office:value="116.197578326297">
            <text:p>116</text:p>
          </table:table-cell>
          <table:table-cell table:formula="of:=200-[.CK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M6])" office:value-type="float" office:value="2.32428245529769">
            <text:p>2,3242824553</text:p>
          </table:table-cell>
          <table:table-cell table:formula="of:=[.CN6]*61.655" office:value-type="float" office:value="143.303634781379">
            <text:p>143</text:p>
          </table:table-cell>
          <table:table-cell table:formula="of:=200-[.CO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Q6])" office:value-type="float" office:value="2.77887447200274">
            <text:p>2,778874472</text:p>
          </table:table-cell>
          <table:table-cell table:formula="of:=[.CR6]*50" office:value-type="float" office:value="138.943723600137">
            <text:p>138,9437236001</text:p>
          </table:table-cell>
          <table:table-cell table:formula="of:=200-[.CS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U6])" office:value-type="float" office:value="0.954242509439325">
            <text:p>0,9542425094</text:p>
          </table:table-cell>
          <table:table-cell table:formula="of:=350-30*[.CU6]" office:value-type="float" office:value="110">
            <text:p>11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table:formula="of:=LOG10(1+1*([.CY6]-1))" office:value-type="float" office:value="1">
            <text:p>1</text:p>
          </table:table-cell>
          <table:table-cell table:style-name="ce18" table:formula="of:=[.CZ6]*88.29" office:value-type="float" office:value="88.29">
            <text:p>88</text:p>
          </table:table-cell>
          <table:table-cell table:style-name="ce31" table:formula="of:=200-[.DA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DC6])" office:value-type="float" office:value="4.77815848856469">
            <text:p>4,7781584886</text:p>
          </table:table-cell>
          <table:table-cell table:formula="of:=[.DD6]*60" office:value-type="float" office:value="286.689509313881">
            <text:p>287</text:p>
          </table:table-cell>
          <table:table-cell table:formula="of:=350-[.DE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G6]/40)" office:value-type="float" office:value="2.17897694729317">
            <text:p>2,1789769473</text:p>
          </table:table-cell>
          <table:table-cell table:formula="of:=[.DH6]*108.5" office:value-type="float" office:value="236.418998781309">
            <text:p>236</text:p>
          </table:table-cell>
          <table:table-cell table:formula="of:=300-[.DI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K6])" office:value-type="float" office:value="2.00432137378264">
            <text:p>2,0043213738</text:p>
          </table:table-cell>
          <table:table-cell table:formula="of:=[.DL6]*44" office:value-type="float" office:value="88.1901404464363">
            <text:p>88</text:p>
          </table:table-cell>
          <table:table-cell table:formula="of:=200-[.DM6]" office:value-type="float" office:value="111.809859553564">
            <text:p>112</text:p>
          </table:table-cell>
          <table:table-cell office:value-type="float" office:value="20">
            <text:p>20</text:p>
          </table:table-cell>
          <table:table-cell table:formula="of:=LOG(1+10*[.DO6])" office:value-type="float" office:value="2.30319605742049">
            <text:p>2,3031960574</text:p>
          </table:table-cell>
          <table:table-cell table:formula="of:=[.DP6]*55.5" office:value-type="float" office:value="127.827381186837">
            <text:p>128</text:p>
          </table:table-cell>
          <table:table-cell table:formula="of:=200-[.DQ6]" office:value-type="float" office:value="72.1726188131629">
            <text:p>72</text:p>
          </table:table-cell>
          <table:table-cell table:style-name="ce17" office:value-type="float" office:value="400">
            <text:p>400</text:p>
          </table:table-cell>
          <table:table-cell table:style-name="ce17" table:formula="of:=LOG10(1+[.DS6])" office:value-type="float" office:value="2.60314437262018">
            <text:p>2,6031443726</text:p>
          </table:table-cell>
          <table:table-cell table:style-name="ce18" table:formula="of:=[.DT6]*175" office:value-type="float" office:value="455.550265208532">
            <text:p>456</text:p>
          </table:table-cell>
          <table:table-cell table:style-name="ce18" table:formula="of:=350-[.DU6]+208" office:value-type="float" office:value="102.449734791468">
            <text:p>102</text:p>
          </table:table-cell>
          <table:table-cell table:style-name="ce69" office:value-type="float" office:value="200">
            <text:p>200</text:p>
          </table:table-cell>
          <table:table-cell table:style-name="ce69" table:formula="of:=LOG10(1+[.DW6])" office:value-type="float" office:value="2.30319605742049">
            <text:p>2,3031960574</text:p>
          </table:table-cell>
          <table:table-cell table:style-name="ce70" table:formula="of:=[.DX6]*175" office:value-type="float" office:value="403.059310048586">
            <text:p>403</text:p>
          </table:table-cell>
          <table:table-cell table:style-name="ce70" table:formula="of:=350-[.DW6]/2" office:value-type="float" office:value="250">
            <text:p>25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style-name="ce9"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style-name="ce18"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table:style-name="ce28"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style-name="ce27"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table:style-name="ce17" office:value-type="float" office:value="130">
            <text:p>130</text:p>
          </table:table-cell>
          <table:table-cell table:style-name="ce17" table:formula="of:=LOG10(1+1*[.BC7])" office:value-type="float" office:value="2.11727129565576">
            <text:p>2,1172712957</text:p>
          </table:table-cell>
          <table:table-cell table:style-name="ce18" table:formula="of:=[.BD7]*133" office:value-type="float" office:value="281.597082322217">
            <text:p>282</text:p>
          </table:table-cell>
          <table:table-cell table:style-name="ce31"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2500">
            <text:p>2500</text:p>
          </table:table-cell>
          <table:table-cell table:formula="of:==LOG(1+([.CA7]-350)/40)" office:value-type="float" office:value="1.73838412351216">
            <text:p>1,7383841235</text:p>
          </table:table-cell>
          <table:table-cell table:formula="of:=48.5*[.CB7]" office:value-type="float" office:value="84.3116299903396">
            <text:p>84</text:p>
          </table:table-cell>
          <table:table-cell table:formula="of:=150-[.CC7]" office:value-type="float" office:value="65.6883700096604">
            <text:p>66</text:p>
          </table:table-cell>
          <table:table-cell table:style-name="ce56" office:value-type="float" office:value="400000">
            <text:p>400000,00</text:p>
          </table:table-cell>
          <table:table-cell table:style-name="ce5" table:formula="of:=LOG10(1+[.CE7]/100)" office:value-type="float" office:value="3.602168551379">
            <text:p>3,6021685514</text:p>
          </table:table-cell>
          <table:table-cell table:style-name="ce6" table:formula="of:=350-75*[.CF7]" office:value-type="float" office:value="79.8373586465752">
            <text:p>80</text:p>
          </table:table-cell>
          <table:table-cell table:style-name="ce6"/>
          <table:table-cell office:value-type="float" office:value="2.5">
            <text:p>2,5</text:p>
          </table:table-cell>
          <table:table-cell table:formula="of:=LOG10(1+[.CI7])" office:value-type="float" office:value="0.544068044350276">
            <text:p>0,5440680444</text:p>
          </table:table-cell>
          <table:table-cell table:formula="of:=[.CJ7]*193" office:value-type="float" office:value="105.005132559603">
            <text:p>105</text:p>
          </table:table-cell>
          <table:table-cell table:formula="of:=200-[.CK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M7])" office:value-type="float" office:value="2.29225607135648">
            <text:p>2,2922560714</text:p>
          </table:table-cell>
          <table:table-cell table:formula="of:=[.CN7]*61.655" office:value-type="float" office:value="141.329048079484">
            <text:p>141</text:p>
          </table:table-cell>
          <table:table-cell table:formula="of:=200-[.CO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Q7])" office:value-type="float" office:value="2.69983772586725">
            <text:p>2,6998377259</text:p>
          </table:table-cell>
          <table:table-cell table:formula="of:=[.CR7]*50" office:value-type="float" office:value="134.991886293362">
            <text:p>134,9918862934</text:p>
          </table:table-cell>
          <table:table-cell table:formula="of:=200-[.CS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U7])" office:value-type="float" office:value="0.929418925714293">
            <text:p>0,9294189257</text:p>
          </table:table-cell>
          <table:table-cell table:formula="of:=350-30*[.CU7]" office:value-type="float" office:value="125">
            <text:p>125</text:p>
          </table:table-cell>
          <table:table-cell/>
          <table:table-cell table:style-name="ce17" office:value-type="float" office:value="9">
            <text:p>9</text:p>
          </table:table-cell>
          <table:table-cell table:style-name="ce17" table:formula="of:=LOG10(1+1*([.CY7]-1))" office:value-type="float" office:value="0.954242509439325">
            <text:p>0,9542425094</text:p>
          </table:table-cell>
          <table:table-cell table:style-name="ce18" table:formula="of:=[.CZ7]*88.29" office:value-type="float" office:value="84.250071158398">
            <text:p>84</text:p>
          </table:table-cell>
          <table:table-cell table:style-name="ce31" table:formula="of:=200-[.DA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DC7])" office:value-type="float" office:value="4.6989786901388">
            <text:p>4,6989786901</text:p>
          </table:table-cell>
          <table:table-cell table:formula="of:=[.DD7]*60" office:value-type="float" office:value="281.938721408328">
            <text:p>282</text:p>
          </table:table-cell>
          <table:table-cell table:formula="of:=350-[.DE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G7]/40)" office:value-type="float" office:value="2.14144977340047">
            <text:p>2,1414497734</text:p>
          </table:table-cell>
          <table:table-cell table:formula="of:=[.DH7]*108.5" office:value-type="float" office:value="232.347300413951">
            <text:p>232</text:p>
          </table:table-cell>
          <table:table-cell table:formula="of:=300-[.DI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K7])" office:value-type="float" office:value="1.88081359228079">
            <text:p>1,8808135923</text:p>
          </table:table-cell>
          <table:table-cell table:formula="of:=[.DL7]*44" office:value-type="float" office:value="82.7557980603548">
            <text:p>83</text:p>
          </table:table-cell>
          <table:table-cell table:formula="of:=200-[.DM7]" office:value-type="float" office:value="117.244201939645">
            <text:p>117</text:p>
          </table:table-cell>
          <table:table-cell office:value-type="float" office:value="15">
            <text:p>15</text:p>
          </table:table-cell>
          <table:table-cell table:formula="of:=LOG(1+10*[.DO7])" office:value-type="float" office:value="2.17897694729317">
            <text:p>2,1789769473</text:p>
          </table:table-cell>
          <table:table-cell table:formula="of:=[.DP7]*55.5" office:value-type="float" office:value="120.933220574771">
            <text:p>121</text:p>
          </table:table-cell>
          <table:table-cell table:formula="of:=200-[.DQ7]" office:value-type="float" office:value="79.0667794252291">
            <text:p>79</text:p>
          </table:table-cell>
          <table:table-cell table:style-name="ce17" office:value-type="float" office:value="350">
            <text:p>350</text:p>
          </table:table-cell>
          <table:table-cell table:style-name="ce17" table:formula="of:=LOG10(1+[.DS7])" office:value-type="float" office:value="2.54530711646582">
            <text:p>2,5453071165</text:p>
          </table:table-cell>
          <table:table-cell table:style-name="ce18" table:formula="of:=[.DT7]*175" office:value-type="float" office:value="445.428745381519">
            <text:p>445</text:p>
          </table:table-cell>
          <table:table-cell table:style-name="ce18" table:formula="of:=350-[.DU7]+208" office:value-type="float" office:value="112.571254618481">
            <text:p>113</text:p>
          </table:table-cell>
          <table:table-cell table:style-name="ce69" office:value-type="float" office:value="150">
            <text:p>150</text:p>
          </table:table-cell>
          <table:table-cell table:style-name="ce69" table:formula="of:=LOG10(1+[.DW7])" office:value-type="float" office:value="2.17897694729317">
            <text:p>2,1789769473</text:p>
          </table:table-cell>
          <table:table-cell table:style-name="ce70" table:formula="of:=[.DX7]*175" office:value-type="float" office:value="381.320965776305">
            <text:p>381</text:p>
          </table:table-cell>
          <table:table-cell table:style-name="ce70" table:formula="of:=350-[.DW7]/2" office:value-type="float" office:value="275">
            <text:p>2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style-name="ce9"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style-name="ce18"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table:style-name="ce28"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style-name="ce27"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table:style-name="ce17" office:value-type="float" office:value="120">
            <text:p>120</text:p>
          </table:table-cell>
          <table:table-cell table:style-name="ce17" table:formula="of:=LOG10(1+1*[.BC8])" office:value-type="float" office:value="2.08278537031645">
            <text:p>2,0827853703</text:p>
          </table:table-cell>
          <table:table-cell table:style-name="ce18" table:formula="of:=[.BD8]*133" office:value-type="float" office:value="277.010454252088">
            <text:p>277</text:p>
          </table:table-cell>
          <table:table-cell table:style-name="ce31"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2000">
            <text:p>2000</text:p>
          </table:table-cell>
          <table:table-cell table:formula="of:==LOG(1+([.CA8]-350)/40)" office:value-type="float" office:value="1.62582671328571">
            <text:p>1,6258267133</text:p>
          </table:table-cell>
          <table:table-cell table:formula="of:=48.5*[.CB8]" office:value-type="float" office:value="78.852595594357">
            <text:p>79</text:p>
          </table:table-cell>
          <table:table-cell table:formula="of:=150-[.CC8]" office:value-type="float" office:value="71.147404405643">
            <text:p>71</text:p>
          </table:table-cell>
          <table:table-cell table:style-name="ce56" office:value-type="float" office:value="300000">
            <text:p>300000,00</text:p>
          </table:table-cell>
          <table:table-cell table:style-name="ce5" table:formula="of:=LOG10(1+[.CE8]/100)" office:value-type="float" office:value="3.47726599542485">
            <text:p>3,4772659954</text:p>
          </table:table-cell>
          <table:table-cell table:style-name="ce6" table:formula="of:=350-75*[.CF8]" office:value-type="float" office:value="89.2050503431361">
            <text:p>89</text:p>
          </table:table-cell>
          <table:table-cell table:style-name="ce6"/>
          <table:table-cell office:value-type="float" office:value="2">
            <text:p>2</text:p>
          </table:table-cell>
          <table:table-cell table:formula="of:=LOG10(1+[.CI8])" office:value-type="float" office:value="0.477121254719662">
            <text:p>0,4771212547</text:p>
          </table:table-cell>
          <table:table-cell table:formula="of:=[.CJ8]*193" office:value-type="float" office:value="92.0844021608949">
            <text:p>92</text:p>
          </table:table-cell>
          <table:table-cell table:formula="of:=200-[.CK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M8])" office:value-type="float" office:value="2.25767857486918">
            <text:p>2,2576785749</text:p>
          </table:table-cell>
          <table:table-cell table:formula="of:=[.CN8]*61.655" office:value-type="float" office:value="139.19717253356">
            <text:p>139</text:p>
          </table:table-cell>
          <table:table-cell table:formula="of:=200-[.CO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Q8])" office:value-type="float" office:value="2.60314437262018">
            <text:p>2,6031443726</text:p>
          </table:table-cell>
          <table:table-cell table:formula="of:=[.CR8]*50" office:value-type="float" office:value="130.157218631009">
            <text:p>130,157218631</text:p>
          </table:table-cell>
          <table:table-cell table:formula="of:=200-[.CS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U8])" office:value-type="float" office:value="0.903089986991943">
            <text:p>0,903089987</text:p>
          </table:table-cell>
          <table:table-cell table:formula="of:=350-30*[.CU8]" office:value-type="float" office:value="140">
            <text:p>140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LOG10(1+1*([.CY8]-1))" office:value-type="float" office:value="0.903089986991943">
            <text:p>0,903089987</text:p>
          </table:table-cell>
          <table:table-cell table:style-name="ce18" table:formula="of:=[.CZ8]*88.29" office:value-type="float" office:value="79.7338149515187">
            <text:p>80</text:p>
          </table:table-cell>
          <table:table-cell table:style-name="ce31" table:formula="of:=200-[.DA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DC8])" office:value-type="float" office:value="4.6020708485543">
            <text:p>4,6020708486</text:p>
          </table:table-cell>
          <table:table-cell table:formula="of:=[.DD8]*60" office:value-type="float" office:value="276.124250913258">
            <text:p>276</text:p>
          </table:table-cell>
          <table:table-cell table:formula="of:=350-[.DE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G8]/40)" office:value-type="float" office:value="2.10037054511756">
            <text:p>2,1003705451</text:p>
          </table:table-cell>
          <table:table-cell table:formula="of:=[.DH8]*108.5" office:value-type="float" office:value="227.890204145256">
            <text:p>228</text:p>
          </table:table-cell>
          <table:table-cell table:formula="of:=300-[.DI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K8])" office:value-type="float" office:value="1.70757017609794">
            <text:p>1,7075701761</text:p>
          </table:table-cell>
          <table:table-cell table:formula="of:=[.DL8]*44" office:value-type="float" office:value="75.1330877483092">
            <text:p>75</text:p>
          </table:table-cell>
          <table:table-cell table:formula="of:=200-[.DM8]" office:value-type="float" office:value="124.866912251691">
            <text:p>125</text:p>
          </table:table-cell>
          <table:table-cell office:value-type="float" office:value="10">
            <text:p>10</text:p>
          </table:table-cell>
          <table:table-cell table:formula="of:=LOG(1+10*[.DO8])" office:value-type="float" office:value="2.00432137378264">
            <text:p>2,0043213738</text:p>
          </table:table-cell>
          <table:table-cell table:formula="of:=[.DP8]*55.5" office:value-type="float" office:value="111.239836244937">
            <text:p>111</text:p>
          </table:table-cell>
          <table:table-cell table:formula="of:=200-[.DQ8]" office:value-type="float" office:value="88.7601637550633">
            <text:p>89</text:p>
          </table:table-cell>
          <table:table-cell table:style-name="ce17" office:value-type="float" office:value="300">
            <text:p>300</text:p>
          </table:table-cell>
          <table:table-cell table:style-name="ce17" table:formula="of:=LOG10(1+[.DS8])" office:value-type="float" office:value="2.47856649559384">
            <text:p>2,4785664956</text:p>
          </table:table-cell>
          <table:table-cell table:style-name="ce18" table:formula="of:=[.DT8]*175" office:value-type="float" office:value="433.749136728923">
            <text:p>434</text:p>
          </table:table-cell>
          <table:table-cell table:style-name="ce18" table:formula="of:=350-[.DU8]+208" office:value-type="float" office:value="124.250863271077">
            <text:p>124</text:p>
          </table:table-cell>
          <table:table-cell table:style-name="ce69" office:value-type="float" office:value="100">
            <text:p>100</text:p>
          </table:table-cell>
          <table:table-cell table:style-name="ce69" table:formula="of:=LOG10(1+[.DW8])" office:value-type="float" office:value="2.00432137378264">
            <text:p>2,0043213738</text:p>
          </table:table-cell>
          <table:table-cell table:style-name="ce70" table:formula="of:=[.DX8]*175" office:value-type="float" office:value="350.756240411962">
            <text:p>351</text:p>
          </table:table-cell>
          <table:table-cell table:style-name="ce70" table:formula="of:=350-[.DW8]/2" office:value-type="float" office:value="300">
            <text:p>30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style-name="ce9"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style-name="ce18"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table:style-name="ce28"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style-name="ce27"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table:style-name="ce17" office:value-type="float" office:value="110">
            <text:p>110</text:p>
          </table:table-cell>
          <table:table-cell table:style-name="ce17" table:formula="of:=LOG10(1+1*[.BC9])" office:value-type="float" office:value="2.04532297878666">
            <text:p>2,0453229788</text:p>
          </table:table-cell>
          <table:table-cell table:style-name="ce18" table:formula="of:=[.BD9]*133" office:value-type="float" office:value="272.027956178625">
            <text:p>272</text:p>
          </table:table-cell>
          <table:table-cell table:style-name="ce31"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1500">
            <text:p>1500</text:p>
          </table:table-cell>
          <table:table-cell table:formula="of:==LOG(1+([.CA9]-350)/40)" office:value-type="float" office:value="1.47348697006457">
            <text:p>1,4734869701</text:p>
          </table:table-cell>
          <table:table-cell table:formula="of:=48.5*[.CB9]" office:value-type="float" office:value="71.4641180481316">
            <text:p>71</text:p>
          </table:table-cell>
          <table:table-cell table:formula="of:=150-[.CC9]" office:value-type="float" office:value="78.5358819518684">
            <text:p>79</text:p>
          </table:table-cell>
          <table:table-cell table:style-name="ce56" office:value-type="float" office:value="250000">
            <text:p>250000,00</text:p>
          </table:table-cell>
          <table:table-cell table:style-name="ce5" table:formula="of:=LOG10(1+[.CE9]/100)" office:value-type="float" office:value="3.3981136917305">
            <text:p>3,3981136917</text:p>
          </table:table-cell>
          <table:table-cell table:style-name="ce6" table:formula="of:=350-75*[.CF9]" office:value-type="float" office:value="95.1414731202123">
            <text:p>95</text:p>
          </table:table-cell>
          <table:table-cell table:style-name="ce6"/>
          <table:table-cell office:value-type="float" office:value="1.5">
            <text:p>1,5</text:p>
          </table:table-cell>
          <table:table-cell table:formula="of:=LOG10(1+[.CI9])" office:value-type="float" office:value="0.397940008672038">
            <text:p>0,3979400087</text:p>
          </table:table-cell>
          <table:table-cell table:formula="of:=[.CJ9]*193" office:value-type="float" office:value="76.8024216737033">
            <text:p>77</text:p>
          </table:table-cell>
          <table:table-cell table:formula="of:=200-[.CK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M9])" office:value-type="float" office:value="2.22010808804005">
            <text:p>2,220108088</text:p>
          </table:table-cell>
          <table:table-cell table:formula="of:=[.CN9]*61.655" office:value-type="float" office:value="136.88076416811">
            <text:p>137</text:p>
          </table:table-cell>
          <table:table-cell table:formula="of:=200-[.CO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Q9])" office:value-type="float" office:value="2.47856649559384">
            <text:p>2,4785664956</text:p>
          </table:table-cell>
          <table:table-cell table:formula="of:=[.CR9]*50" office:value-type="float" office:value="123.928324779692">
            <text:p>123,9283247797</text:p>
          </table:table-cell>
          <table:table-cell table:formula="of:=200-[.CS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U9])" office:value-type="float" office:value="0.8750612633917">
            <text:p>0,8750612634</text:p>
          </table:table-cell>
          <table:table-cell table:formula="of:=350-30*[.CU9]" office:value-type="float" office:value="155">
            <text:p>155</text:p>
          </table:table-cell>
          <table:table-cell/>
          <table:table-cell table:style-name="ce17" office:value-type="float" office:value="7">
            <text:p>7</text:p>
          </table:table-cell>
          <table:table-cell table:style-name="ce17" table:formula="of:=LOG10(1+1*([.CY9]-1))" office:value-type="float" office:value="0.845098040014257">
            <text:p>0,84509804</text:p>
          </table:table-cell>
          <table:table-cell table:style-name="ce18" table:formula="of:=[.CZ9]*88.29" office:value-type="float" office:value="74.6137059528587">
            <text:p>75</text:p>
          </table:table-cell>
          <table:table-cell table:style-name="ce31" table:formula="of:=200-[.DA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DC9])" office:value-type="float" office:value="4.47713573096112">
            <text:p>4,477135731</text:p>
          </table:table-cell>
          <table:table-cell table:formula="of:=[.DD9]*60" office:value-type="float" office:value="268.628143857667">
            <text:p>269</text:p>
          </table:table-cell>
          <table:table-cell table:formula="of:=350-[.DE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G9]/40)" office:value-type="float" office:value="2.05499586152914">
            <text:p>2,0549958615</text:p>
          </table:table-cell>
          <table:table-cell table:formula="of:=[.DH9]*108.5" office:value-type="float" office:value="222.967050975912">
            <text:p>223</text:p>
          </table:table-cell>
          <table:table-cell table:formula="of:=300-[.DI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K9])" office:value-type="float" office:value="1.41497334797082">
            <text:p>1,414973348</text:p>
          </table:table-cell>
          <table:table-cell table:formula="of:=[.DL9]*44" office:value-type="float" office:value="62.258827310716">
            <text:p>62</text:p>
          </table:table-cell>
          <table:table-cell table:formula="of:=200-[.DM9]" office:value-type="float" office:value="137.741172689284">
            <text:p>138</text:p>
          </table:table-cell>
          <table:table-cell office:value-type="float" office:value="9">
            <text:p>9</text:p>
          </table:table-cell>
          <table:table-cell table:formula="of:=LOG(1+10*[.DO9])" office:value-type="float" office:value="1.95904139232109">
            <text:p>1,9590413923</text:p>
          </table:table-cell>
          <table:table-cell table:formula="of:=[.DP9]*55.5" office:value-type="float" office:value="108.726797273821">
            <text:p>109</text:p>
          </table:table-cell>
          <table:table-cell table:formula="of:=200-[.DQ9]" office:value-type="float" office:value="91.2732027261793">
            <text:p>91</text:p>
          </table:table-cell>
          <table:table-cell table:style-name="ce17" office:value-type="float" office:value="250">
            <text:p>250</text:p>
          </table:table-cell>
          <table:table-cell table:style-name="ce17" table:formula="of:=LOG10(1+[.DS9])" office:value-type="float" office:value="2.39967372148104">
            <text:p>2,3996737215</text:p>
          </table:table-cell>
          <table:table-cell table:style-name="ce18" table:formula="of:=[.DT9]*175" office:value-type="float" office:value="419.942901259182">
            <text:p>420</text:p>
          </table:table-cell>
          <table:table-cell table:style-name="ce18" table:formula="of:=350-[.DU9]+208" office:value-type="float" office:value="138.057098740818">
            <text:p>138</text:p>
          </table:table-cell>
          <table:table-cell table:style-name="ce69" office:value-type="float" office:value="90">
            <text:p>90</text:p>
          </table:table-cell>
          <table:table-cell table:style-name="ce69" table:formula="of:=LOG10(1+[.DW9])" office:value-type="float" office:value="1.95904139232109">
            <text:p>1,9590413923</text:p>
          </table:table-cell>
          <table:table-cell table:style-name="ce70" table:formula="of:=[.DX9]*175" office:value-type="float" office:value="342.832243656191">
            <text:p>343</text:p>
          </table:table-cell>
          <table:table-cell table:style-name="ce70" table:formula="of:=350-[.DW9]/2" office:value-type="float" office:value="305">
            <text:p>30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style-name="ce9"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style-name="ce18"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table:style-name="ce28"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style-name="ce27"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table:style-name="ce17" office:value-type="float" office:value="100">
            <text:p>100</text:p>
          </table:table-cell>
          <table:table-cell table:style-name="ce17" table:formula="of:=LOG10(1+1*[.BC10])" office:value-type="float" office:value="2.00432137378264">
            <text:p>2,0043213738</text:p>
          </table:table-cell>
          <table:table-cell table:style-name="ce18" table:formula="of:=[.BD10]*133" office:value-type="float" office:value="266.574742713092">
            <text:p>267</text:p>
          </table:table-cell>
          <table:table-cell table:style-name="ce31"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1000">
            <text:p>1000</text:p>
          </table:table-cell>
          <table:table-cell table:formula="of:==LOG(1+([.CA10]-350)/40)" office:value-type="float" office:value="1.23678909940929">
            <text:p>1,2367890994</text:p>
          </table:table-cell>
          <table:table-cell table:formula="of:=48.5*[.CB10]" office:value-type="float" office:value="59.9842713213507">
            <text:p>60</text:p>
          </table:table-cell>
          <table:table-cell table:formula="of:=150-[.CC10]" office:value-type="float" office:value="90.0157286786493">
            <text:p>90</text:p>
          </table:table-cell>
          <table:table-cell table:style-name="ce56" office:value-type="float" office:value="200000">
            <text:p>200000,00</text:p>
          </table:table-cell>
          <table:table-cell table:style-name="ce5" table:formula="of:=LOG10(1+[.CE10]/100)" office:value-type="float" office:value="3.30124708863621">
            <text:p>3,3012470886</text:p>
          </table:table-cell>
          <table:table-cell table:style-name="ce6" table:formula="of:=350-75*[.CF10]" office:value-type="float" office:value="102.406468352284">
            <text:p>102</text:p>
          </table:table-cell>
          <table:table-cell table:style-name="ce6"/>
          <table:table-cell office:value-type="float" office:value="1">
            <text:p>1</text:p>
          </table:table-cell>
          <table:table-cell table:formula="of:=LOG10(1+[.CI10])" office:value-type="float" office:value="0.301029995663981">
            <text:p>0,3010299957</text:p>
          </table:table-cell>
          <table:table-cell table:formula="of:=[.CJ10]*193" office:value-type="float" office:value="58.0987891631484">
            <text:p>58</text:p>
          </table:table-cell>
          <table:table-cell table:formula="of:=200-[.CK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M10])" office:value-type="float" office:value="2.17897694729317">
            <text:p>2,1789769473</text:p>
          </table:table-cell>
          <table:table-cell table:formula="of:=[.CN10]*61.655" office:value-type="float" office:value="134.34482368536">
            <text:p>134</text:p>
          </table:table-cell>
          <table:table-cell table:formula="of:=200-[.CO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Q10])" office:value-type="float" office:value="2.39967372148104">
            <text:p>2,3996737215</text:p>
          </table:table-cell>
          <table:table-cell table:formula="of:=[.CR10]*50" office:value-type="float" office:value="119.983686074052">
            <text:p>119,9836860741</text:p>
          </table:table-cell>
          <table:table-cell table:formula="of:=200-[.CS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U10])" office:value-type="float" office:value="0.845098040014257">
            <text:p>0,84509804</text:p>
          </table:table-cell>
          <table:table-cell table:formula="of:=350-30*[.CU10]" office:value-type="float" office:value="170">
            <text:p>17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table:formula="of:=LOG10(1+1*([.CY10]-1))" office:value-type="float" office:value="0.778151250383644">
            <text:p>0,7781512504</text:p>
          </table:table-cell>
          <table:table-cell table:style-name="ce18" table:formula="of:=[.CZ10]*88.29" office:value-type="float" office:value="68.7029738963719">
            <text:p>69</text:p>
          </table:table-cell>
          <table:table-cell table:style-name="ce31" table:formula="of:=200-[.DA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DC10])" office:value-type="float" office:value="4.39795738010389">
            <text:p>4,3979573801</text:p>
          </table:table-cell>
          <table:table-cell table:formula="of:=[.DD10]*60" office:value-type="float" office:value="263.877442806233">
            <text:p>264</text:p>
          </table:table-cell>
          <table:table-cell table:formula="of:=350-[.DE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G10]/40)" office:value-type="float" office:value="2.00432137378264">
            <text:p>2,0043213738</text:p>
          </table:table-cell>
          <table:table-cell table:formula="of:=[.DH10]*108.5" office:value-type="float" office:value="217.468869055417">
            <text:p>217</text:p>
          </table:table-cell>
          <table:table-cell table:formula="of:=300-[.DI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K10])" office:value-type="float" office:value="1.32221929473392">
            <text:p>1,3222192947</text:p>
          </table:table-cell>
          <table:table-cell table:formula="of:=[.DL10]*44" office:value-type="float" office:value="58.1776489682924">
            <text:p>58</text:p>
          </table:table-cell>
          <table:table-cell table:formula="of:=200-[.DM10]" office:value-type="float" office:value="141.822351031708">
            <text:p>142</text:p>
          </table:table-cell>
          <table:table-cell office:value-type="float" office:value="8">
            <text:p>8</text:p>
          </table:table-cell>
          <table:table-cell table:formula="of:=LOG(1+10*[.DO10])" office:value-type="float" office:value="1.90848501887865">
            <text:p>1,9084850189</text:p>
          </table:table-cell>
          <table:table-cell table:formula="of:=[.DP10]*55.5" office:value-type="float" office:value="105.920918547765">
            <text:p>106</text:p>
          </table:table-cell>
          <table:table-cell table:formula="of:=200-[.DQ10]" office:value-type="float" office:value="94.0790814522349">
            <text:p>94</text:p>
          </table:table-cell>
          <table:table-cell table:style-name="ce17" office:value-type="float" office:value="200">
            <text:p>200</text:p>
          </table:table-cell>
          <table:table-cell table:style-name="ce17" table:formula="of:=LOG10(1+[.DS10])" office:value-type="float" office:value="2.30319605742049">
            <text:p>2,3031960574</text:p>
          </table:table-cell>
          <table:table-cell table:style-name="ce18" table:formula="of:=[.DT10]*175" office:value-type="float" office:value="403.059310048586">
            <text:p>403</text:p>
          </table:table-cell>
          <table:table-cell table:style-name="ce18" table:formula="of:=350-[.DU10]+208" office:value-type="float" office:value="154.940689951414">
            <text:p>155</text:p>
          </table:table-cell>
          <table:table-cell table:style-name="ce69" office:value-type="float" office:value="80">
            <text:p>80</text:p>
          </table:table-cell>
          <table:table-cell table:style-name="ce69" table:formula="of:=LOG10(1+[.DW10])" office:value-type="float" office:value="1.90848501887865">
            <text:p>1,9084850189</text:p>
          </table:table-cell>
          <table:table-cell table:style-name="ce70" table:formula="of:=[.DX10]*175" office:value-type="float" office:value="333.984878303764">
            <text:p>334</text:p>
          </table:table-cell>
          <table:table-cell table:style-name="ce70" table:formula="of:=350-[.DW10]/2" office:value-type="float" office:value="310">
            <text:p>31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style-name="ce9"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style-name="ce18"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table:style-name="ce28"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style-name="ce27"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table:style-name="ce17" office:value-type="float" office:value="90">
            <text:p>90</text:p>
          </table:table-cell>
          <table:table-cell table:style-name="ce17" table:formula="of:=LOG10(1+1*[.BC11])" office:value-type="float" office:value="1.95904139232109">
            <text:p>1,9590413923</text:p>
          </table:table-cell>
          <table:table-cell table:style-name="ce18" table:formula="of:=[.BD11]*133" office:value-type="float" office:value="260.552505178705">
            <text:p>261</text:p>
          </table:table-cell>
          <table:table-cell table:style-name="ce31"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900">
            <text:p>900</text:p>
          </table:table-cell>
          <table:table-cell table:formula="of:==LOG(1+([.CA11]-350)/40)" office:value-type="float" office:value="1.16879202031418">
            <text:p>1,1687920203</text:p>
          </table:table-cell>
          <table:table-cell table:formula="of:=48.5*[.CB11]" office:value-type="float" office:value="56.6864129852378">
            <text:p>57</text:p>
          </table:table-cell>
          <table:table-cell table:formula="of:=150-[.CC11]" office:value-type="float" office:value="93.3135870147622">
            <text:p>93</text:p>
          </table:table-cell>
          <table:table-cell table:style-name="ce56" office:value-type="float" office:value="150000">
            <text:p>150000,00</text:p>
          </table:table-cell>
          <table:table-cell table:style-name="ce5" table:formula="of:=LOG10(1+[.CE11]/100)" office:value-type="float" office:value="3.17638069224327">
            <text:p>3,1763806922</text:p>
          </table:table-cell>
          <table:table-cell table:style-name="ce6" table:formula="of:=350-75*[.CF11]" office:value-type="float" office:value="111.771448081755">
            <text:p>112</text:p>
          </table:table-cell>
          <table:table-cell table:style-name="ce6"/>
          <table:table-cell office:value-type="float" office:value="0.5">
            <text:p>0,5</text:p>
          </table:table-cell>
          <table:table-cell table:formula="of:=LOG10(1+[.CI11])" office:value-type="float" office:value="0.176091259055681">
            <text:p>0,1760912591</text:p>
          </table:table-cell>
          <table:table-cell table:formula="of:=[.CJ11]*193" office:value-type="float" office:value="33.9856129977465">
            <text:p>34</text:p>
          </table:table-cell>
          <table:table-cell table:formula="of:=200-[.CK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M11])" office:value-type="float" office:value="2.13353890837022">
            <text:p>2,1335389084</text:p>
          </table:table-cell>
          <table:table-cell table:formula="of:=[.CN11]*61.655" office:value-type="float" office:value="131.543341395566">
            <text:p>132</text:p>
          </table:table-cell>
          <table:table-cell table:formula="of:=200-[.CO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Q11])" office:value-type="float" office:value="2.00432137378264">
            <text:p>2,0043213738</text:p>
          </table:table-cell>
          <table:table-cell table:formula="of:=[.CR11]*50" office:value-type="float" office:value="100.216068689132">
            <text:p>100,2160686891</text:p>
          </table:table-cell>
          <table:table-cell table:formula="of:=200-[.CS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U11])" office:value-type="float" office:value="0.812913356642856">
            <text:p>0,8129133566</text:p>
          </table:table-cell>
          <table:table-cell table:formula="of:=350-30*[.CU11]" office:value-type="float" office:value="185">
            <text:p>185</text:p>
          </table:table-cell>
          <table:table-cell/>
          <table:table-cell table:style-name="ce17" office:value-type="float" office:value="5">
            <text:p>5</text:p>
          </table:table-cell>
          <table:table-cell table:style-name="ce17" table:formula="of:=LOG10(1+1*([.CY11]-1))" office:value-type="float" office:value="0.698970004336019">
            <text:p>0,6989700043</text:p>
          </table:table-cell>
          <table:table-cell table:style-name="ce18" table:formula="of:=[.CZ11]*88.29" office:value-type="float" office:value="61.7120616828271">
            <text:p>62</text:p>
          </table:table-cell>
          <table:table-cell table:style-name="ce31" table:formula="of:=200-[.DA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DC11])" office:value-type="float" office:value="4.30105170984523">
            <text:p>4,3010517098</text:p>
          </table:table-cell>
          <table:table-cell table:formula="of:=[.DD11]*60" office:value-type="float" office:value="258.063102590714">
            <text:p>258</text:p>
          </table:table-cell>
          <table:table-cell table:formula="of:=350-[.DE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G11]/40)" office:value-type="float" office:value="1.94694327069783">
            <text:p>1,9469432707</text:p>
          </table:table-cell>
          <table:table-cell table:formula="of:=[.DH11]*108.5" office:value-type="float" office:value="211.243344870714">
            <text:p>211</text:p>
          </table:table-cell>
          <table:table-cell table:formula="of:=300-[.DI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K11])" office:value-type="float" office:value="1.20411998265592">
            <text:p>1,2041199827</text:p>
          </table:table-cell>
          <table:table-cell table:formula="of:=[.DL11]*44" office:value-type="float" office:value="52.9812792368607">
            <text:p>53</text:p>
          </table:table-cell>
          <table:table-cell table:formula="of:=200-[.DM11]" office:value-type="float" office:value="147.018720763139">
            <text:p>147</text:p>
          </table:table-cell>
          <table:table-cell office:value-type="float" office:value="7">
            <text:p>7</text:p>
          </table:table-cell>
          <table:table-cell table:formula="of:=LOG(1+10*[.DO11])" office:value-type="float" office:value="1.85125834871908">
            <text:p>1,8512583487</text:p>
          </table:table-cell>
          <table:table-cell table:formula="of:=[.DP11]*55.5" office:value-type="float" office:value="102.744838353909">
            <text:p>103</text:p>
          </table:table-cell>
          <table:table-cell table:formula="of:=200-[.DQ11]" office:value-type="float" office:value="97.2551616460913">
            <text:p>97</text:p>
          </table:table-cell>
          <table:table-cell table:style-name="ce17" office:value-type="float" office:value="150">
            <text:p>150</text:p>
          </table:table-cell>
          <table:table-cell table:style-name="ce17" table:formula="of:=LOG10(1+[.DS11])" office:value-type="float" office:value="2.17897694729317">
            <text:p>2,1789769473</text:p>
          </table:table-cell>
          <table:table-cell table:style-name="ce18" table:formula="of:=[.DT11]*175" office:value-type="float" office:value="381.320965776305">
            <text:p>381</text:p>
          </table:table-cell>
          <table:table-cell table:style-name="ce18" table:formula="of:=350-[.DU11]+208" office:value-type="float" office:value="176.679034223695">
            <text:p>177</text:p>
          </table:table-cell>
          <table:table-cell table:style-name="ce69" office:value-type="float" office:value="70">
            <text:p>70</text:p>
          </table:table-cell>
          <table:table-cell table:style-name="ce69" table:formula="of:=LOG10(1+[.DW11])" office:value-type="float" office:value="1.85125834871908">
            <text:p>1,8512583487</text:p>
          </table:table-cell>
          <table:table-cell table:style-name="ce70" table:formula="of:=[.DX11]*175" office:value-type="float" office:value="323.970211025838">
            <text:p>324</text:p>
          </table:table-cell>
          <table:table-cell table:style-name="ce70" table:formula="of:=350-[.DW11]/2" office:value-type="float" office:value="315">
            <text:p>3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style-name="ce9"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style-name="ce18"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table:style-name="ce28"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style-name="ce27"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table:style-name="ce17" office:value-type="float" office:value="80">
            <text:p>80</text:p>
          </table:table-cell>
          <table:table-cell table:style-name="ce17" table:formula="of:=LOG10(1+1*[.BC12])" office:value-type="float" office:value="1.90848501887865">
            <text:p>1,9084850189</text:p>
          </table:table-cell>
          <table:table-cell table:style-name="ce18" table:formula="of:=[.BD12]*133" office:value-type="float" office:value="253.82850751086">
            <text:p>254</text:p>
          </table:table-cell>
          <table:table-cell table:style-name="ce31"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800">
            <text:p>800</text:p>
          </table:table-cell>
          <table:table-cell table:formula="of:==LOG(1+([.CA12]-350)/40)" office:value-type="float" office:value="1.08813608870055">
            <text:p>1,0881360887</text:p>
          </table:table-cell>
          <table:table-cell table:formula="of:=48.5*[.CB12]" office:value-type="float" office:value="52.7746003019767">
            <text:p>53</text:p>
          </table:table-cell>
          <table:table-cell table:formula="of:=150-[.CC12]" office:value-type="float" office:value="97.2253996980233">
            <text:p>97</text:p>
          </table:table-cell>
          <table:table-cell table:style-name="ce56" office:value-type="float" office:value="100000">
            <text:p>100000,00</text:p>
          </table:table-cell>
          <table:table-cell table:style-name="ce5" table:formula="of:=LOG10(1+[.CE12]/100)" office:value-type="float" office:value="3.00043407747932">
            <text:p>3,0004340775</text:p>
          </table:table-cell>
          <table:table-cell table:style-name="ce6" table:formula="of:=350-75*[.CF12]" office:value-type="float" office:value="124.967444189051">
            <text:p>125</text:p>
          </table:table-cell>
          <table:table-cell table:style-name="ce6"/>
          <table:table-cell office:value-type="float" office:value="0.25">
            <text:p>0,25</text:p>
          </table:table-cell>
          <table:table-cell table:formula="of:=LOG10(1+[.CI12])" office:value-type="float" office:value="0.0969100130080564">
            <text:p>0,096910013</text:p>
          </table:table-cell>
          <table:table-cell table:formula="of:=[.CJ12]*193" office:value-type="float" office:value="18.7036325105549">
            <text:p>19</text:p>
          </table:table-cell>
          <table:table-cell table:formula="of:=200-[.CK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M12])" office:value-type="float" office:value="2.08278537031645">
            <text:p>2,0827853703</text:p>
          </table:table-cell>
          <table:table-cell table:formula="of:=[.CN12]*61.655" office:value-type="float" office:value="128.414132006861">
            <text:p>128</text:p>
          </table:table-cell>
          <table:table-cell table:formula="of:=200-[.CO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Q12])" office:value-type="float" office:value="1.88081359228079">
            <text:p>1,8808135923</text:p>
          </table:table-cell>
          <table:table-cell table:formula="of:=[.CR12]*50" office:value-type="float" office:value="94.0406796140396">
            <text:p>94,040679614</text:p>
          </table:table-cell>
          <table:table-cell table:formula="of:=200-[.CS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U12])" office:value-type="float" office:value="0.778151250383644">
            <text:p>0,7781512504</text:p>
          </table:table-cell>
          <table:table-cell table:formula="of:=350-30*[.CU12]" office:value-type="float" office:value="200">
            <text:p>200</text:p>
          </table:table-cell>
          <table:table-cell/>
          <table:table-cell table:style-name="ce17" office:value-type="float" office:value="4">
            <text:p>4</text:p>
          </table:table-cell>
          <table:table-cell table:style-name="ce17" table:formula="of:=LOG10(1+1*([.CY12]-1))" office:value-type="float" office:value="0.602059991327962">
            <text:p>0,6020599913</text:p>
          </table:table-cell>
          <table:table-cell table:style-name="ce18" table:formula="of:=[.CZ12]*88.29" office:value-type="float" office:value="53.1558766343458">
            <text:p>53</text:p>
          </table:table-cell>
          <table:table-cell table:style-name="ce31" table:formula="of:=200-[.DA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DC12])" office:value-type="float" office:value="4.17612021105609">
            <text:p>4,1761202111</text:p>
          </table:table-cell>
          <table:table-cell table:formula="of:=[.DD12]*60" office:value-type="float" office:value="250.567212663365">
            <text:p>251</text:p>
          </table:table-cell>
          <table:table-cell table:formula="of:=350-[.DE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G12]/40)" office:value-type="float" office:value="1.88081359228079">
            <text:p>1,8808135923</text:p>
          </table:table-cell>
          <table:table-cell table:formula="of:=[.DH12]*108.5" office:value-type="float" office:value="204.068274762466">
            <text:p>204</text:p>
          </table:table-cell>
          <table:table-cell table:formula="of:=300-[.DI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K12])" office:value-type="float" office:value="1.04139268515823">
            <text:p>1,0413926852</text:p>
          </table:table-cell>
          <table:table-cell table:formula="of:=[.DL12]*44" office:value-type="float" office:value="45.8212781469619">
            <text:p>46</text:p>
          </table:table-cell>
          <table:table-cell table:formula="of:=200-[.DM12]" office:value-type="float" office:value="154.178721853038">
            <text:p>154</text:p>
          </table:table-cell>
          <table:table-cell office:value-type="float" office:value="6">
            <text:p>6</text:p>
          </table:table-cell>
          <table:table-cell table:formula="of:=LOG(1+10*[.DO12])" office:value-type="float" office:value="1.78532983501077">
            <text:p>1,785329835</text:p>
          </table:table-cell>
          <table:table-cell table:formula="of:=[.DP12]*55.5" office:value-type="float" office:value="99.0858058430976">
            <text:p>99</text:p>
          </table:table-cell>
          <table:table-cell table:formula="of:=200-[.DQ12]" office:value-type="float" office:value="100.914194156902">
            <text:p>101</text:p>
          </table:table-cell>
          <table:table-cell table:style-name="ce17" office:value-type="float" office:value="100">
            <text:p>100</text:p>
          </table:table-cell>
          <table:table-cell table:style-name="ce17" table:formula="of:=LOG10(1+[.DS12])" office:value-type="float" office:value="2.00432137378264">
            <text:p>2,0043213738</text:p>
          </table:table-cell>
          <table:table-cell table:style-name="ce18" table:formula="of:=[.DT12]*175" office:value-type="float" office:value="350.756240411962">
            <text:p>351</text:p>
          </table:table-cell>
          <table:table-cell table:style-name="ce18" table:formula="of:=350-[.DU12]+208" office:value-type="float" office:value="207.243759588038">
            <text:p>207</text:p>
          </table:table-cell>
          <table:table-cell table:style-name="ce69" office:value-type="float" office:value="60">
            <text:p>60</text:p>
          </table:table-cell>
          <table:table-cell table:style-name="ce69" table:formula="of:=LOG10(1+[.DW12])" office:value-type="float" office:value="1.78532983501077">
            <text:p>1,785329835</text:p>
          </table:table-cell>
          <table:table-cell table:style-name="ce70" table:formula="of:=[.DX12]*175" office:value-type="float" office:value="312.432721126884">
            <text:p>312</text:p>
          </table:table-cell>
          <table:table-cell table:style-name="ce70" table:formula="of:=350-[.DW12]/2" office:value-type="float" office:value="320">
            <text:p>3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style-name="ce9"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style-name="ce18"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table:style-name="ce28"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style-name="ce27"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table:style-name="ce17" office:value-type="float" office:value="70">
            <text:p>70</text:p>
          </table:table-cell>
          <table:table-cell table:style-name="ce17" table:formula="of:=LOG10(1+1*[.BC13])" office:value-type="float" office:value="1.85125834871908">
            <text:p>1,8512583487</text:p>
          </table:table-cell>
          <table:table-cell table:style-name="ce18" table:formula="of:=[.BD13]*133" office:value-type="float" office:value="246.217360379637">
            <text:p>246</text:p>
          </table:table-cell>
          <table:table-cell table:style-name="ce31"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700">
            <text:p>700</text:p>
          </table:table-cell>
          <table:table-cell table:formula="of:==LOG(1+([.CA13]-350)/40)" office:value-type="float" office:value="0.989004615698537">
            <text:p>0,9890046157</text:p>
          </table:table-cell>
          <table:table-cell table:formula="of:=48.5*[.CB13]" office:value-type="float" office:value="47.966723861379">
            <text:p>48</text:p>
          </table:table-cell>
          <table:table-cell table:formula="of:=150-[.CC13]" office:value-type="float" office:value="102.033276138621">
            <text:p>102</text:p>
          </table:table-cell>
          <table:table-cell table:style-name="ce56" office:value-type="float" office:value="90000">
            <text:p>90000,00</text:p>
          </table:table-cell>
          <table:table-cell table:style-name="ce5" table:formula="of:=LOG10(1+[.CE13]/100)" office:value-type="float" office:value="2.95472479097906">
            <text:p>2,954724791</text:p>
          </table:table-cell>
          <table:table-cell table:style-name="ce6" table:formula="of:=350-75*[.CF13]" office:value-type="float" office:value="128.39564067657">
            <text:p>128</text:p>
          </table:table-cell>
          <table:table-cell table:style-name="ce6"/>
          <table:table-cell office:value-type="float" office:value="0.1">
            <text:p>0,1</text:p>
          </table:table-cell>
          <table:table-cell table:formula="of:=LOG10(1+[.CI13])" office:value-type="float" office:value="0.0413926851582251">
            <text:p>0,0413926852</text:p>
          </table:table-cell>
          <table:table-cell table:formula="of:=[.CJ13]*193" office:value-type="float" office:value="7.98878823553744">
            <text:p>8</text:p>
          </table:table-cell>
          <table:table-cell table:formula="of:=200-[.CK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M13])" office:value-type="float" office:value="2.02530586526477">
            <text:p>2,0253058653</text:p>
          </table:table-cell>
          <table:table-cell table:formula="of:=[.CN13]*61.655" office:value-type="float" office:value="124.870233122899">
            <text:p>125</text:p>
          </table:table-cell>
          <table:table-cell table:formula="of:=200-[.CO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Q13])" office:value-type="float" office:value="1.70757017609794">
            <text:p>1,7075701761</text:p>
          </table:table-cell>
          <table:table-cell table:formula="of:=[.CR13]*50" office:value-type="float" office:value="85.3785088048968">
            <text:p>85,3785088049</text:p>
          </table:table-cell>
          <table:table-cell table:formula="of:=200-[.CS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U13])" office:value-type="float" office:value="0.740362689494244">
            <text:p>0,7403626895</text:p>
          </table:table-cell>
          <table:table-cell table:formula="of:=350-30*[.CU13]" office:value-type="float" office:value="215">
            <text:p>215</text:p>
          </table:table-cell>
          <table:table-cell/>
          <table:table-cell table:style-name="ce17" office:value-type="float" office:value="3">
            <text:p>3</text:p>
          </table:table-cell>
          <table:table-cell table:style-name="ce17" table:formula="of:=LOG10(1+1*([.CY13]-1))" office:value-type="float" office:value="0.477121254719662">
            <text:p>0,4771212547</text:p>
          </table:table-cell>
          <table:table-cell table:style-name="ce18" table:formula="of:=[.CZ13]*88.29" office:value-type="float" office:value="42.125035579199">
            <text:p>42</text:p>
          </table:table-cell>
          <table:table-cell table:style-name="ce31" table:formula="of:=200-[.DA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DC13])" office:value-type="float" office:value="4.00004342727686">
            <text:p>4,0000434273</text:p>
          </table:table-cell>
          <table:table-cell table:formula="of:=[.DD13]*60" office:value-type="float" office:value="240.002605636612">
            <text:p>240</text:p>
          </table:table-cell>
          <table:table-cell table:formula="of:=350-[.DE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G13]/40)" office:value-type="float" office:value="1.80277372529198">
            <text:p>1,8027737253</text:p>
          </table:table-cell>
          <table:table-cell table:formula="of:=[.DH13]*108.5" office:value-type="float" office:value="195.600949194179">
            <text:p>196</text:p>
          </table:table-cell>
          <table:table-cell table:formula="of:=300-[.DI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K13])" office:value-type="float" office:value="0.929418925714293">
            <text:p>0,9294189257</text:p>
          </table:table-cell>
          <table:table-cell table:formula="of:=[.DL13]*44" office:value-type="float" office:value="40.8944327314289">
            <text:p>41</text:p>
          </table:table-cell>
          <table:table-cell table:formula="of:=200-[.DM13]" office:value-type="float" office:value="159.105567268571">
            <text:p>159</text:p>
          </table:table-cell>
          <table:table-cell office:value-type="float" office:value="5">
            <text:p>5</text:p>
          </table:table-cell>
          <table:table-cell table:formula="of:=LOG(1+10*[.DO13])" office:value-type="float" office:value="1.70757017609794">
            <text:p>1,7075701761</text:p>
          </table:table-cell>
          <table:table-cell table:formula="of:=[.DP13]*55.5" office:value-type="float" office:value="94.7701447734355">
            <text:p>95</text:p>
          </table:table-cell>
          <table:table-cell table:formula="of:=200-[.DQ13]" office:value-type="float" office:value="105.229855226565">
            <text:p>105</text:p>
          </table:table-cell>
          <table:table-cell table:style-name="ce17" office:value-type="float" office:value="90">
            <text:p>90</text:p>
          </table:table-cell>
          <table:table-cell table:style-name="ce17" table:formula="of:=LOG10(1+[.DS13])" office:value-type="float" office:value="1.95904139232109">
            <text:p>1,9590413923</text:p>
          </table:table-cell>
          <table:table-cell table:style-name="ce18" table:formula="of:=[.DT13]*175" office:value-type="float" office:value="342.832243656191">
            <text:p>343</text:p>
          </table:table-cell>
          <table:table-cell table:style-name="ce18" table:formula="of:=350-[.DU13]+208" office:value-type="float" office:value="215.167756343809">
            <text:p>215</text:p>
          </table:table-cell>
          <table:table-cell table:style-name="ce69" office:value-type="float" office:value="50">
            <text:p>50</text:p>
          </table:table-cell>
          <table:table-cell table:style-name="ce69" table:formula="of:=LOG10(1+[.DW13])" office:value-type="float" office:value="1.70757017609794">
            <text:p>1,7075701761</text:p>
          </table:table-cell>
          <table:table-cell table:style-name="ce70" table:formula="of:=[.DX13]*175" office:value-type="float" office:value="298.824780817139">
            <text:p>299</text:p>
          </table:table-cell>
          <table:table-cell table:style-name="ce70" table:formula="of:=350-[.DW13]/2" office:value-type="float" office:value="325">
            <text:p>32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style-name="ce9"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style-name="ce18"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table:style-name="ce28"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style-name="ce27"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table:style-name="ce17" office:value-type="float" office:value="60">
            <text:p>60</text:p>
          </table:table-cell>
          <table:table-cell table:style-name="ce17" table:formula="of:=LOG10(1+1*[.BC14])" office:value-type="float" office:value="1.78532983501077">
            <text:p>1,785329835</text:p>
          </table:table-cell>
          <table:table-cell table:style-name="ce18" table:formula="of:=[.BD14]*133" office:value-type="float" office:value="237.448868056432">
            <text:p>237</text:p>
          </table:table-cell>
          <table:table-cell table:style-name="ce31"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600">
            <text:p>600</text:p>
          </table:table-cell>
          <table:table-cell table:formula="of:==LOG(1+([.CA14]-350)/40)" office:value-type="float" office:value="0.860338006570994">
            <text:p>0,8603380066</text:p>
          </table:table-cell>
          <table:table-cell table:formula="of:=48.5*[.CB14]" office:value-type="float" office:value="41.7263933186932">
            <text:p>42</text:p>
          </table:table-cell>
          <table:table-cell table:formula="of:=150-[.CC14]" office:value-type="float" office:value="108.273606681307">
            <text:p>108</text:p>
          </table:table-cell>
          <table:table-cell table:style-name="ce56" office:value-type="float" office:value="80000">
            <text:p>80000,00</text:p>
          </table:table-cell>
          <table:table-cell table:style-name="ce5" table:formula="of:=LOG10(1+[.CE14]/100)" office:value-type="float" office:value="2.90363251608424">
            <text:p>2,9036325161</text:p>
          </table:table-cell>
          <table:table-cell table:style-name="ce6" table:formula="of:=350-75*[.CF14]" office:value-type="float" office:value="132.227561293682">
            <text:p>132</text:p>
          </table:table-cell>
          <table:table-cell table:style-name="ce6"/>
          <table:table-cell office:value-type="float" office:value="0">
            <text:p>0</text:p>
          </table:table-cell>
          <table:table-cell table:formula="of:=LOG10(1+[.CI14])" office:value-type="float" office:value="0">
            <text:p>0</text:p>
          </table:table-cell>
          <table:table-cell table:formula="of:=[.CJ14]*193" office:value-type="float" office:value="0">
            <text:p>0</text:p>
          </table:table-cell>
          <table:table-cell table:formula="of:=200-[.CK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M14])" office:value-type="float" office:value="1.95904139232109">
            <text:p>1,9590413923</text:p>
          </table:table-cell>
          <table:table-cell table:formula="of:=[.CN14]*61.655" office:value-type="float" office:value="120.784697043557">
            <text:p>121</text:p>
          </table:table-cell>
          <table:table-cell table:formula="of:=200-[.CO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Q14])" office:value-type="float" office:value="1.04139268515823">
            <text:p>1,0413926852</text:p>
          </table:table-cell>
          <table:table-cell table:formula="of:=[.CR14]*50" office:value-type="float" office:value="52.0696342579113">
            <text:p>52,0696342579</text:p>
          </table:table-cell>
          <table:table-cell table:formula="of:=200-[.CS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U14])" office:value-type="float" office:value="0.698970004336019">
            <text:p>0,6989700043</text:p>
          </table:table-cell>
          <table:table-cell table:formula="of:=350-30*[.CU14]" office:value-type="float" office:value="230">
            <text:p>230</text:p>
          </table:table-cell>
          <table:table-cell/>
          <table:table-cell table:style-name="ce17" office:value-type="float" office:value="2">
            <text:p>2</text:p>
          </table:table-cell>
          <table:table-cell table:style-name="ce17" table:formula="of:=LOG10(1+1*([.CY14]-1))" office:value-type="float" office:value="0.301029995663981">
            <text:p>0,3010299957</text:p>
          </table:table-cell>
          <table:table-cell table:style-name="ce18" table:formula="of:=[.CZ14]*88.29" office:value-type="float" office:value="26.5779383171729">
            <text:p>27</text:p>
          </table:table-cell>
          <table:table-cell table:style-name="ce31" table:formula="of:=200-[.DA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DC14])" office:value-type="float" office:value="3.69905685454767">
            <text:p>3,6990568545</text:p>
          </table:table-cell>
          <table:table-cell table:formula="of:=[.DD14]*60" office:value-type="float" office:value="221.94341127286">
            <text:p>222</text:p>
          </table:table-cell>
          <table:table-cell table:formula="of:=350-[.DE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G14]/40)" office:value-type="float" office:value="1.70757017609794">
            <text:p>1,7075701761</text:p>
          </table:table-cell>
          <table:table-cell table:formula="of:=[.DH14]*108.5" office:value-type="float" office:value="185.271364106626">
            <text:p>185</text:p>
          </table:table-cell>
          <table:table-cell table:formula="of:=300-[.DI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K14])" office:value-type="float" office:value="0.778151250383644">
            <text:p>0,7781512504</text:p>
          </table:table-cell>
          <table:table-cell table:formula="of:=[.DL14]*44" office:value-type="float" office:value="34.2386550168803">
            <text:p>34</text:p>
          </table:table-cell>
          <table:table-cell table:formula="of:=200-[.DM14]" office:value-type="float" office:value="165.76134498312">
            <text:p>166</text:p>
          </table:table-cell>
          <table:table-cell office:value-type="float" office:value="4">
            <text:p>4</text:p>
          </table:table-cell>
          <table:table-cell table:formula="of:=LOG(1+10*[.DO14])" office:value-type="float" office:value="1.61278385671974">
            <text:p>1,6127838567</text:p>
          </table:table-cell>
          <table:table-cell table:formula="of:=[.DP14]*55.5" office:value-type="float" office:value="89.5095040479453">
            <text:p>90</text:p>
          </table:table-cell>
          <table:table-cell table:formula="of:=200-[.DQ14]" office:value-type="float" office:value="110.490495952055">
            <text:p>110</text:p>
          </table:table-cell>
          <table:table-cell table:style-name="ce17" office:value-type="float" office:value="80">
            <text:p>80</text:p>
          </table:table-cell>
          <table:table-cell table:style-name="ce17" table:formula="of:=LOG10(1+[.DS14])" office:value-type="float" office:value="1.90848501887865">
            <text:p>1,9084850189</text:p>
          </table:table-cell>
          <table:table-cell table:style-name="ce18" table:formula="of:=[.DT14]*175" office:value-type="float" office:value="333.984878303764">
            <text:p>334</text:p>
          </table:table-cell>
          <table:table-cell table:style-name="ce18" table:formula="of:=350-[.DU14]+208" office:value-type="float" office:value="224.015121696236">
            <text:p>224</text:p>
          </table:table-cell>
          <table:table-cell table:style-name="ce69" office:value-type="float" office:value="40">
            <text:p>40</text:p>
          </table:table-cell>
          <table:table-cell table:style-name="ce69" table:formula="of:=LOG10(1+[.DW14])" office:value-type="float" office:value="1.61278385671974">
            <text:p>1,6127838567</text:p>
          </table:table-cell>
          <table:table-cell table:style-name="ce70" table:formula="of:=[.DX14]*175" office:value-type="float" office:value="282.237174925954">
            <text:p>282</text:p>
          </table:table-cell>
          <table:table-cell table:style-name="ce70" table:formula="of:=350-[.DW14]/2" office:value-type="float" office:value="330">
            <text:p>3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style-name="ce9"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style-name="ce18"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table:style-name="ce28"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style-name="ce27"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table:style-name="ce17" office:value-type="float" office:value="50">
            <text:p>50</text:p>
          </table:table-cell>
          <table:table-cell table:style-name="ce17" table:formula="of:=LOG10(1+1*[.BC15])" office:value-type="float" office:value="1.70757017609794">
            <text:p>1,7075701761</text:p>
          </table:table-cell>
          <table:table-cell table:style-name="ce18" table:formula="of:=[.BD15]*133" office:value-type="float" office:value="227.106833421025">
            <text:p>227</text:p>
          </table:table-cell>
          <table:table-cell table:style-name="ce31"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500">
            <text:p>500</text:p>
          </table:table-cell>
          <table:table-cell table:formula="of:==LOG(1+([.CA15]-350)/40)" office:value-type="float" office:value="0.676693609624867">
            <text:p>0,6766936096</text:p>
          </table:table-cell>
          <table:table-cell table:formula="of:=48.5*[.CB15]" office:value-type="float" office:value="32.819640066806">
            <text:p>33</text:p>
          </table:table-cell>
          <table:table-cell table:formula="of:=150-[.CC15]" office:value-type="float" office:value="117.180359933194">
            <text:p>117</text:p>
          </table:table-cell>
          <table:table-cell table:style-name="ce56" office:value-type="float" office:value="75000">
            <text:p>75000,00</text:p>
          </table:table-cell>
          <table:table-cell table:style-name="ce5" table:formula="of:=LOG10(1+[.CE15]/100)" office:value-type="float" office:value="2.87563993700417">
            <text:p>2,875639937</text:p>
          </table:table-cell>
          <table:table-cell table:style-name="ce6" table:formula="of:=350-75*[.CF15]" office:value-type="float" office:value="134.327004724687">
            <text:p>134</text:p>
          </table:table-cell>
          <table:table-cell table:style-name="ce6"/>
          <table:table-cell office:value-type="float" office:value="-0.1">
            <text:p>-0,1</text:p>
          </table:table-cell>
          <table:table-cell table:formula="of:=LOG10(1-[.CI15])" office:value-type="float" office:value="0.0413926851582251">
            <text:p>0,0413926852</text:p>
          </table:table-cell>
          <table:table-cell table:formula="of:=[.CJ15]*193" office:value-type="float" office:value="7.98878823553744">
            <text:p>8</text:p>
          </table:table-cell>
          <table:table-cell table:formula="of:=200+[.CK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M15])" office:value-type="float" office:value="1.88081359228079">
            <text:p>1,8808135923</text:p>
          </table:table-cell>
          <table:table-cell table:formula="of:=[.CN15]*61.655" office:value-type="float" office:value="115.961562032072">
            <text:p>116</text:p>
          </table:table-cell>
          <table:table-cell table:formula="of:=200-[.CO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Q15])" office:value-type="float" office:value="0.929418925714293">
            <text:p>0,9294189257</text:p>
          </table:table-cell>
          <table:table-cell table:formula="of:=[.CR15]*50" office:value-type="float" office:value="46.4709462857146">
            <text:p>46,4709462857</text:p>
          </table:table-cell>
          <table:table-cell table:formula="of:=200-[.CS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U15])" office:value-type="float" office:value="0.653212513775344">
            <text:p>0,6532125138</text:p>
          </table:table-cell>
          <table:table-cell table:formula="of:=350-30*[.CU15]" office:value-type="float" office:value="245">
            <text:p>245</text:p>
          </table:table-cell>
          <table:table-cell/>
          <table:table-cell table:style-name="ce17" office:value-type="float" office:value="1">
            <text:p>1</text:p>
          </table:table-cell>
          <table:table-cell table:style-name="ce17" table:formula="of:=LOG10(1+10*([.CY15]))" office:value-type="float" office:value="1.04139268515823">
            <text:p>1,0413926852</text:p>
          </table:table-cell>
          <table:table-cell table:style-name="ce18" table:formula="of:=[.CZ15]*144.025" office:value-type="float" office:value="149.986581479913">
            <text:p>150</text:p>
          </table:table-cell>
          <table:table-cell table:style-name="ce31" table:formula="of:=350-[.DA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DC15])" office:value-type="float" office:value="3.602168551379">
            <text:p>3,6021685514</text:p>
          </table:table-cell>
          <table:table-cell table:formula="of:=[.DD15]*60" office:value-type="float" office:value="216.13011308274">
            <text:p>216</text:p>
          </table:table-cell>
          <table:table-cell table:formula="of:=350-[.DE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G15]/40)" office:value-type="float" office:value="1.5854607295085">
            <text:p>1,5854607295</text:p>
          </table:table-cell>
          <table:table-cell table:formula="of:=[.DH15]*108.5" office:value-type="float" office:value="172.022489151672">
            <text:p>172</text:p>
          </table:table-cell>
          <table:table-cell table:formula="of:=300-[.DI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K15])" office:value-type="float" office:value="0.544068044350276">
            <text:p>0,5440680444</text:p>
          </table:table-cell>
          <table:table-cell table:formula="of:=[.DL15]*44" office:value-type="float" office:value="23.9389939514121">
            <text:p>24</text:p>
          </table:table-cell>
          <table:table-cell table:formula="of:=200-[.DM15]" office:value-type="float" office:value="176.061006048588">
            <text:p>176</text:p>
          </table:table-cell>
          <table:table-cell office:value-type="float" office:value="3">
            <text:p>3</text:p>
          </table:table-cell>
          <table:table-cell table:formula="of:=LOG(1+10*[.DO15])" office:value-type="float" office:value="1.49136169383427">
            <text:p>1,4913616938</text:p>
          </table:table-cell>
          <table:table-cell table:formula="of:=[.DP15]*55.5" office:value-type="float" office:value="82.7705740078021">
            <text:p>83</text:p>
          </table:table-cell>
          <table:table-cell table:formula="of:=200-[.DQ15]" office:value-type="float" office:value="117.229425992198">
            <text:p>117</text:p>
          </table:table-cell>
          <table:table-cell table:style-name="ce17" office:value-type="float" office:value="70">
            <text:p>70</text:p>
          </table:table-cell>
          <table:table-cell table:style-name="ce17" table:formula="of:=LOG10(1+[.DS15])" office:value-type="float" office:value="1.85125834871908">
            <text:p>1,8512583487</text:p>
          </table:table-cell>
          <table:table-cell table:style-name="ce18" table:formula="of:=[.DT15]*175" office:value-type="float" office:value="323.970211025838">
            <text:p>324</text:p>
          </table:table-cell>
          <table:table-cell table:style-name="ce18" table:formula="of:=350-[.DU15]+208" office:value-type="float" office:value="234.029788974162">
            <text:p>234</text:p>
          </table:table-cell>
          <table:table-cell table:style-name="ce69" office:value-type="float" office:value="30">
            <text:p>30</text:p>
          </table:table-cell>
          <table:table-cell table:style-name="ce69" table:formula="of:=LOG10(1+[.DW15])" office:value-type="float" office:value="1.49136169383427">
            <text:p>1,4913616938</text:p>
          </table:table-cell>
          <table:table-cell table:style-name="ce70" table:formula="of:=[.DX15]*175" office:value-type="float" office:value="260.988296420998">
            <text:p>261</text:p>
          </table:table-cell>
          <table:table-cell table:style-name="ce70" table:formula="of:=350-[.DW15]/2" office:value-type="float" office:value="335">
            <text:p>3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style-name="ce9"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style-name="ce18"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table:style-name="ce28"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style-name="ce27"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table:style-name="ce17" office:value-type="float" office:value="40">
            <text:p>40</text:p>
          </table:table-cell>
          <table:table-cell table:style-name="ce17" table:formula="of:=LOG10(1+1*[.BC16])" office:value-type="float" office:value="1.61278385671974">
            <text:p>1,6127838567</text:p>
          </table:table-cell>
          <table:table-cell table:style-name="ce18" table:formula="of:=[.BD16]*133" office:value-type="float" office:value="214.500252943725">
            <text:p>215</text:p>
          </table:table-cell>
          <table:table-cell table:style-name="ce31"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450">
            <text:p>450</text:p>
          </table:table-cell>
          <table:table-cell table:formula="of:==LOG(1+([.CA16]-350)/40)" office:value-type="float" office:value="0.544068044350276">
            <text:p>0,5440680444</text:p>
          </table:table-cell>
          <table:table-cell table:formula="of:=48.5*[.CB16]" office:value-type="float" office:value="26.3873001509884">
            <text:p>26</text:p>
          </table:table-cell>
          <table:table-cell table:formula="of:=150-[.CC16]" office:value-type="float" office:value="123.612699849012">
            <text:p>124</text:p>
          </table:table-cell>
          <table:table-cell table:style-name="ce56" office:value-type="float" office:value="60000">
            <text:p>60000,00</text:p>
          </table:table-cell>
          <table:table-cell table:style-name="ce5" table:formula="of:=LOG10(1+[.CE16]/100)" office:value-type="float" office:value="2.77887447200274">
            <text:p>2,778874472</text:p>
          </table:table-cell>
          <table:table-cell table:style-name="ce6" table:formula="of:=350-75*[.CF16]" office:value-type="float" office:value="141.584414599795">
            <text:p>142</text:p>
          </table:table-cell>
          <table:table-cell table:style-name="ce6"/>
          <table:table-cell office:value-type="float" office:value="-0.25">
            <text:p>-0,25</text:p>
          </table:table-cell>
          <table:table-cell table:formula="of:=LOG10(1-[.CI16])" office:value-type="float" office:value="0.0969100130080564">
            <text:p>0,096910013</text:p>
          </table:table-cell>
          <table:table-cell table:formula="of:=[.CJ16]*193" office:value-type="float" office:value="18.7036325105549">
            <text:p>19</text:p>
          </table:table-cell>
          <table:table-cell table:formula="of:=200+[.CK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M16])" office:value-type="float" office:value="1.78532983501077">
            <text:p>1,785329835</text:p>
          </table:table-cell>
          <table:table-cell table:formula="of:=[.CN16]*61.655" office:value-type="float" office:value="110.074510977589">
            <text:p>110</text:p>
          </table:table-cell>
          <table:table-cell table:formula="of:=200-[.CO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Q16])" office:value-type="float" office:value="0.778151250383644">
            <text:p>0,7781512504</text:p>
          </table:table-cell>
          <table:table-cell table:formula="of:=[.CR16]*50" office:value-type="float" office:value="38.9075625191822">
            <text:p>38,9075625192</text:p>
          </table:table-cell>
          <table:table-cell table:formula="of:=200-[.CS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U16])" office:value-type="float" office:value="0.602059991327962">
            <text:p>0,6020599913</text:p>
          </table:table-cell>
          <table:table-cell table:formula="of:=350-30*[.CU16]" office:value-type="float" office:value="260">
            <text:p>260</text:p>
          </table:table-cell>
          <table:table-cell/>
          <table:table-cell table:style-name="ce17" office:value-type="float" office:value="0.9">
            <text:p>0,9</text:p>
          </table:table-cell>
          <table:table-cell table:style-name="ce17" table:formula="of:=LOG10(1+10*([.CY16]))" office:value-type="float" office:value="1">
            <text:p>1</text:p>
          </table:table-cell>
          <table:table-cell table:style-name="ce18" table:formula="of:=[.CZ16]*144.025" office:value-type="float" office:value="144.025">
            <text:p>144</text:p>
          </table:table-cell>
          <table:table-cell table:style-name="ce31" table:formula="of:=350-[.DA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DC16])" office:value-type="float" office:value="3.47726599542485">
            <text:p>3,4772659954</text:p>
          </table:table-cell>
          <table:table-cell table:formula="of:=[.DD16]*60" office:value-type="float" office:value="208.635959725491">
            <text:p>209</text:p>
          </table:table-cell>
          <table:table-cell table:formula="of:=350-[.DE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G16]/40)" office:value-type="float" office:value="1.41497334797082">
            <text:p>1,414973348</text:p>
          </table:table-cell>
          <table:table-cell table:formula="of:=[.DH16]*108.5" office:value-type="float" office:value="153.524608254834">
            <text:p>154</text:p>
          </table:table-cell>
          <table:table-cell table:formula="of:=300-[.DI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K16])" office:value-type="float" office:value="0.477121254719662">
            <text:p>0,4771212547</text:p>
          </table:table-cell>
          <table:table-cell table:formula="of:=[.DL16]*44" office:value-type="float" office:value="20.9933352076651">
            <text:p>21</text:p>
          </table:table-cell>
          <table:table-cell table:formula="of:=200-[.DM16]" office:value-type="float" office:value="179.006664792335">
            <text:p>179</text:p>
          </table:table-cell>
          <table:table-cell office:value-type="float" office:value="2">
            <text:p>2</text:p>
          </table:table-cell>
          <table:table-cell table:formula="of:=LOG(1+10*[.DO16])" office:value-type="float" office:value="1.32221929473392">
            <text:p>1,3222192947</text:p>
          </table:table-cell>
          <table:table-cell table:formula="of:=[.DP16]*55.5" office:value-type="float" office:value="73.3831708577325">
            <text:p>73</text:p>
          </table:table-cell>
          <table:table-cell table:formula="of:=200-[.DQ16]" office:value-type="float" office:value="126.616829142267">
            <text:p>127</text:p>
          </table:table-cell>
          <table:table-cell table:style-name="ce17" office:value-type="float" office:value="60">
            <text:p>60</text:p>
          </table:table-cell>
          <table:table-cell table:style-name="ce17" table:formula="of:=LOG10(1+[.DS16])" office:value-type="float" office:value="1.78532983501077">
            <text:p>1,785329835</text:p>
          </table:table-cell>
          <table:table-cell table:style-name="ce18" table:formula="of:=[.DT16]*175" office:value-type="float" office:value="312.432721126884">
            <text:p>312</text:p>
          </table:table-cell>
          <table:table-cell table:style-name="ce18" table:formula="of:=350-[.DU16]+208" office:value-type="float" office:value="245.567278873116">
            <text:p>246</text:p>
          </table:table-cell>
          <table:table-cell table:style-name="ce69" office:value-type="float" office:value="20">
            <text:p>20</text:p>
          </table:table-cell>
          <table:table-cell table:style-name="ce69" table:formula="of:=LOG10(1+[.DW16])" office:value-type="float" office:value="1.32221929473392">
            <text:p>1,3222192947</text:p>
          </table:table-cell>
          <table:table-cell table:style-name="ce70" table:formula="of:=[.DX16]*175" office:value-type="float" office:value="231.388376578436">
            <text:p>231</text:p>
          </table:table-cell>
          <table:table-cell table:style-name="ce70" table:formula="of:=350-[.DW16]/2" office:value-type="float" office:value="340">
            <text:p>3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style-name="ce9"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style-name="ce18"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table:style-name="ce28"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style-name="ce27"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17" table:formula="of:=LOG10(1+1*[.BC17])" office:value-type="float" office:value="1.49136169383427">
            <text:p>1,4913616938</text:p>
          </table:table-cell>
          <table:table-cell table:style-name="ce18" table:formula="of:=[.BD17]*133" office:value-type="float" office:value="198.351105279958">
            <text:p>198</text:p>
          </table:table-cell>
          <table:table-cell table:style-name="ce31"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=LOG(1+([.CA17]-350)/40)" office:value-type="float" office:value="0.352182518111362">
            <text:p>0,3521825181</text:p>
          </table:table-cell>
          <table:table-cell table:formula="of:=48.5*[.CB17]" office:value-type="float" office:value="17.0808521284011">
            <text:p>17</text:p>
          </table:table-cell>
          <table:table-cell table:formula="of:=150-[.CC17]" office:value-type="float" office:value="132.919147871599">
            <text:p>133</text:p>
          </table:table-cell>
          <table:table-cell table:style-name="ce56" office:value-type="float" office:value="50000">
            <text:p>50000,00</text:p>
          </table:table-cell>
          <table:table-cell table:style-name="ce5" table:formula="of:=LOG10(1+[.CE17]/100)" office:value-type="float" office:value="2.69983772586725">
            <text:p>2,6998377259</text:p>
          </table:table-cell>
          <table:table-cell table:style-name="ce6" table:formula="of:=350-75*[.CF17]" office:value-type="float" office:value="147.512170559957">
            <text:p>148</text:p>
          </table:table-cell>
          <table:table-cell table:style-name="ce6"/>
          <table:table-cell office:value-type="float" office:value="-0.5">
            <text:p>-0,5</text:p>
          </table:table-cell>
          <table:table-cell table:formula="of:=LOG10(1-[.CI17])" office:value-type="float" office:value="0.176091259055681">
            <text:p>0,1760912591</text:p>
          </table:table-cell>
          <table:table-cell table:formula="of:=[.CJ17]*193" office:value-type="float" office:value="33.9856129977465">
            <text:p>34</text:p>
          </table:table-cell>
          <table:table-cell table:formula="of:=200+[.CK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M17])" office:value-type="float" office:value="1.66275783168157">
            <text:p>1,6627578317</text:p>
          </table:table-cell>
          <table:table-cell table:formula="of:=[.CN17]*61.655" office:value-type="float" office:value="102.517334112327">
            <text:p>103</text:p>
          </table:table-cell>
          <table:table-cell table:formula="of:=200-[.CO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Q17])" office:value-type="float" office:value="0.477121254719662">
            <text:p>0,4771212547</text:p>
          </table:table-cell>
          <table:table-cell table:formula="of:=[.CR17]*50" office:value-type="float" office:value="23.8560627359831">
            <text:p>23,856062736</text:p>
          </table:table-cell>
          <table:table-cell table:formula="of:=200-[.CS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U17])" office:value-type="float" office:value="0.544068044350276">
            <text:p>0,5440680444</text:p>
          </table:table-cell>
          <table:table-cell table:formula="of:=350-30*[.CU17]" office:value-type="float" office:value="275">
            <text:p>275</text:p>
          </table:table-cell>
          <table:table-cell/>
          <table:table-cell table:style-name="ce17" office:value-type="float" office:value="0.8">
            <text:p>0,8</text:p>
          </table:table-cell>
          <table:table-cell table:style-name="ce17" table:formula="of:=LOG10(1+10*([.CY17]))" office:value-type="float" office:value="0.954242509439325">
            <text:p>0,9542425094</text:p>
          </table:table-cell>
          <table:table-cell table:style-name="ce18" table:formula="of:=[.CZ17]*144.025" office:value-type="float" office:value="137.434777421999">
            <text:p>137</text:p>
          </table:table-cell>
          <table:table-cell table:style-name="ce31" table:formula="of:=350-[.DA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DC17])" office:value-type="float" office:value="3.30124708863621">
            <text:p>3,3012470886</text:p>
          </table:table-cell>
          <table:table-cell table:formula="of:=[.DD17]*60" office:value-type="float" office:value="198.074825318173">
            <text:p>198</text:p>
          </table:table-cell>
          <table:table-cell table:formula="of:=350-[.DE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G17]/40)" office:value-type="float" office:value="1.37106786227174">
            <text:p>1,3710678623</text:p>
          </table:table-cell>
          <table:table-cell table:formula="of:=[.DH17]*108.5" office:value-type="float" office:value="148.760863056483">
            <text:p>149</text:p>
          </table:table-cell>
          <table:table-cell table:formula="of:=300-[.DI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K17])" office:value-type="float" office:value="0.397940008672038">
            <text:p>0,3979400087</text:p>
          </table:table-cell>
          <table:table-cell table:formula="of:=[.DL17]*44" office:value-type="float" office:value="17.5093603815697">
            <text:p>18</text:p>
          </table:table-cell>
          <table:table-cell table:formula="of:=200-[.DM17]" office:value-type="float" office:value="182.49063961843">
            <text:p>182</text:p>
          </table:table-cell>
          <table:table-cell office:value-type="float" office:value="1.5">
            <text:p>1,5</text:p>
          </table:table-cell>
          <table:table-cell table:formula="of:=LOG(1+10*[.DO17])" office:value-type="float" office:value="1.20411998265592">
            <text:p>1,2041199827</text:p>
          </table:table-cell>
          <table:table-cell table:formula="of:=[.DP17]*55.5" office:value-type="float" office:value="66.8286590374038">
            <text:p>67</text:p>
          </table:table-cell>
          <table:table-cell table:formula="of:=200-[.DQ17]" office:value-type="float" office:value="133.171340962596">
            <text:p>133</text:p>
          </table:table-cell>
          <table:table-cell table:style-name="ce17" office:value-type="float" office:value="50">
            <text:p>50</text:p>
          </table:table-cell>
          <table:table-cell table:style-name="ce17" table:formula="of:=LOG10(1+[.DS17])" office:value-type="float" office:value="1.70757017609794">
            <text:p>1,7075701761</text:p>
          </table:table-cell>
          <table:table-cell table:style-name="ce18" table:formula="of:=[.DT17]*175" office:value-type="float" office:value="298.824780817139">
            <text:p>299</text:p>
          </table:table-cell>
          <table:table-cell table:style-name="ce18" table:formula="of:=350-[.DU17]+208" office:value-type="float" office:value="259.175219182861">
            <text:p>259</text:p>
          </table:table-cell>
          <table:table-cell table:style-name="ce69" office:value-type="float" office:value="0">
            <text:p>0</text:p>
          </table:table-cell>
          <table:table-cell table:style-name="ce69" table:formula="of:=LOG10(1+[.DW17])" office:value-type="float" office:value="0">
            <text:p>0</text:p>
          </table:table-cell>
          <table:table-cell table:style-name="ce70" table:formula="of:=[.DX17]*175" office:value-type="float" office:value="0">
            <text:p>0</text:p>
          </table:table-cell>
          <table:table-cell table:style-name="ce70" table:formula="of:=350-[.DW17]/2" office:value-type="float" office:value="350">
            <text:p>350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style-name="ce9"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style-name="ce18"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table:style-name="ce28"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style-name="ce27"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table:style-name="ce17" office:value-type="float" office:value="20">
            <text:p>20</text:p>
          </table:table-cell>
          <table:table-cell table:style-name="ce17" table:formula="of:=LOG10(1+1*[.BC18])" office:value-type="float" office:value="1.32221929473392">
            <text:p>1,3222192947</text:p>
          </table:table-cell>
          <table:table-cell table:style-name="ce18" table:formula="of:=[.BD18]*133" office:value-type="float" office:value="175.855166199611">
            <text:p>176</text:p>
          </table:table-cell>
          <table:table-cell table:style-name="ce31"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formula="of:==LOG(1+([.CA18]-350)/40)" office:value-type="float" office:value="0">
            <text:p>0</text:p>
          </table:table-cell>
          <table:table-cell table:formula="of:=48.5-48.5*(1-[.CB18])" office:value-type="float" office:value="0">
            <text:p>0</text:p>
          </table:table-cell>
          <table:table-cell table:formula="of:=150-[.CC18]" office:value-type="float" office:value="150">
            <text:p>150</text:p>
          </table:table-cell>
          <table:table-cell table:style-name="ce56" office:value-type="float" office:value="40000">
            <text:p>40000,00</text:p>
          </table:table-cell>
          <table:table-cell table:style-name="ce5" table:formula="of:=LOG10(1+[.CE18]/100)" office:value-type="float" office:value="2.60314437262018">
            <text:p>2,6031443726</text:p>
          </table:table-cell>
          <table:table-cell table:style-name="ce6" table:formula="of:=350-75*[.CF18]" office:value-type="float" office:value="154.764172053486">
            <text:p>155</text:p>
          </table:table-cell>
          <table:table-cell table:style-name="ce6"/>
          <table:table-cell office:value-type="float" office:value="-1">
            <text:p>-1</text:p>
          </table:table-cell>
          <table:table-cell table:formula="of:=LOG10(1-[.CI18])" office:value-type="float" office:value="0.301029995663981">
            <text:p>0,3010299957</text:p>
          </table:table-cell>
          <table:table-cell table:formula="of:=[.CJ18]*193" office:value-type="float" office:value="58.0987891631484">
            <text:p>58</text:p>
          </table:table-cell>
          <table:table-cell table:formula="of:=200+[.CK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M18])" office:value-type="float" office:value="1.49136169383427">
            <text:p>1,4913616938</text:p>
          </table:table-cell>
          <table:table-cell table:formula="of:=[.CN18]*61.655" office:value-type="float" office:value="91.9499052333521">
            <text:p>92</text:p>
          </table:table-cell>
          <table:table-cell table:formula="of:=200-[.CO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Q18])" office:value-type="float" office:value="0.301029995663981">
            <text:p>0,3010299957</text:p>
          </table:table-cell>
          <table:table-cell table:formula="of:=[.CR18]*50" office:value-type="float" office:value="15.0514997831991">
            <text:p>15,0514997832</text:p>
          </table:table-cell>
          <table:table-cell table:formula="of:=200-[.CS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U18])" office:value-type="float" office:value="0.477121254719662">
            <text:p>0,4771212547</text:p>
          </table:table-cell>
          <table:table-cell table:formula="of:=350-30*[.CU18]" office:value-type="float" office:value="290">
            <text:p>290</text:p>
          </table:table-cell>
          <table:table-cell/>
          <table:table-cell table:style-name="ce17" office:value-type="float" office:value="0.7">
            <text:p>0,7</text:p>
          </table:table-cell>
          <table:table-cell table:style-name="ce17" table:formula="of:=LOG10(1+10*([.CY18]))" office:value-type="float" office:value="0.903089986991943">
            <text:p>0,903089987</text:p>
          </table:table-cell>
          <table:table-cell table:style-name="ce18" table:formula="of:=[.CZ18]*144.025" office:value-type="float" office:value="130.067535376515">
            <text:p>130</text:p>
          </table:table-cell>
          <table:table-cell table:style-name="ce31" table:formula="of:=350-[.DA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DC18])" office:value-type="float" office:value="3.17638069224327">
            <text:p>3,1763806922</text:p>
          </table:table-cell>
          <table:table-cell table:formula="of:=[.DD18]*60" office:value-type="float" office:value="190.582841534596">
            <text:p>191</text:p>
          </table:table-cell>
          <table:table-cell table:formula="of:=350-[.DE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G18]/40)" office:value-type="float" office:value="1.32221929473392">
            <text:p>1,3222192947</text:p>
          </table:table-cell>
          <table:table-cell table:formula="of:=[.DH18]*108.5" office:value-type="float" office:value="143.46079347863">
            <text:p>143</text:p>
          </table:table-cell>
          <table:table-cell table:formula="of:=300-[.DI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K18])" office:value-type="float" office:value="0.301029995663981">
            <text:p>0,3010299957</text:p>
          </table:table-cell>
          <table:table-cell table:formula="of:=[.DL18]*44" office:value-type="float" office:value="13.2453198092152">
            <text:p>13</text:p>
          </table:table-cell>
          <table:table-cell table:formula="of:=200-[.DM18]" office:value-type="float" office:value="186.754680190785">
            <text:p>187</text:p>
          </table:table-cell>
          <table:table-cell office:value-type="float" office:value="1">
            <text:p>1</text:p>
          </table:table-cell>
          <table:table-cell table:formula="of:=LOG(1+10*[.DO18])" office:value-type="float" office:value="1.04139268515823">
            <text:p>1,0413926852</text:p>
          </table:table-cell>
          <table:table-cell table:formula="of:=[.DP18]*55.5" office:value-type="float" office:value="57.7972940262815">
            <text:p>58</text:p>
          </table:table-cell>
          <table:table-cell table:formula="of:=200-[.DQ18]" office:value-type="float" office:value="142.202705973719">
            <text:p>142</text:p>
          </table:table-cell>
          <table:table-cell table:style-name="ce17" office:value-type="float" office:value="40">
            <text:p>40</text:p>
          </table:table-cell>
          <table:table-cell table:style-name="ce17" table:formula="of:=LOG10(1+[.DS18])" office:value-type="float" office:value="1.61278385671974">
            <text:p>1,6127838567</text:p>
          </table:table-cell>
          <table:table-cell table:style-name="ce18" table:formula="of:=[.DT18]*175" office:value-type="float" office:value="282.237174925954">
            <text:p>282</text:p>
          </table:table-cell>
          <table:table-cell table:style-name="ce18" table:formula="of:=350-[.DU18]+208" office:value-type="float" office:value="275.762825074046">
            <text:p>276</text:p>
          </table:table-cell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style-name="ce9"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style-name="ce18"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table:style-name="ce28"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style-name="ce27"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table:style-name="ce17" office:value-type="float" office:value="15">
            <text:p>15</text:p>
          </table:table-cell>
          <table:table-cell table:style-name="ce17" table:formula="of:=LOG10(1+1*[.BC19])" office:value-type="float" office:value="1.20411998265592">
            <text:p>1,2041199827</text:p>
          </table:table-cell>
          <table:table-cell table:style-name="ce18" table:formula="of:=[.BD19]*133" office:value-type="float" office:value="160.147957693238">
            <text:p>160</text:p>
          </table:table-cell>
          <table:table-cell table:style-name="ce31"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50">
            <text:p>350</text:p>
          </table:table-cell>
          <table:table-cell table:formula="of:=[.CA19]" office:value-type="float" office:value="350">
            <text:p>350</text:p>
          </table:table-cell>
          <table:table-cell table:formula="of:=[.CB19]" office:value-type="float" office:value="350">
            <text:p>350</text:p>
          </table:table-cell>
          <table:table-cell table:formula="of:=500-[.CC19]" office:value-type="float" office:value="150">
            <text:p>150</text:p>
          </table:table-cell>
          <table:table-cell table:style-name="ce56" office:value-type="float" office:value="30000">
            <text:p>30000,00</text:p>
          </table:table-cell>
          <table:table-cell table:style-name="ce5" table:formula="of:=LOG10(1+[.CE19]/100)" office:value-type="float" office:value="2.47856649559384">
            <text:p>2,4785664956</text:p>
          </table:table-cell>
          <table:table-cell table:style-name="ce6" table:formula="of:=350-75*[.CF19]" office:value-type="float" office:value="164.107512830462">
            <text:p>164</text:p>
          </table:table-cell>
          <table:table-cell table:style-name="ce6"/>
          <table:table-cell office:value-type="float" office:value="-1.5">
            <text:p>-1,5</text:p>
          </table:table-cell>
          <table:table-cell table:formula="of:=LOG10(1-[.CI19])" office:value-type="float" office:value="0.397940008672038">
            <text:p>0,3979400087</text:p>
          </table:table-cell>
          <table:table-cell table:formula="of:=[.CJ19]*193" office:value-type="float" office:value="76.8024216737033">
            <text:p>77</text:p>
          </table:table-cell>
          <table:table-cell table:formula="of:=200+[.CK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M19])" office:value-type="float" office:value="1.37106786227174">
            <text:p>1,3710678623</text:p>
          </table:table-cell>
          <table:table-cell table:formula="of:=[.CN19]*61.655" office:value-type="float" office:value="84.5331890483639">
            <text:p>85</text:p>
          </table:table-cell>
          <table:table-cell table:formula="of:=200-[.CO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Q19])" office:value-type="float" office:value="0.176091259055681">
            <text:p>0,1760912591</text:p>
          </table:table-cell>
          <table:table-cell table:formula="of:=[.CR19]*50" office:value-type="float" office:value="8.80456295278406">
            <text:p>8,8045629528</text:p>
          </table:table-cell>
          <table:table-cell table:formula="of:=200-[.CS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U19])" office:value-type="float" office:value="0.397940008672038">
            <text:p>0,3979400087</text:p>
          </table:table-cell>
          <table:table-cell table:formula="of:=350-30*[.CU19]" office:value-type="float" office:value="305">
            <text:p>305</text:p>
          </table:table-cell>
          <table:table-cell/>
          <table:table-cell table:style-name="ce17" office:value-type="float" office:value="0.6">
            <text:p>0,6</text:p>
          </table:table-cell>
          <table:table-cell table:style-name="ce17" table:formula="of:=LOG10(1+10*([.CY19]))" office:value-type="float" office:value="0.845098040014257">
            <text:p>0,84509804</text:p>
          </table:table-cell>
          <table:table-cell table:style-name="ce18" table:formula="of:=[.CZ19]*144.025" office:value-type="float" office:value="121.715245213053">
            <text:p>122</text:p>
          </table:table-cell>
          <table:table-cell table:style-name="ce31" table:formula="of:=350-[.DA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DC19])" office:value-type="float" office:value="3.00043407747932">
            <text:p>3,0004340775</text:p>
          </table:table-cell>
          <table:table-cell table:formula="of:=[.DD19]*60" office:value-type="float" office:value="180.026044648759">
            <text:p>180</text:p>
          </table:table-cell>
          <table:table-cell table:formula="of:=350-[.DE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G19]/40)" office:value-type="float" office:value="1.26717172840301">
            <text:p>1,2671717284</text:p>
          </table:table-cell>
          <table:table-cell table:formula="of:=[.DH19]*108.5" office:value-type="float" office:value="137.488132531727">
            <text:p>137</text:p>
          </table:table-cell>
          <table:table-cell table:formula="of:=300-[.DI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K19])" office:value-type="float" office:value="0.176091259055681">
            <text:p>0,1760912591</text:p>
          </table:table-cell>
          <table:table-cell table:formula="of:=[.DL19]*44" office:value-type="float" office:value="7.74801539844997">
            <text:p>8</text:p>
          </table:table-cell>
          <table:table-cell table:formula="of:=200-[.DM19]" office:value-type="float" office:value="192.25198460155">
            <text:p>192</text:p>
          </table:table-cell>
          <table:table-cell office:value-type="float" office:value="0.5">
            <text:p>0,5</text:p>
          </table:table-cell>
          <table:table-cell table:formula="of:=LOG(1+10*[.DO19])" office:value-type="float" office:value="0.778151250383644">
            <text:p>0,7781512504</text:p>
          </table:table-cell>
          <table:table-cell table:formula="of:=[.DP19]*55.5" office:value-type="float" office:value="43.1873943962922">
            <text:p>43</text:p>
          </table:table-cell>
          <table:table-cell table:formula="of:=200-[.DQ19]" office:value-type="float" office:value="156.812605603708">
            <text:p>157</text:p>
          </table:table-cell>
          <table:table-cell table:style-name="ce17" office:value-type="float" office:value="30">
            <text:p>30</text:p>
          </table:table-cell>
          <table:table-cell table:style-name="ce17" table:formula="of:=LOG10(1+[.DS19])" office:value-type="float" office:value="1.49136169383427">
            <text:p>1,4913616938</text:p>
          </table:table-cell>
          <table:table-cell table:style-name="ce18" table:formula="of:=[.DT19]*175" office:value-type="float" office:value="260.988296420998">
            <text:p>261</text:p>
          </table:table-cell>
          <table:table-cell table:style-name="ce18" table:formula="of:=350-[.DU19]+208" office:value-type="float" office:value="297.011703579002">
            <text:p>297</text:p>
          </table:table-cell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style-name="ce9"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style-name="ce18"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table:style-name="ce28"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style-name="ce27"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table:style-name="ce17" office:value-type="float" office:value="10">
            <text:p>10</text:p>
          </table:table-cell>
          <table:table-cell table:style-name="ce17" table:formula="of:=LOG10(1+1*[.BC20])" office:value-type="float" office:value="1.04139268515823">
            <text:p>1,0413926852</text:p>
          </table:table-cell>
          <table:table-cell table:style-name="ce18" table:formula="of:=[.BD20]*133" office:value-type="float" office:value="138.505227126044">
            <text:p>139</text:p>
          </table:table-cell>
          <table:table-cell table:style-name="ce31"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340">
            <text:p>340</text:p>
          </table:table-cell>
          <table:table-cell table:formula="of:=[.CA20]" office:value-type="float" office:value="340">
            <text:p>340</text:p>
          </table:table-cell>
          <table:table-cell table:formula="of:=[.CB20]" office:value-type="float" office:value="340">
            <text:p>340</text:p>
          </table:table-cell>
          <table:table-cell table:formula="of:=500-[.CC20]" office:value-type="float" office:value="160">
            <text:p>160</text:p>
          </table:table-cell>
          <table:table-cell table:style-name="ce56" office:value-type="float" office:value="20000">
            <text:p>20000,00</text:p>
          </table:table-cell>
          <table:table-cell table:style-name="ce5" table:formula="of:=LOG10(1+[.CE20]/100)" office:value-type="float" office:value="2.30319605742049">
            <text:p>2,3031960574</text:p>
          </table:table-cell>
          <table:table-cell table:style-name="ce6" table:formula="of:=350-75*[.CF20]" office:value-type="float" office:value="177.260295693463">
            <text:p>177</text:p>
          </table:table-cell>
          <table:table-cell table:style-name="ce6"/>
          <table:table-cell office:value-type="float" office:value="-2">
            <text:p>-2</text:p>
          </table:table-cell>
          <table:table-cell table:formula="of:=LOG10(1-[.CI20])" office:value-type="float" office:value="0.477121254719662">
            <text:p>0,4771212547</text:p>
          </table:table-cell>
          <table:table-cell table:formula="of:=[.CJ20]*193" office:value-type="float" office:value="92.0844021608949">
            <text:p>92</text:p>
          </table:table-cell>
          <table:table-cell table:formula="of:=200+[.CK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M20])" office:value-type="float" office:value="1.20411998265592">
            <text:p>1,2041199827</text:p>
          </table:table-cell>
          <table:table-cell table:formula="of:=[.CN20]*61.655" office:value-type="float" office:value="74.240017530651">
            <text:p>74</text:p>
          </table:table-cell>
          <table:table-cell table:formula="of:=200-[.CO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Q20])" office:value-type="float" office:value="0">
            <text:p>0</text:p>
          </table:table-cell>
          <table:table-cell table:formula="of:=[.CR20]*50" office:value-type="float" office:value="0">
            <text:p>0</text:p>
          </table:table-cell>
          <table:table-cell table:formula="of:=200-[.CS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U20])" office:value-type="float" office:value="0.301029995663981">
            <text:p>0,3010299957</text:p>
          </table:table-cell>
          <table:table-cell table:formula="of:=350-30*[.CU20]" office:value-type="float" office:value="320">
            <text:p>320</text:p>
          </table:table-cell>
          <table:table-cell/>
          <table:table-cell table:style-name="ce17" office:value-type="float" office:value="0.5">
            <text:p>0,5</text:p>
          </table:table-cell>
          <table:table-cell table:style-name="ce17" table:formula="of:=LOG10(1+10*([.CY20]))" office:value-type="float" office:value="0.778151250383644">
            <text:p>0,7781512504</text:p>
          </table:table-cell>
          <table:table-cell table:style-name="ce18" table:formula="of:=[.CZ20]*144.025" office:value-type="float" office:value="112.073233836504">
            <text:p>112</text:p>
          </table:table-cell>
          <table:table-cell table:style-name="ce31" table:formula="of:=350-[.DA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DC20])" office:value-type="float" office:value="2.69983772586725">
            <text:p>2,6998377259</text:p>
          </table:table-cell>
          <table:table-cell table:formula="of:=[.DD20]*60" office:value-type="float" office:value="161.990263552035">
            <text:p>162</text:p>
          </table:table-cell>
          <table:table-cell table:formula="of:=350-[.DE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G20]/40)" office:value-type="float" office:value="1.20411998265592">
            <text:p>1,2041199827</text:p>
          </table:table-cell>
          <table:table-cell table:formula="of:=[.DH20]*108.5" office:value-type="float" office:value="130.647018118168">
            <text:p>131</text:p>
          </table:table-cell>
          <table:table-cell table:formula="of:=300-[.DI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K20])" office:value-type="float" office:value="0">
            <text:p>0</text:p>
          </table:table-cell>
          <table:table-cell table:formula="of:=[.DL20]*44" office:value-type="float" office:value="0">
            <text:p>0</text:p>
          </table:table-cell>
          <table:table-cell table:formula="of:=200-[.DM20]" office:value-type="float" office:value="200">
            <text:p>200</text:p>
          </table:table-cell>
          <table:table-cell office:value-type="float" office:value="0.4">
            <text:p>0,4</text:p>
          </table:table-cell>
          <table:table-cell table:formula="of:=LOG(1+10*[.DO20])" office:value-type="float" office:value="0.698970004336019">
            <text:p>0,6989700043</text:p>
          </table:table-cell>
          <table:table-cell table:formula="of:=[.DP20]*55.5" office:value-type="float" office:value="38.792835240649">
            <text:p>39</text:p>
          </table:table-cell>
          <table:table-cell table:formula="of:=200-[.DQ20]" office:value-type="float" office:value="161.207164759351">
            <text:p>161</text:p>
          </table:table-cell>
          <table:table-cell table:style-name="ce17" office:value-type="float" office:value="20">
            <text:p>20</text:p>
          </table:table-cell>
          <table:table-cell table:style-name="ce17" table:formula="of:=LOG10(1+[.DS20])" office:value-type="float" office:value="1.32221929473392">
            <text:p>1,3222192947</text:p>
          </table:table-cell>
          <table:table-cell table:style-name="ce18" table:formula="of:=[.DT20]*175" office:value-type="float" office:value="231.388376578436">
            <text:p>231</text:p>
          </table:table-cell>
          <table:table-cell table:style-name="ce18" table:formula="of:=350-[.DU20]+208" office:value-type="float" office:value="326.611623421564">
            <text:p>327</text:p>
          </table:table-cell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style-name="ce9"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style-name="ce18"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table:style-name="ce28"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style-name="ce27"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table:style-name="ce17" office:value-type="float" office:value="7.5">
            <text:p>7,5</text:p>
          </table:table-cell>
          <table:table-cell table:style-name="ce17" table:formula="of:=LOG10(1+1*[.BC21])" office:value-type="float" office:value="0.929418925714293">
            <text:p>0,9294189257</text:p>
          </table:table-cell>
          <table:table-cell table:style-name="ce18" table:formula="of:=[.BD21]*133" office:value-type="float" office:value="123.612717120001">
            <text:p>124</text:p>
          </table:table-cell>
          <table:table-cell table:style-name="ce31"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formula="of:=[.CA21]" office:value-type="float" office:value="330">
            <text:p>330</text:p>
          </table:table-cell>
          <table:table-cell table:formula="of:=[.CB21]" office:value-type="float" office:value="330">
            <text:p>330</text:p>
          </table:table-cell>
          <table:table-cell table:formula="of:=500-[.CC21]" office:value-type="float" office:value="170">
            <text:p>170</text:p>
          </table:table-cell>
          <table:table-cell table:style-name="ce56" office:value-type="float" office:value="15000">
            <text:p>15000,00</text:p>
          </table:table-cell>
          <table:table-cell table:style-name="ce5" table:formula="of:=LOG10(1+[.CE21]/100)" office:value-type="float" office:value="2.17897694729317">
            <text:p>2,1789769473</text:p>
          </table:table-cell>
          <table:table-cell table:style-name="ce6" table:formula="of:=350-75*[.CF21]" office:value-type="float" office:value="186.576728953012">
            <text:p>187</text:p>
          </table:table-cell>
          <table:table-cell table:style-name="ce6"/>
          <table:table-cell office:value-type="float" office:value="-3">
            <text:p>-3</text:p>
          </table:table-cell>
          <table:table-cell table:formula="of:=LOG10(1-[.CI21])" office:value-type="float" office:value="0.602059991327962">
            <text:p>0,6020599913</text:p>
          </table:table-cell>
          <table:table-cell table:formula="of:=[.CJ21]*193" office:value-type="float" office:value="116.197578326297">
            <text:p>116</text:p>
          </table:table-cell>
          <table:table-cell table:formula="of:=200+[.CK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M21])" office:value-type="float" office:value="1.11394335230684">
            <text:p>1,1139433523</text:p>
          </table:table-cell>
          <table:table-cell table:formula="of:=[.CN21]*61.655" office:value-type="float" office:value="68.680177386478">
            <text:p>69</text:p>
          </table:table-cell>
          <table:table-cell table:formula="of:=200-[.CO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Q21])" office:value-type="float" office:value="0.176091259055681">
            <text:p>0,1760912591</text:p>
          </table:table-cell>
          <table:table-cell table:formula="of:=[.CR21]*37.5" office:value-type="float" office:value="6.60342221458805">
            <text:p>6,6034222146</text:p>
          </table:table-cell>
          <table:table-cell table:formula="of:=200+[.CS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U21])" office:value-type="float" office:value="0.176091259055681">
            <text:p>0,1760912591</text:p>
          </table:table-cell>
          <table:table-cell table:formula="of:=350-30*[.CU21]" office:value-type="float" office:value="335">
            <text:p>335</text:p>
          </table:table-cell>
          <table:table-cell/>
          <table:table-cell table:style-name="ce17" office:value-type="float" office:value="0.4">
            <text:p>0,4</text:p>
          </table:table-cell>
          <table:table-cell table:style-name="ce17" table:formula="of:=LOG10(1+10*([.CY21]))" office:value-type="float" office:value="0.698970004336019">
            <text:p>0,6989700043</text:p>
          </table:table-cell>
          <table:table-cell table:style-name="ce18" table:formula="of:=[.CZ21]*144.025" office:value-type="float" office:value="100.669154874495">
            <text:p>101</text:p>
          </table:table-cell>
          <table:table-cell table:style-name="ce31" table:formula="of:=350-[.DA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DC21])" office:value-type="float" office:value="2.60314437262018">
            <text:p>2,6031443726</text:p>
          </table:table-cell>
          <table:table-cell table:formula="of:=[.DD21]*60" office:value-type="float" office:value="156.188662357211">
            <text:p>156</text:p>
          </table:table-cell>
          <table:table-cell table:formula="of:=350-[.DE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G21]/40)" office:value-type="float" office:value="1.13033376849501">
            <text:p>1,1303337685</text:p>
          </table:table-cell>
          <table:table-cell table:formula="of:=[.DH21]*108.5" office:value-type="float" office:value="122.641213881708">
            <text:p>123</text:p>
          </table:table-cell>
          <table:table-cell table:formula="of:=300-[.DI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K21])" office:value-type="float" office:value="0.176091259055681">
            <text:p>0,1760912591</text:p>
          </table:table-cell>
          <table:table-cell table:formula="of:=[.DL21]*44" office:value-type="float" office:value="7.74801539844997">
            <text:p>8</text:p>
          </table:table-cell>
          <table:table-cell table:formula="of:=200+[.DM21]" office:value-type="float" office:value="207.74801539845">
            <text:p>208</text:p>
          </table:table-cell>
          <table:table-cell office:value-type="float" office:value="0.3">
            <text:p>0,3</text:p>
          </table:table-cell>
          <table:table-cell table:formula="of:=LOG(1+10*[.DO21])" office:value-type="float" office:value="0.602059991327962">
            <text:p>0,6020599913</text:p>
          </table:table-cell>
          <table:table-cell table:formula="of:=[.DP21]*55.5" office:value-type="float" office:value="33.4143295187019">
            <text:p>33</text:p>
          </table:table-cell>
          <table:table-cell table:formula="of:=200-[.DQ21]" office:value-type="float" office:value="166.585670481298">
            <text:p>167</text:p>
          </table:table-cell>
          <table:table-cell table:style-name="ce17" office:value-type="float" office:value="0">
            <text:p>0</text:p>
          </table:table-cell>
          <table:table-cell table:style-name="ce17" table:formula="of:=LOG10(1+[.DS21])" office:value-type="float" office:value="0">
            <text:p>0</text:p>
          </table:table-cell>
          <table:table-cell table:style-name="ce18" table:formula="of:=[.DT21]*80" office:value-type="float" office:value="0">
            <text:p>0</text:p>
          </table:table-cell>
          <table:table-cell table:style-name="ce18" table:formula="of:=350-[.DU21]-68" office:value-type="float" office:value="282">
            <text:p>282</text:p>
          </table:table-cell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style-name="ce9"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style-name="ce18"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table:style-name="ce28"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style-name="ce27"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table:style-name="ce17" office:value-type="float" office:value="5">
            <text:p>5</text:p>
          </table:table-cell>
          <table:table-cell table:style-name="ce17" table:formula="of:=LOG10(1+1*[.BC22])" office:value-type="float" office:value="0.778151250383644">
            <text:p>0,7781512504</text:p>
          </table:table-cell>
          <table:table-cell table:style-name="ce18" table:formula="of:=[.BD22]*133" office:value-type="float" office:value="103.494116301025">
            <text:p>103</text:p>
          </table:table-cell>
          <table:table-cell table:style-name="ce31"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320">
            <text:p>320</text:p>
          </table:table-cell>
          <table:table-cell table:formula="of:=[.CA22]" office:value-type="float" office:value="320">
            <text:p>320</text:p>
          </table:table-cell>
          <table:table-cell table:formula="of:=[.CB22]" office:value-type="float" office:value="320">
            <text:p>320</text:p>
          </table:table-cell>
          <table:table-cell table:formula="of:=500-[.CC22]" office:value-type="float" office:value="180">
            <text:p>180</text:p>
          </table:table-cell>
          <table:table-cell table:style-name="ce56" office:value-type="float" office:value="10000">
            <text:p>10000,00</text:p>
          </table:table-cell>
          <table:table-cell table:style-name="ce5" table:formula="of:=LOG10(1+[.CE22]/100)" office:value-type="float" office:value="2.00432137378264">
            <text:p>2,0043213738</text:p>
          </table:table-cell>
          <table:table-cell table:style-name="ce6" table:formula="of:=350-75*[.CF22]" office:value-type="float" office:value="199.675896966302">
            <text:p>200</text:p>
          </table:table-cell>
          <table:table-cell table:style-name="ce6"/>
          <table:table-cell office:value-type="float" office:value="-4">
            <text:p>-4</text:p>
          </table:table-cell>
          <table:table-cell table:formula="of:=LOG10(1-[.CI22])" office:value-type="float" office:value="0.698970004336019">
            <text:p>0,6989700043</text:p>
          </table:table-cell>
          <table:table-cell table:formula="of:=[.CJ22]*193" office:value-type="float" office:value="134.901210836852">
            <text:p>135</text:p>
          </table:table-cell>
          <table:table-cell table:formula="of:=200+[.CK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M22])" office:value-type="float" office:value="1">
            <text:p>1</text:p>
          </table:table-cell>
          <table:table-cell table:formula="of:=[.CN22]*61.655" office:value-type="float" office:value="61.655">
            <text:p>62</text:p>
          </table:table-cell>
          <table:table-cell table:formula="of:=200-[.CO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Q22])" office:value-type="float" office:value="0.301029995663981">
            <text:p>0,3010299957</text:p>
          </table:table-cell>
          <table:table-cell table:formula="of:=[.CR22]*37.5" office:value-type="float" office:value="11.2886248373993">
            <text:p>11,2886248374</text:p>
          </table:table-cell>
          <table:table-cell table:formula="of:=200+[.CS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U22])" office:value-type="float" office:value="0">
            <text:p>0</text:p>
          </table:table-cell>
          <table:table-cell table:formula="of:=350-30*[.CU22]" office:value-type="float" office:value="350">
            <text:p>350</text:p>
          </table:table-cell>
          <table:table-cell/>
          <table:table-cell table:style-name="ce17" office:value-type="float" office:value="0.3">
            <text:p>0,3</text:p>
          </table:table-cell>
          <table:table-cell table:style-name="ce17" table:formula="of:=LOG10(1+10*([.CY22]))" office:value-type="float" office:value="0.602059991327962">
            <text:p>0,6020599913</text:p>
          </table:table-cell>
          <table:table-cell table:style-name="ce18" table:formula="of:=[.CZ22]*144.025" office:value-type="float" office:value="86.7116902510098">
            <text:p>87</text:p>
          </table:table-cell>
          <table:table-cell table:style-name="ce31" table:formula="of:=350-[.DA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DC22])" office:value-type="float" office:value="2.47856649559384">
            <text:p>2,4785664956</text:p>
          </table:table-cell>
          <table:table-cell table:formula="of:=[.DD22]*60" office:value-type="float" office:value="148.713989735631">
            <text:p>149</text:p>
          </table:table-cell>
          <table:table-cell table:formula="of:=350-[.DE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G22]/40)" office:value-type="float" office:value="1.04139268515823">
            <text:p>1,0413926852</text:p>
          </table:table-cell>
          <table:table-cell table:formula="of:=[.DH22]*108.5" office:value-type="float" office:value="112.991106339667">
            <text:p>113</text:p>
          </table:table-cell>
          <table:table-cell table:formula="of:=300-[.DI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K22])" office:value-type="float" office:value="0.301029995663981">
            <text:p>0,3010299957</text:p>
          </table:table-cell>
          <table:table-cell table:formula="of:=[.DL22]*44" office:value-type="float" office:value="13.2453198092152">
            <text:p>13</text:p>
          </table:table-cell>
          <table:table-cell table:formula="of:=200+[.DM22]" office:value-type="float" office:value="213.245319809215">
            <text:p>213</text:p>
          </table:table-cell>
          <table:table-cell office:value-type="float" office:value="0.2">
            <text:p>0,2</text:p>
          </table:table-cell>
          <table:table-cell table:formula="of:=LOG(1+10*[.DO22])" office:value-type="float" office:value="0.477121254719662">
            <text:p>0,4771212547</text:p>
          </table:table-cell>
          <table:table-cell table:formula="of:=[.DP22]*55.5" office:value-type="float" office:value="26.4802296369413">
            <text:p>26</text:p>
          </table:table-cell>
          <table:table-cell table:formula="of:=200-[.DQ22]" office:value-type="float" office:value="173.519770363059">
            <text:p>174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style-name="ce9"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style-name="ce18"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table:style-name="ce28"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style-name="ce27"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table:style-name="ce17" office:value-type="float" office:value="4">
            <text:p>4</text:p>
          </table:table-cell>
          <table:table-cell table:style-name="ce17" table:formula="of:=LOG10(1+1*[.BC23])" office:value-type="float" office:value="0.698970004336019">
            <text:p>0,6989700043</text:p>
          </table:table-cell>
          <table:table-cell table:style-name="ce18" table:formula="of:=[.BD23]*133" office:value-type="float" office:value="92.9630105766905">
            <text:p>93</text:p>
          </table:table-cell>
          <table:table-cell table:style-name="ce31"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310">
            <text:p>310</text:p>
          </table:table-cell>
          <table:table-cell table:formula="of:=[.CA23]" office:value-type="float" office:value="310">
            <text:p>310</text:p>
          </table:table-cell>
          <table:table-cell table:formula="of:=[.CB23]" office:value-type="float" office:value="310">
            <text:p>310</text:p>
          </table:table-cell>
          <table:table-cell table:formula="of:=500-[.CC23]" office:value-type="float" office:value="190">
            <text:p>190</text:p>
          </table:table-cell>
          <table:table-cell table:style-name="ce56" office:value-type="float" office:value="7500">
            <text:p>7500,00</text:p>
          </table:table-cell>
          <table:table-cell table:style-name="ce5" table:formula="of:=LOG10(1+[.CE23]/100)" office:value-type="float" office:value="1.88081359228079">
            <text:p>1,8808135923</text:p>
          </table:table-cell>
          <table:table-cell table:style-name="ce6" table:formula="of:=350-75*[.CF23]" office:value-type="float" office:value="208.938980578941">
            <text:p>209</text:p>
          </table:table-cell>
          <table:table-cell table:style-name="ce6"/>
          <table:table-cell office:value-type="float" office:value="-5">
            <text:p>-5</text:p>
          </table:table-cell>
          <table:table-cell table:formula="of:=LOG10(1-[.CI23])" office:value-type="float" office:value="0.778151250383644">
            <text:p>0,7781512504</text:p>
          </table:table-cell>
          <table:table-cell table:formula="of:=[.CJ23]*193" office:value-type="float" office:value="150.183191324043">
            <text:p>150</text:p>
          </table:table-cell>
          <table:table-cell table:formula="of:=200+[.CK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M23])" office:value-type="float" office:value="0.845098040014257">
            <text:p>0,84509804</text:p>
          </table:table-cell>
          <table:table-cell table:formula="of:=[.CN23]*61.655" office:value-type="float" office:value="52.104519657079">
            <text:p>52</text:p>
          </table:table-cell>
          <table:table-cell table:formula="of:=200-[.CO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Q23])" office:value-type="float" office:value="0.477121254719662">
            <text:p>0,4771212547</text:p>
          </table:table-cell>
          <table:table-cell table:formula="of:=[.CR23]*37.5" office:value-type="float" office:value="17.8920470519873">
            <text:p>17,892047052</text:p>
          </table:table-cell>
          <table:table-cell table:formula="of:=200+[.CS23]" office:value-type="float" office:value="217.892047051987">
            <text:p>218</text:p>
          </table:table-cell>
          <table:table-cell table:style-name="ce15"/>
          <table:table-cell table:number-columns-repeated="3"/>
          <table:table-cell table:style-name="ce17" office:value-type="float" office:value="0.2">
            <text:p>0,2</text:p>
          </table:table-cell>
          <table:table-cell table:style-name="ce17" table:formula="of:=LOG10(1+10*([.CY23]))" office:value-type="float" office:value="0.477121254719662">
            <text:p>0,4771212547</text:p>
          </table:table-cell>
          <table:table-cell table:style-name="ce18" table:formula="of:=[.CZ23]*144.025" office:value-type="float" office:value="68.7173887109994">
            <text:p>69</text:p>
          </table:table-cell>
          <table:table-cell table:style-name="ce31" table:formula="of:=350-[.DA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DC23])" office:value-type="float" office:value="2.39967372148104">
            <text:p>2,3996737215</text:p>
          </table:table-cell>
          <table:table-cell table:formula="of:=[.DD23]*60" office:value-type="float" office:value="143.980423288862">
            <text:p>144</text:p>
          </table:table-cell>
          <table:table-cell table:formula="of:=350-[.DE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G23]/40)" office:value-type="float" office:value="0.929418925714293">
            <text:p>0,9294189257</text:p>
          </table:table-cell>
          <table:table-cell table:formula="of:=[.DH23]*108.5" office:value-type="float" office:value="100.841953440001">
            <text:p>101</text:p>
          </table:table-cell>
          <table:table-cell table:formula="of:=300-[.DI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K23])" office:value-type="float" office:value="0.397940008672038">
            <text:p>0,3979400087</text:p>
          </table:table-cell>
          <table:table-cell table:formula="of:=[.DL23]*44" office:value-type="float" office:value="17.5093603815697">
            <text:p>18</text:p>
          </table:table-cell>
          <table:table-cell table:formula="of:=200+[.DM23]" office:value-type="float" office:value="217.50936038157">
            <text:p>218</text:p>
          </table:table-cell>
          <table:table-cell office:value-type="float" office:value="0.1">
            <text:p>0,1</text:p>
          </table:table-cell>
          <table:table-cell table:formula="of:=LOG(1+10*[.DO23])" office:value-type="float" office:value="0.301029995663981">
            <text:p>0,3010299957</text:p>
          </table:table-cell>
          <table:table-cell table:formula="of:=[.DP23]*55.5" office:value-type="float" office:value="16.707164759351">
            <text:p>17</text:p>
          </table:table-cell>
          <table:table-cell table:formula="of:=200-[.DQ23]" office:value-type="float" office:value="183.292835240649">
            <text:p>183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style-name="ce9"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style-name="ce18"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table:style-name="ce28"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style-name="ce27"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table:style-name="ce17" office:value-type="float" office:value="3">
            <text:p>3</text:p>
          </table:table-cell>
          <table:table-cell table:style-name="ce17" table:formula="of:=LOG10(1+1*[.BC24])" office:value-type="float" office:value="0.602059991327962">
            <text:p>0,6020599913</text:p>
          </table:table-cell>
          <table:table-cell table:style-name="ce18" table:formula="of:=[.BD24]*133" office:value-type="float" office:value="80.073978846619">
            <text:p>80</text:p>
          </table:table-cell>
          <table:table-cell table:style-name="ce31"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300">
            <text:p>300</text:p>
          </table:table-cell>
          <table:table-cell table:formula="of:=[.CA24]" office:value-type="float" office:value="300">
            <text:p>300</text:p>
          </table:table-cell>
          <table:table-cell table:formula="of:=[.CB24]" office:value-type="float" office:value="300">
            <text:p>300</text:p>
          </table:table-cell>
          <table:table-cell table:formula="of:=500-[.CC24]" office:value-type="float" office:value="200">
            <text:p>200</text:p>
          </table:table-cell>
          <table:table-cell table:style-name="ce56" office:value-type="float" office:value="5000">
            <text:p>5000,00</text:p>
          </table:table-cell>
          <table:table-cell table:style-name="ce5" table:formula="of:=LOG10(1+[.CE24]/100)" office:value-type="float" office:value="1.70757017609794">
            <text:p>1,7075701761</text:p>
          </table:table-cell>
          <table:table-cell table:style-name="ce6" table:formula="of:=350-75*[.CF24]" office:value-type="float" office:value="221.932236792655">
            <text:p>222</text:p>
          </table:table-cell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table:formula="of:=LOG10(1+3*[.CM24])" office:value-type="float" office:value="0.602059991327962">
            <text:p>0,6020599913</text:p>
          </table:table-cell>
          <table:table-cell table:formula="of:=[.CN24]*61.655" office:value-type="float" office:value="37.1200087653255">
            <text:p>37</text:p>
          </table:table-cell>
          <table:table-cell table:formula="of:=200-[.CO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Q24])" office:value-type="float" office:value="0.778151250383644">
            <text:p>0,7781512504</text:p>
          </table:table-cell>
          <table:table-cell table:formula="of:=[.CR24]*37.5" office:value-type="float" office:value="29.1806718893866">
            <text:p>29,1806718894</text:p>
          </table:table-cell>
          <table:table-cell table:formula="of:=200+[.CS24]" office:value-type="float" office:value="229.180671889387">
            <text:p>229</text:p>
          </table:table-cell>
          <table:table-cell table:number-columns-repeated="4"/>
          <table:table-cell table:style-name="ce17" office:value-type="float" office:value="0.15">
            <text:p>0,15</text:p>
          </table:table-cell>
          <table:table-cell table:style-name="ce17" table:formula="of:=LOG10(1+10*([.CY24]))" office:value-type="float" office:value="0.397940008672038">
            <text:p>0,3979400087</text:p>
          </table:table-cell>
          <table:table-cell table:style-name="ce18" table:formula="of:=[.CZ24]*144.025" office:value-type="float" office:value="57.3133097489902">
            <text:p>57</text:p>
          </table:table-cell>
          <table:table-cell table:style-name="ce31" table:formula="of:=350-[.DA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DC24])" office:value-type="float" office:value="2.30319605742049">
            <text:p>2,3031960574</text:p>
          </table:table-cell>
          <table:table-cell table:formula="of:=[.DD24]*60" office:value-type="float" office:value="138.191763445229">
            <text:p>138</text:p>
          </table:table-cell>
          <table:table-cell table:formula="of:=350-[.DE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G24]/40)" office:value-type="float" office:value="0.778151250383644">
            <text:p>0,7781512504</text:p>
          </table:table-cell>
          <table:table-cell table:formula="of:=[.DH24]*108.5" office:value-type="float" office:value="84.4294106666253">
            <text:p>84</text:p>
          </table:table-cell>
          <table:table-cell table:formula="of:=300-[.DI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K24])" office:value-type="float" office:value="0.477121254719662">
            <text:p>0,4771212547</text:p>
          </table:table-cell>
          <table:table-cell table:formula="of:=[.DL24]*44" office:value-type="float" office:value="20.9933352076651">
            <text:p>21</text:p>
          </table:table-cell>
          <table:table-cell table:formula="of:=200+[.DM24]" office:value-type="float" office:value="220.993335207665">
            <text:p>221</text:p>
          </table:table-cell>
          <table:table-cell office:value-type="float" office:value="0.05">
            <text:p>0,05</text:p>
          </table:table-cell>
          <table:table-cell table:formula="of:=LOG(1+10*[.DO24])" office:value-type="float" office:value="0.176091259055681">
            <text:p>0,1760912591</text:p>
          </table:table-cell>
          <table:table-cell table:formula="of:=[.DP24]*55.5" office:value-type="float" office:value="9.77306487759031">
            <text:p>10</text:p>
          </table:table-cell>
          <table:table-cell table:formula="of:=200-[.DQ24]" office:value-type="float" office:value="190.22693512241">
            <text:p>19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style-name="ce9"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style-name="ce18"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table:style-name="ce28"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style-name="ce27"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table:style-name="ce17" office:value-type="float" office:value="2">
            <text:p>2</text:p>
          </table:table-cell>
          <table:table-cell table:style-name="ce17" table:formula="of:=LOG10(1+1*[.BC25])" office:value-type="float" office:value="0.477121254719662">
            <text:p>0,4771212547</text:p>
          </table:table-cell>
          <table:table-cell table:style-name="ce18" table:formula="of:=[.BD25]*133" office:value-type="float" office:value="63.4571268777151">
            <text:p>63</text:p>
          </table:table-cell>
          <table:table-cell table:style-name="ce31"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290">
            <text:p>290</text:p>
          </table:table-cell>
          <table:table-cell table:formula="of:=[.CA25]" office:value-type="float" office:value="290">
            <text:p>290</text:p>
          </table:table-cell>
          <table:table-cell table:formula="of:=[.CB25]" office:value-type="float" office:value="290">
            <text:p>290</text:p>
          </table:table-cell>
          <table:table-cell table:formula="of:=500-[.CC25]" office:value-type="float" office:value="210">
            <text:p>210</text:p>
          </table:table-cell>
          <table:table-cell table:style-name="ce56" office:value-type="float" office:value="4000">
            <text:p>4000,00</text:p>
          </table:table-cell>
          <table:table-cell table:style-name="ce5" table:formula="of:=LOG10(1+[.CE25]/100)" office:value-type="float" office:value="1.61278385671974">
            <text:p>1,6127838567</text:p>
          </table:table-cell>
          <table:table-cell table:style-name="ce6" table:formula="of:=350-75*[.CF25]" office:value-type="float" office:value="229.04121074602">
            <text:p>229</text:p>
          </table:table-cell>
          <table:table-cell table:style-name="ce6"/>
          <table:table-cell table:number-columns-repeated="4"/>
          <table:table-cell office:value-type="float" office:value="0.5">
            <text:p>0,5</text:p>
          </table:table-cell>
          <table:table-cell table:formula="of:=LOG10(1+3*[.CM25])" office:value-type="float" office:value="0.397940008672038">
            <text:p>0,3979400087</text:p>
          </table:table-cell>
          <table:table-cell table:formula="of:=[.CN25]*61.655" office:value-type="float" office:value="24.5349912346745">
            <text:p>25</text:p>
          </table:table-cell>
          <table:table-cell table:formula="of:=200-[.CO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Q25])" office:value-type="float" office:value="0.929418925714293">
            <text:p>0,9294189257</text:p>
          </table:table-cell>
          <table:table-cell table:formula="of:=[.CR25]*37.5" office:value-type="float" office:value="34.853209714286">
            <text:p>34,8532097143</text:p>
          </table:table-cell>
          <table:table-cell table:formula="of:=200+[.CS25]" office:value-type="float" office:value="234.853209714286">
            <text:p>235</text:p>
          </table:table-cell>
          <table:table-cell table:number-columns-repeated="4"/>
          <table:table-cell table:style-name="ce17" office:value-type="float" office:value="0.1">
            <text:p>0,1</text:p>
          </table:table-cell>
          <table:table-cell table:style-name="ce17" table:formula="of:=LOG10(1+10*([.CY25]))" office:value-type="float" office:value="0.301029995663981">
            <text:p>0,3010299957</text:p>
          </table:table-cell>
          <table:table-cell table:style-name="ce18" table:formula="of:=[.CZ25]*144.025" office:value-type="float" office:value="43.3558451255049">
            <text:p>43</text:p>
          </table:table-cell>
          <table:table-cell table:style-name="ce31" table:formula="of:=350-[.DA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DC25])" office:value-type="float" office:value="2.00432137378264">
            <text:p>2,0043213738</text:p>
          </table:table-cell>
          <table:table-cell table:formula="of:=[.DD25]*60" office:value-type="float" office:value="120.259282426959">
            <text:p>120</text:p>
          </table:table-cell>
          <table:table-cell table:formula="of:=350-[.DE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G25]/40)" office:value-type="float" office:value="0.676693609624867">
            <text:p>0,6766936096</text:p>
          </table:table-cell>
          <table:table-cell table:formula="of:=[.DH25]*108.5" office:value-type="float" office:value="73.421256644298">
            <text:p>73</text:p>
          </table:table-cell>
          <table:table-cell table:formula="of:=300-[.DI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K25])" office:value-type="float" office:value="0.544068044350276">
            <text:p>0,5440680444</text:p>
          </table:table-cell>
          <table:table-cell table:formula="of:=[.DL25]*44" office:value-type="float" office:value="23.9389939514121">
            <text:p>24</text:p>
          </table:table-cell>
          <table:table-cell table:formula="of:=200+[.DM25]" office:value-type="float" office:value="223.938993951412">
            <text:p>224</text:p>
          </table:table-cell>
          <table:table-cell office:value-type="float" office:value="0">
            <text:p>0</text:p>
          </table:table-cell>
          <table:table-cell table:formula="of:=LOG(1+10*[.DO25])" office:value-type="float" office:value="0">
            <text:p>0</text:p>
          </table:table-cell>
          <table:table-cell table:formula="of:=[.DP25]*55.5" office:value-type="float" office:value="0">
            <text:p>0</text:p>
          </table:table-cell>
          <table:table-cell table:formula="of:=200-[.DQ25]" office:value-type="float" office:value="200">
            <text:p>20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2"/>
          <table:table-cell table:style-name="ce9"/>
          <table:table-cell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style-name="ce18"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style-name="ce27"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table:style-name="ce17" office:value-type="float" office:value="1">
            <text:p>1</text:p>
          </table:table-cell>
          <table:table-cell table:style-name="ce17" table:formula="of:=LOG10(1+1*[.BC26])" office:value-type="float" office:value="0.301029995663981">
            <text:p>0,3010299957</text:p>
          </table:table-cell>
          <table:table-cell table:style-name="ce18" table:formula="of:=[.BD26]*133" office:value-type="float" office:value="40.0369894233095">
            <text:p>40</text:p>
          </table:table-cell>
          <table:table-cell table:style-name="ce31"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CA26]" office:value-type="float" office:value="280">
            <text:p>280</text:p>
          </table:table-cell>
          <table:table-cell table:formula="of:=[.CB26]" office:value-type="float" office:value="280">
            <text:p>280</text:p>
          </table:table-cell>
          <table:table-cell table:formula="of:=500-[.CC26]" office:value-type="float" office:value="220">
            <text:p>220</text:p>
          </table:table-cell>
          <table:table-cell table:style-name="ce56" office:value-type="float" office:value="3000">
            <text:p>3000,00</text:p>
          </table:table-cell>
          <table:table-cell table:style-name="ce5" table:formula="of:=LOG10(1+[.CE26]/100)" office:value-type="float" office:value="1.49136169383427">
            <text:p>1,4913616938</text:p>
          </table:table-cell>
          <table:table-cell table:style-name="ce6" table:formula="of:=350-75*[.CF26]" office:value-type="float" office:value="238.14787296243">
            <text:p>238</text:p>
          </table:table-cell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table:formula="of:=LOG10(1+5*[.CM26])" office:value-type="float" office:value="0">
            <text:p>0</text:p>
          </table:table-cell>
          <table:table-cell table:formula="of:=[.CN26]*61.655" office:value-type="float" office:value="0">
            <text:p>0</text:p>
          </table:table-cell>
          <table:table-cell table:formula="of:=200-[.CO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Q26])" office:value-type="float" office:value="1.04139268515823">
            <text:p>1,0413926852</text:p>
          </table:table-cell>
          <table:table-cell table:formula="of:=[.CR26]*37.5" office:value-type="float" office:value="39.0522256934334">
            <text:p>39,0522256934</text:p>
          </table:table-cell>
          <table:table-cell table:formula="of:=200+[.CS26]" office:value-type="float" office:value="239.052225693433">
            <text:p>239</text:p>
          </table:table-cell>
          <table:table-cell table:number-columns-repeated="4"/>
          <table:table-cell table:style-name="ce17" office:value-type="float" office:value="0.09">
            <text:p>0,09</text:p>
          </table:table-cell>
          <table:table-cell table:style-name="ce17" table:formula="of:=LOG10(1+10*([.CY26]))" office:value-type="float" office:value="0.278753600952829">
            <text:p>0,278753601</text:p>
          </table:table-cell>
          <table:table-cell table:style-name="ce18" table:formula="of:=[.CZ26]*144.025" office:value-type="float" office:value="40.1474873772312">
            <text:p>40</text:p>
          </table:table-cell>
          <table:table-cell table:style-name="ce31" table:formula="of:=350-[.DA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DC26])" office:value-type="float" office:value="1.70757017609794">
            <text:p>1,7075701761</text:p>
          </table:table-cell>
          <table:table-cell table:formula="of:=[.DD26]*60" office:value-type="float" office:value="102.454210565876">
            <text:p>102</text:p>
          </table:table-cell>
          <table:table-cell table:formula="of:=350-[.DE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G26]/40)" office:value-type="float" office:value="0.544068044350276">
            <text:p>0,5440680444</text:p>
          </table:table-cell>
          <table:table-cell table:formula="of:=[.DH26]*108.5" office:value-type="float" office:value="59.0313828120049">
            <text:p>59</text:p>
          </table:table-cell>
          <table:table-cell table:formula="of:=300-[.DI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K26])" office:value-type="float" office:value="0.778151250383644">
            <text:p>0,7781512504</text:p>
          </table:table-cell>
          <table:table-cell table:formula="of:=[.DL26]*44" office:value-type="float" office:value="34.2386550168803">
            <text:p>34</text:p>
          </table:table-cell>
          <table:table-cell table:formula="of:=200+[.DM26]" office:value-type="float" office:value="234.23865501688">
            <text:p>234</text:p>
          </table:table-cell>
          <table:table-cell office:value-type="float" office:value="-0.05">
            <text:p>-0,05</text:p>
          </table:table-cell>
          <table:table-cell table:formula="of:=LOG(1-10*[.DO26])" office:value-type="float" office:value="0.176091259055681">
            <text:p>0,1760912591</text:p>
          </table:table-cell>
          <table:table-cell table:formula="of:=[.DP26]*55.5" office:value-type="float" office:value="9.77306487759031">
            <text:p>10</text:p>
          </table:table-cell>
          <table:table-cell table:formula="of:=200+[.DQ26]" office:value-type="float" office:value="209.77306487759">
            <text:p>21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2"/>
          <table:table-cell table:style-name="ce9"/>
          <table:table-cell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style-name="ce18"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/>
          <table:table-cell table:style-name="ce27"/>
          <table:table-cell table:number-columns-repeated="5"/>
          <table:table-cell table:style-name="ce17" office:value-type="float" office:value="0.5">
            <text:p>0,5</text:p>
          </table:table-cell>
          <table:table-cell table:style-name="ce17" table:formula="of:=LOG10(1+1*[.BC27])" office:value-type="float" office:value="0.176091259055681">
            <text:p>0,1760912591</text:p>
          </table:table-cell>
          <table:table-cell table:style-name="ce18" table:formula="of:=[.BD27]*133" office:value-type="float" office:value="23.4201374544056">
            <text:p>23</text:p>
          </table:table-cell>
          <table:table-cell table:style-name="ce31"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73.15">
            <text:p>273,15</text:p>
          </table:table-cell>
          <table:table-cell table:formula="of:=[.CA27]" office:value-type="float" office:value="273.15">
            <text:p>273,15</text:p>
          </table:table-cell>
          <table:table-cell table:formula="of:=[.CB27]" office:value-type="float" office:value="273.15">
            <text:p>273</text:p>
          </table:table-cell>
          <table:table-cell table:formula="of:=500-[.CC27]" office:value-type="float" office:value="226.85">
            <text:p>227</text:p>
          </table:table-cell>
          <table:table-cell table:style-name="ce56" office:value-type="float" office:value="2000">
            <text:p>2000,00</text:p>
          </table:table-cell>
          <table:table-cell table:style-name="ce5" table:formula="of:=LOG10(1+[.CE27]/100)" office:value-type="float" office:value="1.32221929473392">
            <text:p>1,3222192947</text:p>
          </table:table-cell>
          <table:table-cell table:style-name="ce6" table:formula="of:=350-75*[.CF27]" office:value-type="float" office:value="250.833552894956">
            <text:p>251</text:p>
          </table:table-cell>
          <table:table-cell table:style-name="ce6"/>
          <table:table-cell table:number-columns-repeated="4"/>
          <table:table-cell office:value-type="float" office:value="-0.5">
            <text:p>-0,5</text:p>
          </table:table-cell>
          <table:table-cell table:formula="of:=LOG10(1-3*[.CM27])" office:value-type="float" office:value="0.397940008672038">
            <text:p>0,3979400087</text:p>
          </table:table-cell>
          <table:table-cell table:formula="of:=[.CN27]*61.655" office:value-type="float" office:value="24.5349912346745">
            <text:p>25</text:p>
          </table:table-cell>
          <table:table-cell table:formula="of:=200+[.CO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Q27])" office:value-type="float" office:value="1.70757017609794">
            <text:p>1,7075701761</text:p>
          </table:table-cell>
          <table:table-cell table:formula="of:=[.CR27]*37.5" office:value-type="float" office:value="64.0338816036726">
            <text:p>64,0338816037</text:p>
          </table:table-cell>
          <table:table-cell table:formula="of:=200+[.CS27]" office:value-type="float" office:value="264.033881603673">
            <text:p>264</text:p>
          </table:table-cell>
          <table:table-cell table:number-columns-repeated="4"/>
          <table:table-cell table:style-name="ce17" office:value-type="float" office:value="0.08">
            <text:p>0,08</text:p>
          </table:table-cell>
          <table:table-cell table:style-name="ce17" table:formula="of:=LOG10(1+10*([.CY27]))" office:value-type="float" office:value="0.255272505103306">
            <text:p>0,2552725051</text:p>
          </table:table-cell>
          <table:table-cell table:style-name="ce18" table:formula="of:=[.CZ27]*144.025" office:value-type="float" office:value="36.7656225475037">
            <text:p>37</text:p>
          </table:table-cell>
          <table:table-cell table:style-name="ce31" table:formula="of:=350-[.DA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DC27])" office:value-type="float" office:value="1.61278385671974">
            <text:p>1,6127838567</text:p>
          </table:table-cell>
          <table:table-cell table:formula="of:=[.DD27]*60" office:value-type="float" office:value="96.7670314031841">
            <text:p>97</text:p>
          </table:table-cell>
          <table:table-cell table:formula="of:=350-[.DE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G27]/40)" office:value-type="float" office:value="0.511883360978874">
            <text:p>0,511883361</text:p>
          </table:table-cell>
          <table:table-cell table:formula="of:=[.DH27]*108.5" office:value-type="float" office:value="55.5393446662079">
            <text:p>56</text:p>
          </table:table-cell>
          <table:table-cell table:formula="of:=300-[.DI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K27])" office:value-type="float" office:value="0.929418925714293">
            <text:p>0,9294189257</text:p>
          </table:table-cell>
          <table:table-cell table:formula="of:=[.DL27]*44" office:value-type="float" office:value="40.8944327314289">
            <text:p>41</text:p>
          </table:table-cell>
          <table:table-cell table:formula="of:=200+[.DM27]" office:value-type="float" office:value="240.894432731429">
            <text:p>241</text:p>
          </table:table-cell>
          <table:table-cell office:value-type="float" office:value="-0.1">
            <text:p>-0,1</text:p>
          </table:table-cell>
          <table:table-cell table:formula="of:=LOG(1-10*[.DO27])" office:value-type="float" office:value="0.301029995663981">
            <text:p>0,3010299957</text:p>
          </table:table-cell>
          <table:table-cell table:formula="of:=[.DP27]*55.5" office:value-type="float" office:value="16.707164759351">
            <text:p>17</text:p>
          </table:table-cell>
          <table:table-cell table:formula="of:=200+[.DQ27]" office:value-type="float" office:value="216.707164759351">
            <text:p>217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</table:table-row>
        <table:table-row table:style-name="ro1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2"/>
          <table:table-cell table:style-name="ce9"/>
          <table:table-cell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style-name="ce18"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office:value-type="float" office:value="0">
            <text:p>0</text:p>
          </table:table-cell>
          <table:table-cell table:style-name="ce17" table:formula="of:=LOG10(1+1*[.BC28])" office:value-type="float" office:value="0">
            <text:p>0</text:p>
          </table:table-cell>
          <table:table-cell table:style-name="ce18" table:formula="of:=[.BD28]*133" office:value-type="float" office:value="0">
            <text:p>0</text:p>
          </table:table-cell>
          <table:table-cell table:style-name="ce31"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270">
            <text:p>270</text:p>
          </table:table-cell>
          <table:table-cell table:formula="of:=[.CA28]" office:value-type="float" office:value="270">
            <text:p>270</text:p>
          </table:table-cell>
          <table:table-cell table:formula="of:=[.CB28]" office:value-type="float" office:value="270">
            <text:p>270</text:p>
          </table:table-cell>
          <table:table-cell table:formula="of:=500-[.CC28]" office:value-type="float" office:value="230">
            <text:p>230</text:p>
          </table:table-cell>
          <table:table-cell table:style-name="ce56" office:value-type="float" office:value="1000">
            <text:p>1000,00</text:p>
          </table:table-cell>
          <table:table-cell table:style-name="ce5" table:formula="of:=LOG10(1+[.CE28]/100)" office:value-type="float" office:value="1.04139268515823">
            <text:p>1,0413926852</text:p>
          </table:table-cell>
          <table:table-cell table:style-name="ce6" table:formula="of:=350-75*[.CF28]" office:value-type="float" office:value="271.895548613133">
            <text:p>272</text:p>
          </table:table-cell>
          <table:table-cell table:style-name="ce6"/>
          <table:table-cell table:number-columns-repeated="4"/>
          <table:table-cell office:value-type="float" office:value="-1">
            <text:p>-1</text:p>
          </table:table-cell>
          <table:table-cell table:formula="of:=LOG10(1-3*[.CM28])" office:value-type="float" office:value="0.602059991327962">
            <text:p>0,6020599913</text:p>
          </table:table-cell>
          <table:table-cell table:formula="of:=[.CN28]*61.655" office:value-type="float" office:value="37.1200087653255">
            <text:p>37</text:p>
          </table:table-cell>
          <table:table-cell table:formula="of:=200+[.CO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Q28])" office:value-type="float" office:value="1.88081359228079">
            <text:p>1,8808135923</text:p>
          </table:table-cell>
          <table:table-cell table:formula="of:=[.CR28]*37.5" office:value-type="float" office:value="70.5305097105297">
            <text:p>70,5305097105</text:p>
          </table:table-cell>
          <table:table-cell table:formula="of:=200+[.CS28]" office:value-type="float" office:value="270.53050971053">
            <text:p>271</text:p>
          </table:table-cell>
          <table:table-cell table:number-columns-repeated="4"/>
          <table:table-cell table:style-name="ce17" office:value-type="float" office:value="0.07">
            <text:p>0,07</text:p>
          </table:table-cell>
          <table:table-cell table:style-name="ce17" table:formula="of:=LOG10(1+10*([.CY28]))" office:value-type="float" office:value="0.230448921378274">
            <text:p>0,2304489214</text:p>
          </table:table-cell>
          <table:table-cell table:style-name="ce18" table:formula="of:=[.CZ28]*144.025" office:value-type="float" office:value="33.1904059015059">
            <text:p>33</text:p>
          </table:table-cell>
          <table:table-cell table:style-name="ce31" table:formula="of:=350-[.DA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DC28])" office:value-type="float" office:value="1.49136169383427">
            <text:p>1,4913616938</text:p>
          </table:table-cell>
          <table:table-cell table:formula="of:=[.DD28]*60" office:value-type="float" office:value="89.4817016300564">
            <text:p>89</text:p>
          </table:table-cell>
          <table:table-cell table:formula="of:=350-[.DE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G28]/40)" office:value-type="float" office:value="0.477121254719662">
            <text:p>0,4771212547</text:p>
          </table:table-cell>
          <table:table-cell table:formula="of:=[.DH28]*108.5" office:value-type="float" office:value="51.7676561370834">
            <text:p>52</text:p>
          </table:table-cell>
          <table:table-cell table:formula="of:=300-[.DI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K28])" office:value-type="float" office:value="1.04139268515823">
            <text:p>1,0413926852</text:p>
          </table:table-cell>
          <table:table-cell table:formula="of:=[.DL28]*44" office:value-type="float" office:value="45.8212781469619">
            <text:p>46</text:p>
          </table:table-cell>
          <table:table-cell table:formula="of:=200+[.DM28]" office:value-type="float" office:value="245.821278146962">
            <text:p>246</text:p>
          </table:table-cell>
          <table:table-cell office:value-type="float" office:value="-0.2">
            <text:p>-0,2</text:p>
          </table:table-cell>
          <table:table-cell table:formula="of:=LOG(1-10*[.DO28])" office:value-type="float" office:value="0.477121254719662">
            <text:p>0,4771212547</text:p>
          </table:table-cell>
          <table:table-cell table:formula="of:=[.DP28]*55.5" office:value-type="float" office:value="26.4802296369413">
            <text:p>26</text:p>
          </table:table-cell>
          <table:table-cell table:formula="of:=200+[.DQ28]" office:value-type="float" office:value="226.480229636941">
            <text:p>226</text:p>
          </table:table-cell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2"/>
          <table:table-cell table:style-name="ce9"/>
          <table:table-cell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style-name="ce18"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table:number-columns-repeated="2"/>
          <table:table-cell table:style-name="ce18"/>
          <table:table-cell table:style-name="ce3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260">
            <text:p>260</text:p>
          </table:table-cell>
          <table:table-cell table:formula="of:=[.CA29]" office:value-type="float" office:value="260">
            <text:p>260</text:p>
          </table:table-cell>
          <table:table-cell table:formula="of:=[.CB29]" office:value-type="float" office:value="260">
            <text:p>260</text:p>
          </table:table-cell>
          <table:table-cell table:formula="of:=500-[.CC29]" office:value-type="float" office:value="240">
            <text:p>240</text:p>
          </table:table-cell>
          <table:table-cell table:style-name="ce56" office:value-type="float" office:value="500">
            <text:p>500,00</text:p>
          </table:table-cell>
          <table:table-cell table:style-name="ce5" table:formula="of:=LOG10(1+[.CE29]/100)" office:value-type="float" office:value="0.778151250383644">
            <text:p>0,7781512504</text:p>
          </table:table-cell>
          <table:table-cell table:style-name="ce6" table:formula="of:=350-75*[.CF29]" office:value-type="float" office:value="291.638656221227">
            <text:p>292</text:p>
          </table:table-cell>
          <table:table-cell table:style-name="ce6"/>
          <table:table-cell table:number-columns-repeated="4"/>
          <table:table-cell office:value-type="float" office:value="-2">
            <text:p>-2</text:p>
          </table:table-cell>
          <table:table-cell table:formula="of:=LOG10(1-3*[.CM29])" office:value-type="float" office:value="0.845098040014257">
            <text:p>0,84509804</text:p>
          </table:table-cell>
          <table:table-cell table:formula="of:=[.CN29]*61.655" office:value-type="float" office:value="52.104519657079">
            <text:p>52</text:p>
          </table:table-cell>
          <table:table-cell table:formula="of:=200+[.CO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Q29])" office:value-type="float" office:value="2.00432137378264">
            <text:p>2,0043213738</text:p>
          </table:table-cell>
          <table:table-cell table:formula="of:=[.CR29]*37.5" office:value-type="float" office:value="75.1620515168491">
            <text:p>75,1620515168</text:p>
          </table:table-cell>
          <table:table-cell table:formula="of:=200+[.CS29]" office:value-type="float" office:value="275.162051516849">
            <text:p>275</text:p>
          </table:table-cell>
          <table:table-cell table:number-columns-repeated="4"/>
          <table:table-cell table:style-name="ce17" office:value-type="float" office:value="0.06">
            <text:p>0,06</text:p>
          </table:table-cell>
          <table:table-cell table:style-name="ce17" table:formula="of:=LOG10(1+10*([.CY29]))" office:value-type="float" office:value="0.204119982655925">
            <text:p>0,2041199827</text:p>
          </table:table-cell>
          <table:table-cell table:style-name="ce18" table:formula="of:=[.CZ29]*144.025" office:value-type="float" office:value="29.3983805020196">
            <text:p>29</text:p>
          </table:table-cell>
          <table:table-cell table:style-name="ce31" table:formula="of:=350-[.DA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DC29])" office:value-type="float" office:value="1.41497334797082">
            <text:p>1,414973348</text:p>
          </table:table-cell>
          <table:table-cell table:formula="of:=[.DD29]*60" office:value-type="float" office:value="84.8984008782491">
            <text:p>85</text:p>
          </table:table-cell>
          <table:table-cell table:formula="of:=350-[.DE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G29]/40)" office:value-type="float" office:value="0.439332693830263">
            <text:p>0,4393326938</text:p>
          </table:table-cell>
          <table:table-cell table:formula="of:=[.DH29]*108.5" office:value-type="float" office:value="47.6675972805835">
            <text:p>48</text:p>
          </table:table-cell>
          <table:table-cell table:formula="of:=300-[.DI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K29])" office:value-type="float" office:value="1.20411998265592">
            <text:p>1,2041199827</text:p>
          </table:table-cell>
          <table:table-cell table:formula="of:=[.DL29]*44" office:value-type="float" office:value="52.9812792368607">
            <text:p>53</text:p>
          </table:table-cell>
          <table:table-cell table:formula="of:=200+[.DM29]" office:value-type="float" office:value="252.981279236861">
            <text:p>253</text:p>
          </table:table-cell>
          <table:table-cell office:value-type="float" office:value="-0.3">
            <text:p>-0,3</text:p>
          </table:table-cell>
          <table:table-cell table:formula="of:=LOG(1-10*[.DO29])" office:value-type="float" office:value="0.602059991327962">
            <text:p>0,6020599913</text:p>
          </table:table-cell>
          <table:table-cell table:formula="of:=[.DP29]*55.5" office:value-type="float" office:value="33.4143295187019">
            <text:p>33</text:p>
          </table:table-cell>
          <table:table-cell table:formula="of:=200+[.DQ29]" office:value-type="float" office:value="233.414329518702">
            <text:p>233</text:p>
          </table:table-cell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</table:table-row>
        <table:table-row table:style-name="ro1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6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250">
            <text:p>250</text:p>
          </table:table-cell>
          <table:table-cell table:formula="of:=[.CA30]" office:value-type="float" office:value="250">
            <text:p>250</text:p>
          </table:table-cell>
          <table:table-cell table:formula="of:=[.CB30]" office:value-type="float" office:value="250">
            <text:p>250</text:p>
          </table:table-cell>
          <table:table-cell table:formula="of:=500-[.CC30]" office:value-type="float" office:value="250">
            <text:p>250</text:p>
          </table:table-cell>
          <table:table-cell table:style-name="ce56" office:value-type="float" office:value="400">
            <text:p>400,00</text:p>
          </table:table-cell>
          <table:table-cell table:style-name="ce5" table:formula="of:=LOG10(1+[.CE30]/100)" office:value-type="float" office:value="0.698970004336019">
            <text:p>0,6989700043</text:p>
          </table:table-cell>
          <table:table-cell table:style-name="ce6" table:formula="of:=350-75*[.CF30]" office:value-type="float" office:value="297.577249674799">
            <text:p>298</text:p>
          </table:table-cell>
          <table:table-cell table:style-name="ce6"/>
          <table:table-cell table:number-columns-repeated="4"/>
          <table:table-cell office:value-type="float" office:value="-3">
            <text:p>-3</text:p>
          </table:table-cell>
          <table:table-cell table:formula="of:=LOG10(1-3*[.CM30])" office:value-type="float" office:value="1">
            <text:p>1</text:p>
          </table:table-cell>
          <table:table-cell table:formula="of:=[.CN30]*61.655" office:value-type="float" office:value="61.655">
            <text:p>62</text:p>
          </table:table-cell>
          <table:table-cell table:formula="of:=200+[.CO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Q30])" office:value-type="float" office:value="2.39967372148104">
            <text:p>2,3996737215</text:p>
          </table:table-cell>
          <table:table-cell table:formula="of:=[.CR30]*37.5" office:value-type="float" office:value="89.9877645555389">
            <text:p>89,9877645555</text:p>
          </table:table-cell>
          <table:table-cell table:formula="of:=200+[.CS30]" office:value-type="float" office:value="289.987764555539">
            <text:p>290</text:p>
          </table:table-cell>
          <table:table-cell table:number-columns-repeated="4"/>
          <table:table-cell table:style-name="ce17" office:value-type="float" office:value="0.05">
            <text:p>0,05</text:p>
          </table:table-cell>
          <table:table-cell table:style-name="ce17" table:formula="of:=LOG10(1+10*([.CY30]))" office:value-type="float" office:value="0.176091259055681">
            <text:p>0,1760912591</text:p>
          </table:table-cell>
          <table:table-cell table:style-name="ce18" table:formula="of:=[.CZ30]*144.025" office:value-type="float" office:value="25.3615435854945">
            <text:p>25</text:p>
          </table:table-cell>
          <table:table-cell table:style-name="ce31" table:formula="of:=350-[.DA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DC30])" office:value-type="float" office:value="1.32221929473392">
            <text:p>1,3222192947</text:p>
          </table:table-cell>
          <table:table-cell table:formula="of:=[.DD30]*60" office:value-type="float" office:value="79.3331576840352">
            <text:p>79</text:p>
          </table:table-cell>
          <table:table-cell table:formula="of:=350-[.DE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G30]/40)" office:value-type="float" office:value="0.397940008672038">
            <text:p>0,3979400087</text:p>
          </table:table-cell>
          <table:table-cell table:formula="of:=[.DH30]*108.5" office:value-type="float" office:value="43.1764909409161">
            <text:p>43</text:p>
          </table:table-cell>
          <table:table-cell table:formula="of:=300-[.DI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K30])" office:value-type="float" office:value="1.32221929473392">
            <text:p>1,3222192947</text:p>
          </table:table-cell>
          <table:table-cell table:formula="of:=[.DL30]*44" office:value-type="float" office:value="58.1776489682924">
            <text:p>58</text:p>
          </table:table-cell>
          <table:table-cell table:formula="of:=200+[.DM30]" office:value-type="float" office:value="258.177648968292">
            <text:p>258</text:p>
          </table:table-cell>
          <table:table-cell office:value-type="float" office:value="-0.4">
            <text:p>-0,4</text:p>
          </table:table-cell>
          <table:table-cell table:formula="of:=LOG(1-10*[.DO30])" office:value-type="float" office:value="0.698970004336019">
            <text:p>0,6989700043</text:p>
          </table:table-cell>
          <table:table-cell table:formula="of:=[.DP30]*55.5" office:value-type="float" office:value="38.792835240649">
            <text:p>39</text:p>
          </table:table-cell>
          <table:table-cell table:formula="of:=200+[.DQ30]" office:value-type="float" office:value="238.792835240649">
            <text:p>239</text:p>
          </table:table-cell>
          <table:table-cell table:number-columns-repeated="8"/>
        </table:table-row>
        <table:table-row table:style-name="ro1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6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style-name="ce53" table:formula="of:=LOG(1+(250-[.CA31])/60)" office:value-type="float" office:value="0">
            <text:p>0</text:p>
          </table:table-cell>
          <table:table-cell table:style-name="ce55" table:formula="of:=[.CB31]*140.2110808" office:value-type="float" office:value="0">
            <text:p>0,00</text:p>
          </table:table-cell>
          <table:table-cell table:formula="of:=250+[.CC31]" office:value-type="float" office:value="250">
            <text:p>250</text:p>
          </table:table-cell>
          <table:table-cell table:style-name="ce56" office:value-type="float" office:value="300">
            <text:p>300,00</text:p>
          </table:table-cell>
          <table:table-cell table:style-name="ce5" table:formula="of:=LOG10(1+[.CE31]/100)" office:value-type="float" office:value="0.602059991327962">
            <text:p>0,6020599913</text:p>
          </table:table-cell>
          <table:table-cell table:style-name="ce6" table:formula="of:=350-75*[.CF31]" office:value-type="float" office:value="304.845500650403">
            <text:p>305</text:p>
          </table:table-cell>
          <table:table-cell table:style-name="ce6"/>
          <table:table-cell table:number-columns-repeated="4"/>
          <table:table-cell office:value-type="float" office:value="-4">
            <text:p>-4</text:p>
          </table:table-cell>
          <table:table-cell table:formula="of:=LOG10(1-3*[.CM31])" office:value-type="float" office:value="1.11394335230684">
            <text:p>1,1139433523</text:p>
          </table:table-cell>
          <table:table-cell table:formula="of:=[.CN31]*61.655" office:value-type="float" office:value="68.680177386478">
            <text:p>69</text:p>
          </table:table-cell>
          <table:table-cell table:formula="of:=200+[.CO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Q31])" office:value-type="float" office:value="2.69983772586725">
            <text:p>2,6998377259</text:p>
          </table:table-cell>
          <table:table-cell table:formula="of:=[.CR31]*37.5" office:value-type="float" office:value="101.243914720022">
            <text:p>101,24391472</text:p>
          </table:table-cell>
          <table:table-cell table:formula="of:=200+[.CS31]" office:value-type="float" office:value="301.243914720022">
            <text:p>301</text:p>
          </table:table-cell>
          <table:table-cell table:number-columns-repeated="4"/>
          <table:table-cell table:style-name="ce17" office:value-type="float" office:value="0.04">
            <text:p>0,04</text:p>
          </table:table-cell>
          <table:table-cell table:style-name="ce17" table:formula="of:=LOG10(1+10*([.CY31]))" office:value-type="float" office:value="0.146128035678238">
            <text:p>0,1461280357</text:p>
          </table:table-cell>
          <table:table-cell table:style-name="ce18" table:formula="of:=[.CZ31]*144.025" office:value-type="float" office:value="21.0460903385582">
            <text:p>21</text:p>
          </table:table-cell>
          <table:table-cell table:style-name="ce31" table:formula="of:=350-[.DA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DC31])" office:value-type="float" office:value="1.04139268515823">
            <text:p>1,0413926852</text:p>
          </table:table-cell>
          <table:table-cell table:formula="of:=[.DD31]*60" office:value-type="float" office:value="62.4835611094935">
            <text:p>62</text:p>
          </table:table-cell>
          <table:table-cell table:formula="of:=350-[.DE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G31]/40)" office:value-type="float" office:value="0.352182518111362">
            <text:p>0,3521825181</text:p>
          </table:table-cell>
          <table:table-cell table:formula="of:=[.DH31]*108.5" office:value-type="float" office:value="38.2118032150828">
            <text:p>38</text:p>
          </table:table-cell>
          <table:table-cell table:formula="of:=300-[.DI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K31])" office:value-type="float" office:value="1.41497334797082">
            <text:p>1,414973348</text:p>
          </table:table-cell>
          <table:table-cell table:formula="of:=[.DL31]*44" office:value-type="float" office:value="62.258827310716">
            <text:p>62</text:p>
          </table:table-cell>
          <table:table-cell table:formula="of:=200+[.DM31]" office:value-type="float" office:value="262.258827310716">
            <text:p>262</text:p>
          </table:table-cell>
          <table:table-cell office:value-type="float" office:value="-0.5">
            <text:p>-0,5</text:p>
          </table:table-cell>
          <table:table-cell table:formula="of:=LOG(1-10*[.DO31])" office:value-type="float" office:value="0.778151250383644">
            <text:p>0,7781512504</text:p>
          </table:table-cell>
          <table:table-cell table:formula="of:=[.DP31]*55.5" office:value-type="float" office:value="43.1873943962922">
            <text:p>43</text:p>
          </table:table-cell>
          <table:table-cell table:formula="of:=200+[.DQ31]" office:value-type="float" office:value="243.187394396292">
            <text:p>243</text:p>
          </table:table-cell>
          <table:table-cell table:number-columns-repeated="8"/>
        </table:table-row>
        <table:table-row table:style-name="ro1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6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40">
            <text:p>240</text:p>
          </table:table-cell>
          <table:table-cell table:style-name="ce53" table:formula="of:=LOG(1+(250-[.CA32])/60)" office:value-type="float" office:value="0.0669467896306132">
            <text:p>0,0669467896</text:p>
          </table:table-cell>
          <table:table-cell table:style-name="ce55" table:formula="of:=[.CB32]*140.2110808" office:value-type="float" office:value="9.38668173019851">
            <text:p>9,39</text:p>
          </table:table-cell>
          <table:table-cell table:formula="of:=250+[.CC32]" office:value-type="float" office:value="259.386681730198">
            <text:p>259</text:p>
          </table:table-cell>
          <table:table-cell table:style-name="ce56" office:value-type="float" office:value="200">
            <text:p>200,00</text:p>
          </table:table-cell>
          <table:table-cell table:style-name="ce5" table:formula="of:=LOG10(1+[.CE32]/100)" office:value-type="float" office:value="0.477121254719662">
            <text:p>0,4771212547</text:p>
          </table:table-cell>
          <table:table-cell table:style-name="ce6" table:formula="of:=350-75*[.CF32]" office:value-type="float" office:value="314.215905896025">
            <text:p>314</text:p>
          </table:table-cell>
          <table:table-cell table:style-name="ce6"/>
          <table:table-cell table:number-columns-repeated="4"/>
          <table:table-cell office:value-type="float" office:value="-5">
            <text:p>-5</text:p>
          </table:table-cell>
          <table:table-cell table:formula="of:=LOG10(1-3*[.CM32])" office:value-type="float" office:value="1.20411998265592">
            <text:p>1,2041199827</text:p>
          </table:table-cell>
          <table:table-cell table:formula="of:=[.CN32]*61.655" office:value-type="float" office:value="74.240017530651">
            <text:p>74</text:p>
          </table:table-cell>
          <table:table-cell table:formula="of:=200+[.CO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Q32])" office:value-type="float" office:value="2.87563993700417">
            <text:p>2,875639937</text:p>
          </table:table-cell>
          <table:table-cell table:formula="of:=[.CR32]*37.5" office:value-type="float" office:value="107.836497637656">
            <text:p>107,8364976377</text:p>
          </table:table-cell>
          <table:table-cell table:formula="of:=200+[.CS32]" office:value-type="float" office:value="307.836497637656">
            <text:p>308</text:p>
          </table:table-cell>
          <table:table-cell table:number-columns-repeated="4"/>
          <table:table-cell table:style-name="ce17" office:value-type="float" office:value="0.03">
            <text:p>0,03</text:p>
          </table:table-cell>
          <table:table-cell table:style-name="ce17" table:formula="of:=LOG10(1+10*([.CY32]))" office:value-type="float" office:value="0.113943352306837">
            <text:p>0,1139433523</text:p>
          </table:table-cell>
          <table:table-cell table:style-name="ce18" table:formula="of:=[.CZ32]*144.025" office:value-type="float" office:value="16.4106913159922">
            <text:p>16</text:p>
          </table:table-cell>
          <table:table-cell table:style-name="ce31" table:formula="of:=350-[.DA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DC32])" office:value-type="float" office:value="0.778151250383644">
            <text:p>0,7781512504</text:p>
          </table:table-cell>
          <table:table-cell table:formula="of:=[.DD32]*60" office:value-type="float" office:value="46.6890750230186">
            <text:p>47</text:p>
          </table:table-cell>
          <table:table-cell table:formula="of:=350-[.DE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G32]/40)" office:value-type="float" office:value="0.301029995663981">
            <text:p>0,3010299957</text:p>
          </table:table-cell>
          <table:table-cell table:formula="of:=[.DH32]*108.5" office:value-type="float" office:value="32.6617545295419">
            <text:p>33</text:p>
          </table:table-cell>
          <table:table-cell table:formula="of:=300-[.DI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K32])" office:value-type="float" office:value="1.70757017609794">
            <text:p>1,7075701761</text:p>
          </table:table-cell>
          <table:table-cell table:formula="of:=[.DL32]*44" office:value-type="float" office:value="75.1330877483092">
            <text:p>75</text:p>
          </table:table-cell>
          <table:table-cell table:formula="of:=200+[.DM32]" office:value-type="float" office:value="275.133087748309">
            <text:p>275</text:p>
          </table:table-cell>
          <table:table-cell office:value-type="float" office:value="-1">
            <text:p>-1</text:p>
          </table:table-cell>
          <table:table-cell table:formula="of:=LOG(1-10*[.DO32])" office:value-type="float" office:value="1.04139268515823">
            <text:p>1,0413926852</text:p>
          </table:table-cell>
          <table:table-cell table:formula="of:=[.DP32]*55.5" office:value-type="float" office:value="57.7972940262815">
            <text:p>58</text:p>
          </table:table-cell>
          <table:table-cell table:formula="of:=200+[.DQ32]" office:value-type="float" office:value="257.797294026281">
            <text:p>258</text:p>
          </table:table-cell>
          <table:table-cell table:number-columns-repeated="8"/>
        </table:table-row>
        <table:table-row table:style-name="ro1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230">
            <text:p>230</text:p>
          </table:table-cell>
          <table:table-cell table:style-name="ce53" table:formula="of:=LOG(1+(250-[.CA33])/60)" office:value-type="float" office:value="0.1249387366083">
            <text:p>0,1249387366</text:p>
          </table:table-cell>
          <table:table-cell table:style-name="ce55" table:formula="of:=[.CB33]*140.2110808" office:value-type="float" office:value="17.5177952936363">
            <text:p>17,52</text:p>
          </table:table-cell>
          <table:table-cell table:formula="of:=250+[.CC33]" office:value-type="float" office:value="267.517795293636">
            <text:p>268</text:p>
          </table:table-cell>
          <table:table-cell table:style-name="ce56" office:value-type="float" office:value="100">
            <text:p>100,00</text:p>
          </table:table-cell>
          <table:table-cell table:style-name="ce5" table:formula="of:=LOG10(1+[.CE33]/100)" office:value-type="float" office:value="0.301029995663981">
            <text:p>0,3010299957</text:p>
          </table:table-cell>
          <table:table-cell table:style-name="ce6" table:formula="of:=350-75*[.CF33]" office:value-type="float" office:value="327.422750325201">
            <text:p>327</text:p>
          </table:table-cell>
          <table:table-cell table:style-name="ce6"/>
          <table:table-cell table:number-columns-repeated="4"/>
          <table:table-cell office:value-type="float" office:value="-7.5">
            <text:p>-7,5</text:p>
          </table:table-cell>
          <table:table-cell table:formula="of:=LOG10(1-3*[.CM33])" office:value-type="float" office:value="1.37106786227174">
            <text:p>1,3710678623</text:p>
          </table:table-cell>
          <table:table-cell table:formula="of:=[.CN33]*61.655" office:value-type="float" office:value="84.5331890483639">
            <text:p>85</text:p>
          </table:table-cell>
          <table:table-cell table:formula="of:=200+[.CO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Q33])" office:value-type="float" office:value="3.00043407747932">
            <text:p>3,0004340775</text:p>
          </table:table-cell>
          <table:table-cell table:formula="of:=[.CR33]*37.5" office:value-type="float" office:value="112.516277905474">
            <text:p>112,5162779055</text:p>
          </table:table-cell>
          <table:table-cell table:formula="of:=200+[.CS33]" office:value-type="float" office:value="312.516277905474">
            <text:p>313</text:p>
          </table:table-cell>
          <table:table-cell table:number-columns-repeated="4"/>
          <table:table-cell table:style-name="ce17" office:value-type="float" office:value="0.02">
            <text:p>0,02</text:p>
          </table:table-cell>
          <table:table-cell table:style-name="ce17" table:formula="of:=LOG10(1+10*([.CY33]))" office:value-type="float" office:value="0.0791812460476248">
            <text:p>0,079181246</text:p>
          </table:table-cell>
          <table:table-cell table:style-name="ce18" table:formula="of:=[.CZ33]*144.025" office:value-type="float" office:value="11.4040789620092">
            <text:p>11</text:p>
          </table:table-cell>
          <table:table-cell table:style-name="ce31" table:formula="of:=350-[.DA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DC33])" office:value-type="float" office:value="0.698970004336019">
            <text:p>0,6989700043</text:p>
          </table:table-cell>
          <table:table-cell table:formula="of:=[.DD33]*60" office:value-type="float" office:value="41.9382002601611">
            <text:p>42</text:p>
          </table:table-cell>
          <table:table-cell table:formula="of:=350-[.DE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G33]/40)" office:value-type="float" office:value="0.243038048686294">
            <text:p>0,2430380487</text:p>
          </table:table-cell>
          <table:table-cell table:formula="of:=[.DH33]*108.5" office:value-type="float" office:value="26.3696282824629">
            <text:p>26</text:p>
          </table:table-cell>
          <table:table-cell table:formula="of:=300-[.DI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K33])" office:value-type="float" office:value="1.88081359228079">
            <text:p>1,8808135923</text:p>
          </table:table-cell>
          <table:table-cell table:formula="of:=[.DL33]*44" office:value-type="float" office:value="82.7557980603548">
            <text:p>83</text:p>
          </table:table-cell>
          <table:table-cell table:formula="of:=200+[.DM33]" office:value-type="float" office:value="282.755798060355">
            <text:p>283</text:p>
          </table:table-cell>
          <table:table-cell office:value-type="float" office:value="-1.5">
            <text:p>-1,5</text:p>
          </table:table-cell>
          <table:table-cell table:formula="of:=LOG(1-10*[.DO33])" office:value-type="float" office:value="1.20411998265592">
            <text:p>1,2041199827</text:p>
          </table:table-cell>
          <table:table-cell table:formula="of:=[.DP33]*55.5" office:value-type="float" office:value="66.8286590374038">
            <text:p>67</text:p>
          </table:table-cell>
          <table:table-cell table:formula="of:=200+[.DQ33]" office:value-type="float" office:value="266.828659037404">
            <text:p>267</text:p>
          </table:table-cell>
          <table:table-cell table:number-columns-repeated="8"/>
        </table:table-row>
        <table:table-row table:style-name="ro1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220">
            <text:p>220</text:p>
          </table:table-cell>
          <table:table-cell table:style-name="ce53" table:formula="of:=LOG(1+(250-[.CA34])/60)" office:value-type="float" office:value="0.176091259055681">
            <text:p>0,1760912591</text:p>
          </table:table-cell>
          <table:table-cell table:style-name="ce55" table:formula="of:=[.CB34]*140.2110808" office:value-type="float" office:value="24.6899457516299">
            <text:p>24,69</text:p>
          </table:table-cell>
          <table:table-cell table:formula="of:=250+[.CC34]" office:value-type="float" office:value="274.68994575163">
            <text:p>275</text:p>
          </table:table-cell>
          <table:table-cell table:style-name="ce56" office:value-type="float" office:value="0">
            <text:p>0,00</text:p>
          </table:table-cell>
          <table:table-cell table:style-name="ce5" table:formula="of:=LOG10(1+[.CE34]/100)" office:value-type="float" office:value="0">
            <text:p>0</text:p>
          </table:table-cell>
          <table:table-cell table:style-name="ce6" table:formula="of:=350-75*[.CF34]" office:value-type="float" office:value="350">
            <text:p>350</text:p>
          </table:table-cell>
          <table:table-cell table:style-name="ce6"/>
          <table:table-cell table:number-columns-repeated="4"/>
          <table:table-cell office:value-type="float" office:value="-10">
            <text:p>-10</text:p>
          </table:table-cell>
          <table:table-cell table:formula="of:=LOG10(1-3*[.CM34])" office:value-type="float" office:value="1.49136169383427">
            <text:p>1,4913616938</text:p>
          </table:table-cell>
          <table:table-cell table:formula="of:=[.CN34]*61.655" office:value-type="float" office:value="91.9499052333521">
            <text:p>92</text:p>
          </table:table-cell>
          <table:table-cell table:formula="of:=200+[.CO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Q34])" office:value-type="float" office:value="3.3981136917305">
            <text:p>3,3981136917</text:p>
          </table:table-cell>
          <table:table-cell table:formula="of:=[.CR34]*37.5" office:value-type="float" office:value="127.429263439894">
            <text:p>127,4292634399</text:p>
          </table:table-cell>
          <table:table-cell table:formula="of:=200+[.CS34]" office:value-type="float" office:value="327.429263439894">
            <text:p>327</text:p>
          </table:table-cell>
          <table:table-cell table:number-columns-repeated="4"/>
          <table:table-cell table:style-name="ce17" office:value-type="float" office:value="0.01">
            <text:p>0,01</text:p>
          </table:table-cell>
          <table:table-cell table:style-name="ce17" table:formula="of:=LOG10(1+10*([.CY34]))" office:value-type="float" office:value="0.0413926851582251">
            <text:p>0,0413926852</text:p>
          </table:table-cell>
          <table:table-cell table:style-name="ce18" table:formula="of:=[.CZ34]*144.025" office:value-type="float" office:value="5.96158147991337">
            <text:p>6</text:p>
          </table:table-cell>
          <table:table-cell table:style-name="ce31" table:formula="of:=350-[.DA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DC34])" office:value-type="float" office:value="0.602059991327962">
            <text:p>0,6020599913</text:p>
          </table:table-cell>
          <table:table-cell table:formula="of:=[.DD34]*60" office:value-type="float" office:value="36.1235994796777">
            <text:p>36</text:p>
          </table:table-cell>
          <table:table-cell table:formula="of:=350-[.DE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G34]/40)" office:value-type="float" office:value="0.176091259055681">
            <text:p>0,1760912591</text:p>
          </table:table-cell>
          <table:table-cell table:formula="of:=[.DH34]*108.5" office:value-type="float" office:value="19.1059016075414">
            <text:p>19</text:p>
          </table:table-cell>
          <table:table-cell table:formula="of:=300-[.DI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K34])" office:value-type="float" office:value="2.00432137378264">
            <text:p>2,0043213738</text:p>
          </table:table-cell>
          <table:table-cell table:formula="of:=[.DL34]*44" office:value-type="float" office:value="88.1901404464363">
            <text:p>88</text:p>
          </table:table-cell>
          <table:table-cell table:formula="of:=200+[.DM34]" office:value-type="float" office:value="288.190140446436">
            <text:p>288</text:p>
          </table:table-cell>
          <table:table-cell office:value-type="float" office:value="-2">
            <text:p>-2</text:p>
          </table:table-cell>
          <table:table-cell table:formula="of:=LOG(1-10*[.DO34])" office:value-type="float" office:value="1.32221929473392">
            <text:p>1,3222192947</text:p>
          </table:table-cell>
          <table:table-cell table:formula="of:=[.DP34]*55.5" office:value-type="float" office:value="73.3831708577325">
            <text:p>73</text:p>
          </table:table-cell>
          <table:table-cell table:formula="of:=200+[.DQ34]" office:value-type="float" office:value="273.383170857733">
            <text:p>273</text:p>
          </table:table-cell>
          <table:table-cell table:number-columns-repeated="8"/>
        </table:table-row>
        <table:table-row table:style-name="ro1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office:value-type="float" office:value="210">
            <text:p>210</text:p>
          </table:table-cell>
          <table:table-cell table:style-name="ce53" table:formula="of:=LOG(1+(250-[.CA35])/60)" office:value-type="float" office:value="0.221848749616356">
            <text:p>0,2218487496</text:p>
          </table:table-cell>
          <table:table-cell table:style-name="ce55" table:formula="of:=[.CB35]*140.2110808" office:value-type="float" office:value="31.1056529578379">
            <text:p>31,11</text:p>
          </table:table-cell>
          <table:table-cell table:formula="of:=250+[.CC35]" office:value-type="float" office:value="281.105652957838">
            <text:p>281</text:p>
          </table:table-cell>
          <table:table-cell table:number-columns-repeated="8"/>
          <table:table-cell office:value-type="float" office:value="-15">
            <text:p>-15</text:p>
          </table:table-cell>
          <table:table-cell table:formula="of:=LOG10(1-3*[.CM35])" office:value-type="float" office:value="1.66275783168157">
            <text:p>1,6627578317</text:p>
          </table:table-cell>
          <table:table-cell table:formula="of:=[.CN35]*61.655" office:value-type="float" office:value="102.517334112327">
            <text:p>103</text:p>
          </table:table-cell>
          <table:table-cell table:formula="of:=200+[.CO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Q35])" office:value-type="float" office:value="3.69905685454767">
            <text:p>3,6990568545</text:p>
          </table:table-cell>
          <table:table-cell table:formula="of:=[.CR35]*37.5" office:value-type="float" office:value="138.714632045538">
            <text:p>138,7146320455</text:p>
          </table:table-cell>
          <table:table-cell table:formula="of:=200+[.CS35]" office:value-type="float" office:value="338.714632045538">
            <text:p>339</text:p>
          </table:table-cell>
          <table:table-cell table:number-columns-repeated="4"/>
          <table:table-cell table:style-name="ce17" office:value-type="float" office:value="0">
            <text:p>0</text:p>
          </table:table-cell>
          <table:table-cell table:style-name="ce17" table:formula="of:=LOG10(1+10*([.CY35]))" office:value-type="float" office:value="0">
            <text:p>0</text:p>
          </table:table-cell>
          <table:table-cell table:style-name="ce18" table:formula="of:=[.CZ35]*144.025" office:value-type="float" office:value="0">
            <text:p>0</text:p>
          </table:table-cell>
          <table:table-cell table:style-name="ce31" table:formula="of:=350-[.DA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DC35])" office:value-type="float" office:value="0.477121254719662">
            <text:p>0,4771212547</text:p>
          </table:table-cell>
          <table:table-cell table:formula="of:=[.DD35]*60" office:value-type="float" office:value="28.6272752831797">
            <text:p>29</text:p>
          </table:table-cell>
          <table:table-cell table:formula="of:=350-[.DE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G35]/40)" office:value-type="float" office:value="0.0969100130080564">
            <text:p>0,096910013</text:p>
          </table:table-cell>
          <table:table-cell table:formula="of:=[.DH35]*108.5" office:value-type="float" office:value="10.5147364113741">
            <text:p>11</text:p>
          </table:table-cell>
          <table:table-cell table:formula="of:=300-[.DI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K35])" office:value-type="float" office:value="2.39967372148104">
            <text:p>2,3996737215</text:p>
          </table:table-cell>
          <table:table-cell table:formula="of:=[.DL35]*44" office:value-type="float" office:value="105.585643745166">
            <text:p>106</text:p>
          </table:table-cell>
          <table:table-cell table:formula="of:=200+[.DM35]" office:value-type="float" office:value="305.585643745166">
            <text:p>306</text:p>
          </table:table-cell>
          <table:table-cell office:value-type="float" office:value="-3">
            <text:p>-3</text:p>
          </table:table-cell>
          <table:table-cell table:formula="of:=LOG(1-10*[.DO35])" office:value-type="float" office:value="1.49136169383427">
            <text:p>1,4913616938</text:p>
          </table:table-cell>
          <table:table-cell table:formula="of:=[.DP35]*55.5" office:value-type="float" office:value="82.7705740078021">
            <text:p>83</text:p>
          </table:table-cell>
          <table:table-cell table:formula="of:=200+[.DQ35]" office:value-type="float" office:value="282.770574007802">
            <text:p>283</text:p>
          </table:table-cell>
          <table:table-cell table:number-columns-repeated="8"/>
        </table:table-row>
        <table:table-row table:style-name="ro1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office:value-type="float" office:value="200">
            <text:p>200</text:p>
          </table:table-cell>
          <table:table-cell table:style-name="ce53" table:formula="of:=LOG(1+(250-[.CA36])/60)" office:value-type="float" office:value="0.263241434774581">
            <text:p>0,2632414348</text:p>
          </table:table-cell>
          <table:table-cell table:style-name="ce55" table:formula="of:=[.CB36]*140.2110808" office:value-type="float" office:value="36.9093660810868">
            <text:p>36,91</text:p>
          </table:table-cell>
          <table:table-cell table:formula="of:=250+[.CC36]" office:value-type="float" office:value="286.909366081087">
            <text:p>287</text:p>
          </table:table-cell>
          <table:table-cell table:number-columns-repeated="8"/>
          <table:table-cell office:value-type="float" office:value="-20">
            <text:p>-20</text:p>
          </table:table-cell>
          <table:table-cell table:formula="of:=LOG10(1-3*[.CM36])" office:value-type="float" office:value="1.78532983501077">
            <text:p>1,785329835</text:p>
          </table:table-cell>
          <table:table-cell table:formula="of:=[.CN36]*61.655" office:value-type="float" office:value="110.074510977589">
            <text:p>110</text:p>
          </table:table-cell>
          <table:table-cell table:formula="of:=200+[.CO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Q36])" office:value-type="float" office:value="3.87511916546257">
            <text:p>3,8751191655</text:p>
          </table:table-cell>
          <table:table-cell table:formula="of:=[.CR36]*37.5" office:value-type="float" office:value="145.316968704846">
            <text:p>145,3169687048</text:p>
          </table:table-cell>
          <table:table-cell table:formula="of:=200+[.CS36]" office:value-type="float" office:value="345.316968704846">
            <text:p>34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LOG10(1+[.DC36])" office:value-type="float" office:value="0.301029995663981">
            <text:p>0,3010299957</text:p>
          </table:table-cell>
          <table:table-cell table:formula="of:=[.DD36]*60" office:value-type="float" office:value="18.0617997398389">
            <text:p>18</text:p>
          </table:table-cell>
          <table:table-cell table:formula="of:=350-[.DE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G36]" office:value-type="float" office:value="0">
            <text:p>0</text:p>
          </table:table-cell>
          <table:table-cell table:formula="of:=[.DH36]*108.5" office:value-type="float" office:value="0">
            <text:p>0</text:p>
          </table:table-cell>
          <table:table-cell table:formula="of:=300-[.DI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K36])" office:value-type="float" office:value="2.69983772586725">
            <text:p>2,6998377259</text:p>
          </table:table-cell>
          <table:table-cell table:formula="of:=[.DL36]*44" office:value-type="float" office:value="118.792859938159">
            <text:p>119</text:p>
          </table:table-cell>
          <table:table-cell table:formula="of:=200+[.DM36]" office:value-type="float" office:value="318.792859938159">
            <text:p>319</text:p>
          </table:table-cell>
          <table:table-cell office:value-type="float" office:value="-4">
            <text:p>-4</text:p>
          </table:table-cell>
          <table:table-cell table:formula="of:=LOG(1-10*[.DO36])" office:value-type="float" office:value="1.61278385671974">
            <text:p>1,6127838567</text:p>
          </table:table-cell>
          <table:table-cell table:formula="of:=[.DP36]*55.5" office:value-type="float" office:value="89.5095040479453">
            <text:p>90</text:p>
          </table:table-cell>
          <table:table-cell table:formula="of:=200+[.DQ36]" office:value-type="float" office:value="289.509504047945">
            <text:p>290</text:p>
          </table:table-cell>
          <table:table-cell table:number-columns-repeated="8"/>
        </table:table-row>
        <table:table-row table:style-name="ro1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office:value-type="float" office:value="175">
            <text:p>175</text:p>
          </table:table-cell>
          <table:table-cell table:style-name="ce53" table:formula="of:=LOG(1+(250-[.CA37])/60)" office:value-type="float" office:value="0.352182518111362">
            <text:p>0,3521825181</text:p>
          </table:table-cell>
          <table:table-cell table:style-name="ce55" table:formula="of:=[.CB37]*140.2110808" office:value-type="float" office:value="49.3798915032597">
            <text:p>49,38</text:p>
          </table:table-cell>
          <table:table-cell table:formula="of:=250+[.CC37]" office:value-type="float" office:value="299.37989150326">
            <text:p>299</text:p>
          </table:table-cell>
          <table:table-cell table:number-columns-repeated="8"/>
          <table:table-cell office:value-type="float" office:value="-25">
            <text:p>-25</text:p>
          </table:table-cell>
          <table:table-cell table:formula="of:=LOG10(1-3*[.CM37])" office:value-type="float" office:value="1.88081359228079">
            <text:p>1,8808135923</text:p>
          </table:table-cell>
          <table:table-cell table:formula="of:=[.CN37]*61.655" office:value-type="float" office:value="115.961562032072">
            <text:p>116</text:p>
          </table:table-cell>
          <table:table-cell table:formula="of:=200+[.CO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Q37])" office:value-type="float" office:value="4.00004342727686">
            <text:p>4,0000434273</text:p>
          </table:table-cell>
          <table:table-cell table:formula="of:=[.CR37]*37.5" office:value-type="float" office:value="150.001628522882">
            <text:p>150,0016285229</text:p>
          </table:table-cell>
          <table:table-cell table:formula="of:=200+[.CS37]" office:value-type="float" office:value="350.001628522882">
            <text:p>350</text:p>
          </table:table-cell>
          <table:table-cell table:style-name="Default" table:number-columns-repeated="4"/>
          <table:table-cell table:number-columns-repeated="4"/>
          <table:table-cell office:value-type="float" office:value="0.5">
            <text:p>0,5</text:p>
          </table:table-cell>
          <table:table-cell table:formula="of:=LOG10(1+[.DC37])" office:value-type="float" office:value="0.176091259055681">
            <text:p>0,1760912591</text:p>
          </table:table-cell>
          <table:table-cell table:formula="of:=[.DD37]*60" office:value-type="float" office:value="10.5654755433409">
            <text:p>11</text:p>
          </table:table-cell>
          <table:table-cell table:formula="of:=350-[.DE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G37]/40)" office:value-type="float" office:value="0.0969100130080564">
            <text:p>0,096910013</text:p>
          </table:table-cell>
          <table:table-cell table:formula="of:=[.DH37]*55.5" office:value-type="float" office:value="5.37850572194713">
            <text:p>5</text:p>
          </table:table-cell>
          <table:table-cell table:formula="of:=300+[.DI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K37])" office:value-type="float" office:value="3.09725730969342">
            <text:p>3,0972573097</text:p>
          </table:table-cell>
          <table:table-cell table:formula="of:=[.DL37]*44" office:value-type="float" office:value="136.27932162651">
            <text:p>136</text:p>
          </table:table-cell>
          <table:table-cell table:formula="of:=200+[.DM37]" office:value-type="float" office:value="336.27932162651">
            <text:p>336</text:p>
          </table:table-cell>
          <table:table-cell office:value-type="float" office:value="-5">
            <text:p>-5</text:p>
          </table:table-cell>
          <table:table-cell table:formula="of:=LOG(1-10*[.DO37])" office:value-type="float" office:value="1.70757017609794">
            <text:p>1,7075701761</text:p>
          </table:table-cell>
          <table:table-cell table:formula="of:=[.DP37]*55.5" office:value-type="float" office:value="94.7701447734355">
            <text:p>95</text:p>
          </table:table-cell>
          <table:table-cell table:formula="of:=200+[.DQ37]" office:value-type="float" office:value="294.770144773435">
            <text:p>295</text:p>
          </table:table-cell>
          <table:table-cell table:number-columns-repeated="8"/>
        </table:table-row>
        <table:table-row table:style-name="ro1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9" table:number-columns-repeated="4"/>
          <table:table-cell office:value-type="float" office:value="150">
            <text:p>150</text:p>
          </table:table-cell>
          <table:table-cell table:style-name="ce53" table:formula="of:=LOG(1+(250-[.CA38])/60)" office:value-type="float" office:value="0.425968732272281">
            <text:p>0,4259687323</text:p>
          </table:table-cell>
          <table:table-cell table:style-name="ce55" table:formula="of:=[.CB38]*140.2110808" office:value-type="float" office:value="59.7255363389024">
            <text:p>59,73</text:p>
          </table:table-cell>
          <table:table-cell table:formula="of:=250+[.CC38]" office:value-type="float" office:value="309.725536338902">
            <text:p>310</text:p>
          </table:table-cell>
          <table:table-cell table:number-columns-repeated="8"/>
          <table:table-cell office:value-type="float" office:value="-30">
            <text:p>-30</text:p>
          </table:table-cell>
          <table:table-cell table:formula="of:=LOG10(1-3*[.CM38])" office:value-type="float" office:value="1.95904139232109">
            <text:p>1,9590413923</text:p>
          </table:table-cell>
          <table:table-cell table:formula="of:=[.CN38]*61.655" office:value-type="float" office:value="120.784697043557">
            <text:p>121</text:p>
          </table:table-cell>
          <table:table-cell table:formula="of:=200+[.CO38]" office:value-type="float" office:value="320.784697043557">
            <text:p>321</text:p>
          </table:table-cell>
          <table:table-cell table:style-name="Default" table:number-columns-repeated="8"/>
          <table:table-cell table:number-columns-repeated="4"/>
          <table:table-cell/>
          <table:table-cell table:formula="of:=LOG10(1+[.DC38])" office:value-type="float" office:value="0">
            <text:p>0</text:p>
          </table:table-cell>
          <table:table-cell table:formula="of:=[.DD38]*60" office:value-type="float" office:value="0">
            <text:p>0</text:p>
          </table:table-cell>
          <table:table-cell table:formula="of:=350-[.DE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G38]/40)" office:value-type="float" office:value="0.176091259055681">
            <text:p>0,1760912591</text:p>
          </table:table-cell>
          <table:table-cell table:formula="of:=[.DH38]*55.5" office:value-type="float" office:value="9.77306487759031">
            <text:p>10</text:p>
          </table:table-cell>
          <table:table-cell table:formula="of:=300+[.DI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K38])" office:value-type="float" office:value="3.3981136917305">
            <text:p>3,3981136917</text:p>
          </table:table-cell>
          <table:table-cell table:formula="of:=[.DL38]*44" office:value-type="float" office:value="149.517002436142">
            <text:p>150</text:p>
          </table:table-cell>
          <table:table-cell table:formula="of:=200+[.DM38]" office:value-type="float" office:value="349.517002436142">
            <text:p>350</text:p>
          </table:table-cell>
          <table:table-cell office:value-type="float" office:value="-6">
            <text:p>-6</text:p>
          </table:table-cell>
          <table:table-cell table:formula="of:=LOG(1-10*[.DO38])" office:value-type="float" office:value="1.78532983501077">
            <text:p>1,785329835</text:p>
          </table:table-cell>
          <table:table-cell table:formula="of:=[.DP38]*55.5" office:value-type="float" office:value="99.0858058430976">
            <text:p>99</text:p>
          </table:table-cell>
          <table:table-cell table:formula="of:=200+[.DQ38]" office:value-type="float" office:value="299.085805843098">
            <text:p>299</text:p>
          </table:table-cell>
          <table:table-cell table:number-columns-repeated="8"/>
        </table:table-row>
        <table:table-row table:style-name="ro1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16"/>
          <table:table-cell office:value-type="float" office:value="125">
            <text:p>125</text:p>
          </table:table-cell>
          <table:table-cell table:style-name="ce53" table:formula="of:=LOG(1+(250-[.CA39])/60)" office:value-type="float" office:value="0.48902047801937">
            <text:p>0,489020478</text:p>
          </table:table-cell>
          <table:table-cell table:style-name="ce55" table:formula="of:=[.CB39]*140.2110808" office:value-type="float" office:value="68.5660897564285">
            <text:p>68,57</text:p>
          </table:table-cell>
          <table:table-cell table:formula="of:=250+[.CC39]" office:value-type="float" office:value="318.566089756429">
            <text:p>319</text:p>
          </table:table-cell>
          <table:table-cell table:number-columns-repeated="8"/>
          <table:table-cell office:value-type="float" office:value="-35">
            <text:p>-35</text:p>
          </table:table-cell>
          <table:table-cell table:formula="of:=LOG10(1-3*[.CM39])" office:value-type="float" office:value="2.02530586526477">
            <text:p>2,0253058653</text:p>
          </table:table-cell>
          <table:table-cell table:formula="of:=[.CN39]*61.655" office:value-type="float" office:value="124.870233122899">
            <text:p>125</text:p>
          </table:table-cell>
          <table:table-cell table:formula="of:=200+[.CO39]" office:value-type="float" office:value="324.870233122899">
            <text:p>32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(1-[.DG39]/40)" office:value-type="float" office:value="0.352182518111362">
            <text:p>0,3521825181</text:p>
          </table:table-cell>
          <table:table-cell table:formula="of:=[.DH39]*55.5" office:value-type="float" office:value="19.5461297551806">
            <text:p>20</text:p>
          </table:table-cell>
          <table:table-cell table:formula="of:=300+[.DI39]" office:value-type="float" office:value="319.546129755181">
            <text:p>320</text:p>
          </table:table-cell>
          <table:table-cell table:number-columns-repeated="4"/>
          <table:table-cell office:value-type="float" office:value="-7">
            <text:p>-7</text:p>
          </table:table-cell>
          <table:table-cell table:formula="of:=LOG(1-10*[.DO39])" office:value-type="float" office:value="1.85125834871908">
            <text:p>1,8512583487</text:p>
          </table:table-cell>
          <table:table-cell table:formula="of:=[.DP39]*55.5" office:value-type="float" office:value="102.744838353909">
            <text:p>103</text:p>
          </table:table-cell>
          <table:table-cell table:formula="of:=200+[.DQ39]" office:value-type="float" office:value="302.744838353909">
            <text:p>303</text:p>
          </table:table-cell>
          <table:table-cell table:number-columns-repeated="8"/>
        </table:table-row>
        <table:table-row table:style-name="ro1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100">
            <text:p>100</text:p>
          </table:table-cell>
          <table:table-cell table:style-name="ce53" table:formula="of:=LOG(1+(250-[.CA40])/60)" office:value-type="float" office:value="0.544068044350276">
            <text:p>0,5440680444</text:p>
          </table:table-cell>
          <table:table-cell table:style-name="ce55" table:formula="of:=[.CB40]*140.2110808" office:value-type="float" office:value="76.2843685270945">
            <text:p>76,28</text:p>
          </table:table-cell>
          <table:table-cell table:formula="of:=250+[.CC40]" office:value-type="float" office:value="326.284368527094">
            <text:p>326</text:p>
          </table:table-cell>
          <table:table-cell table:number-columns-repeated="4"/>
          <table:table-cell table:style-name="Default" table:number-columns-repeated="4"/>
          <table:table-cell office:value-type="float" office:value="-40">
            <text:p>-40</text:p>
          </table:table-cell>
          <table:table-cell table:formula="of:=LOG10(1-3*[.CM40])" office:value-type="float" office:value="2.08278537031645">
            <text:p>2,0827853703</text:p>
          </table:table-cell>
          <table:table-cell table:formula="of:=[.CN40]*61.655" office:value-type="float" office:value="128.414132006861">
            <text:p>128</text:p>
          </table:table-cell>
          <table:table-cell table:formula="of:=200+[.CO40]" office:value-type="float" office:value="328.414132006861">
            <text:p>32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00">
            <text:p>-100</text:p>
          </table:table-cell>
          <table:table-cell table:formula="of:=LOG(1-[.DG40]/40)" office:value-type="float" office:value="0.544068044350276">
            <text:p>0,5440680444</text:p>
          </table:table-cell>
          <table:table-cell table:formula="of:=[.DH40]*55.5" office:value-type="float" office:value="30.1957764614403">
            <text:p>30</text:p>
          </table:table-cell>
          <table:table-cell table:formula="of:=300+[.DI40]" office:value-type="float" office:value="330.19577646144">
            <text:p>330</text:p>
          </table:table-cell>
          <table:table-cell table:number-columns-repeated="4"/>
          <table:table-cell office:value-type="float" office:value="-8">
            <text:p>-8</text:p>
          </table:table-cell>
          <table:table-cell table:formula="of:=LOG(1-10*[.DO40])" office:value-type="float" office:value="1.90848501887865">
            <text:p>1,9084850189</text:p>
          </table:table-cell>
          <table:table-cell table:formula="of:=[.DP40]*55.5" office:value-type="float" office:value="105.920918547765">
            <text:p>106</text:p>
          </table:table-cell>
          <table:table-cell table:formula="of:=200+[.DQ40]" office:value-type="float" office:value="305.920918547765">
            <text:p>306</text:p>
          </table:table-cell>
          <table:table-cell table:number-columns-repeated="8"/>
        </table:table-row>
        <table:table-row table:style-name="ro1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75">
            <text:p>75</text:p>
          </table:table-cell>
          <table:table-cell table:style-name="ce53" table:formula="of:=LOG(1+(250-[.CA41])/60)" office:value-type="float" office:value="0.592916611888093">
            <text:p>0,5929166119</text:p>
          </table:table-cell>
          <table:table-cell table:style-name="ce55" table:formula="of:=[.CB41]*140.2110808" office:value-type="float" office:value="83.1334789771036">
            <text:p>83,13</text:p>
          </table:table-cell>
          <table:table-cell table:formula="of:=250+[.CC41]" office:value-type="float" office:value="333.133478977104">
            <text:p>333</text:p>
          </table:table-cell>
          <table:table-cell table:number-columns-repeated="4"/>
          <table:table-cell table:style-name="Default" table:number-columns-repeated="4"/>
          <table:table-cell office:value-type="float" office:value="-45">
            <text:p>-45</text:p>
          </table:table-cell>
          <table:table-cell table:formula="of:=LOG10(1-3*[.CM41])" office:value-type="float" office:value="2.13353890837022">
            <text:p>2,1335389084</text:p>
          </table:table-cell>
          <table:table-cell table:formula="of:=[.CN41]*61.655" office:value-type="float" office:value="131.543341395566">
            <text:p>132</text:p>
          </table:table-cell>
          <table:table-cell table:formula="of:=200+[.CO41]" office:value-type="float" office:value="331.543341395566">
            <text:p>33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50">
            <text:p>-150</text:p>
          </table:table-cell>
          <table:table-cell table:formula="of:=LOG(1-[.DG41]/40)" office:value-type="float" office:value="0.676693609624867">
            <text:p>0,6766936096</text:p>
          </table:table-cell>
          <table:table-cell table:formula="of:=[.DH41]*55.5" office:value-type="float" office:value="37.5564953341801">
            <text:p>38</text:p>
          </table:table-cell>
          <table:table-cell table:formula="of:=300+[.DI41]" office:value-type="float" office:value="337.55649533418">
            <text:p>338</text:p>
          </table:table-cell>
          <table:table-cell table:number-columns-repeated="4"/>
          <table:table-cell office:value-type="float" office:value="-9">
            <text:p>-9</text:p>
          </table:table-cell>
          <table:table-cell table:formula="of:=LOG(1-10*[.DO41])" office:value-type="float" office:value="1.95904139232109">
            <text:p>1,9590413923</text:p>
          </table:table-cell>
          <table:table-cell table:formula="of:=[.DP41]*55.5" office:value-type="float" office:value="108.726797273821">
            <text:p>109</text:p>
          </table:table-cell>
          <table:table-cell table:formula="of:=200+[.DQ41]" office:value-type="float" office:value="308.726797273821">
            <text:p>309</text:p>
          </table:table-cell>
          <table:table-cell table:number-columns-repeated="8"/>
        </table:table-row>
        <table:table-row table:style-name="ro1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50">
            <text:p>50</text:p>
          </table:table-cell>
          <table:table-cell table:style-name="ce53" table:formula="of:=LOG(1+(250-[.CA42])/60)" office:value-type="float" office:value="0.636822097587174">
            <text:p>0,6368220976</text:p>
          </table:table-cell>
          <table:table-cell table:style-name="ce55" table:formula="of:=[.CB42]*140.2110808" office:value-type="float" office:value="89.2895145800208">
            <text:p>89,29</text:p>
          </table:table-cell>
          <table:table-cell table:formula="of:=250+[.CC42]" office:value-type="float" office:value="339.289514580021">
            <text:p>339</text:p>
          </table:table-cell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10(1-3*[.CM42])" office:value-type="float" office:value="2.17897694729317">
            <text:p>2,1789769473</text:p>
          </table:table-cell>
          <table:table-cell table:formula="of:=[.CN42]*61.655" office:value-type="float" office:value="134.34482368536">
            <text:p>134</text:p>
          </table:table-cell>
          <table:table-cell table:formula="of:=200+[.CO42]" office:value-type="float" office:value="334.34482368536">
            <text:p>33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00">
            <text:p>-200</text:p>
          </table:table-cell>
          <table:table-cell table:formula="of:=LOG(1-[.DG42]/40)" office:value-type="float" office:value="0.778151250383644">
            <text:p>0,7781512504</text:p>
          </table:table-cell>
          <table:table-cell table:formula="of:=[.DH42]*55.5" office:value-type="float" office:value="43.1873943962922">
            <text:p>43</text:p>
          </table:table-cell>
          <table:table-cell table:formula="of:=300+[.DI42]" office:value-type="float" office:value="343.187394396292">
            <text:p>343</text:p>
          </table:table-cell>
          <table:table-cell table:style-name="Default" table:number-columns-repeated="4"/>
          <table:table-cell office:value-type="float" office:value="-10">
            <text:p>-10</text:p>
          </table:table-cell>
          <table:table-cell table:formula="of:=LOG(1-10*[.DO42])" office:value-type="float" office:value="2.00432137378264">
            <text:p>2,0043213738</text:p>
          </table:table-cell>
          <table:table-cell table:formula="of:=[.DP42]*55.5" office:value-type="float" office:value="111.239836244937">
            <text:p>111</text:p>
          </table:table-cell>
          <table:table-cell table:formula="of:=200+[.DQ42]" office:value-type="float" office:value="311.239836244937">
            <text:p>311</text:p>
          </table:table-cell>
          <table:table-cell table:number-columns-repeated="8"/>
        </table:table-row>
        <table:table-row table:style-name="ro1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25">
            <text:p>25</text:p>
          </table:table-cell>
          <table:table-cell table:style-name="ce53" table:formula="of:=LOG(1+(250-[.CA43])/60)" office:value-type="float" office:value="0.676693609624867">
            <text:p>0,6766936096</text:p>
          </table:table-cell>
          <table:table-cell table:style-name="ce55" table:formula="of:=[.CB43]*140.2110808" office:value-type="float" office:value="94.8799423759558">
            <text:p>94,88</text:p>
          </table:table-cell>
          <table:table-cell table:formula="of:=250+[.CC43]" office:value-type="float" office:value="344.87994237595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-55">
            <text:p>-55</text:p>
          </table:table-cell>
          <table:table-cell table:formula="of:=LOG10(1-3*[.CM43])" office:value-type="float" office:value="2.22010808804005">
            <text:p>2,220108088</text:p>
          </table:table-cell>
          <table:table-cell table:formula="of:=[.CN43]*61.655" office:value-type="float" office:value="136.88076416811">
            <text:p>137</text:p>
          </table:table-cell>
          <table:table-cell table:formula="of:=200+[.CO43]" office:value-type="float" office:value="336.88076416811">
            <text:p>33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50">
            <text:p>-250</text:p>
          </table:table-cell>
          <table:table-cell table:formula="of:=LOG(1-[.DG43]/40)" office:value-type="float" office:value="0.860338006570994">
            <text:p>0,8603380066</text:p>
          </table:table-cell>
          <table:table-cell table:formula="of:=[.DH43]*55.5" office:value-type="float" office:value="47.7487593646901">
            <text:p>48</text:p>
          </table:table-cell>
          <table:table-cell table:formula="of:=300+[.DI43]" office:value-type="float" office:value="347.74875936469">
            <text:p>348</text:p>
          </table:table-cell>
          <table:table-cell table:style-name="Default" table:number-columns-repeated="4"/>
          <table:table-cell office:value-type="float" office:value="-15">
            <text:p>-15</text:p>
          </table:table-cell>
          <table:table-cell table:formula="of:=LOG(1-10*[.DO43])" office:value-type="float" office:value="2.17897694729317">
            <text:p>2,1789769473</text:p>
          </table:table-cell>
          <table:table-cell table:formula="of:=[.DP43]*55.5" office:value-type="float" office:value="120.933220574771">
            <text:p>121</text:p>
          </table:table-cell>
          <table:table-cell table:formula="of:=200+[.DQ43]" office:value-type="float" office:value="320.933220574771">
            <text:p>321</text:p>
          </table:table-cell>
          <table:table-cell table:number-columns-repeated="8"/>
        </table:table-row>
        <table:table-row table:style-name="ro1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5"/>
          <table:table-cell table:style-name="Default" table:formula="of:=100/[.BU70]" office:value-type="float" office:value="140.2110708253">
            <text:p>140,2110708253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style-name="ce53" table:formula="of:=LOG(1+(250-[.CA44])/60)" office:value-type="float" office:value="0.713210443450629">
            <text:p>0,7132104435</text:p>
          </table:table-cell>
          <table:table-cell table:style-name="ce55" table:formula="of:=[.CB44]*140.2110808" office:value-type="float" office:value="100.00000711406">
            <text:p>100,00</text:p>
          </table:table-cell>
          <table:table-cell table:formula="of:=250+[.CC44]" office:value-type="float" office:value="350.00000711406">
            <text:p>350</text:p>
          </table:table-cell>
          <table:table-cell table:number-columns-repeated="4"/>
          <table:table-cell table:style-name="Default" table:number-columns-repeated="4"/>
          <table:table-cell office:value-type="float" office:value="-60">
            <text:p>-60</text:p>
          </table:table-cell>
          <table:table-cell table:formula="of:=LOG10(1-3*[.CM44])" office:value-type="float" office:value="2.25767857486918">
            <text:p>2,2576785749</text:p>
          </table:table-cell>
          <table:table-cell table:formula="of:=[.CN44]*61.655" office:value-type="float" office:value="139.19717253356">
            <text:p>139</text:p>
          </table:table-cell>
          <table:table-cell table:formula="of:=200+[.CO44]" office:value-type="float" office:value="339.19717253356">
            <text:p>33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73">
            <text:p>-273</text:p>
          </table:table-cell>
          <table:table-cell table:formula="of:=LOG(1-[.DG44]/40)" office:value-type="float" office:value="0.893484346218486">
            <text:p>0,8934843462</text:p>
          </table:table-cell>
          <table:table-cell table:formula="of:=[.DH44]*55.5" office:value-type="float" office:value="49.588381215126">
            <text:p>50</text:p>
          </table:table-cell>
          <table:table-cell table:formula="of:=300+[.DI44]" office:value-type="float" office:value="349.588381215126">
            <text:p>350</text:p>
          </table:table-cell>
          <table:table-cell table:style-name="Default" table:number-columns-repeated="4"/>
          <table:table-cell office:value-type="float" office:value="-20">
            <text:p>-20</text:p>
          </table:table-cell>
          <table:table-cell table:formula="of:=LOG(1-10*[.DO44])" office:value-type="float" office:value="2.30319605742049">
            <text:p>2,3031960574</text:p>
          </table:table-cell>
          <table:table-cell table:formula="of:=[.DP44]*55.5" office:value-type="float" office:value="127.827381186837">
            <text:p>128</text:p>
          </table:table-cell>
          <table:table-cell table:formula="of:=200+[.DQ44]" office:value-type="float" office:value="327.827381186837">
            <text:p>328</text:p>
          </table:table-cell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50">
            <text:p>250</text:p>
          </table:table-cell>
          <table:table-cell table:style-name="ce45" table:formula="of:=LOG(1+(250*250-[.BT45]*[.BT45])/50)" office:value-type="float" office:value="0">
            <text:p>0,0000</text:p>
          </table:table-cell>
          <table:table-cell table:style-name="Default" table:formula="of:=[.BU45]*[.$BV$44]" office:value-type="float" office:value="0">
            <text:p>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65">
            <text:p>-65</text:p>
          </table:table-cell>
          <table:table-cell table:formula="of:=LOG10(1-3*[.CM45])" office:value-type="float" office:value="2.29225607135648">
            <text:p>2,2922560714</text:p>
          </table:table-cell>
          <table:table-cell table:formula="of:=[.CN45]*61.655" office:value-type="float" office:value="141.329048079484">
            <text:p>141</text:p>
          </table:table-cell>
          <table:table-cell table:formula="of:=200+[.CO45]" office:value-type="float" office:value="341.329048079484">
            <text:p>34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25">
            <text:p>-25</text:p>
          </table:table-cell>
          <table:table-cell table:formula="of:=LOG(1-10*[.DO45])" office:value-type="float" office:value="2.39967372148104">
            <text:p>2,3996737215</text:p>
          </table:table-cell>
          <table:table-cell table:formula="of:=[.DP45]*55.5" office:value-type="float" office:value="133.181891542198">
            <text:p>133</text:p>
          </table:table-cell>
          <table:table-cell table:formula="of:=200+[.DQ45]" office:value-type="float" office:value="333.181891542198">
            <text:p>333</text:p>
          </table:table-cell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40">
            <text:p>240</text:p>
          </table:table-cell>
          <table:table-cell table:style-name="ce45" table:formula="of:=LOG(1+(250-[.BT46])/60)" office:value-type="float" office:value="0.0669467896306132">
            <text:p>0,0669</text:p>
          </table:table-cell>
          <table:table-cell table:style-name="Default" table:formula="of:=[.BU46]*[.$BV$44]" office:value-type="float" office:value="9.38668106242439">
            <text:p>9,386681062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0">
            <text:p>-70</text:p>
          </table:table-cell>
          <table:table-cell table:formula="of:=LOG10(1-3*[.CM46])" office:value-type="float" office:value="2.32428245529769">
            <text:p>2,3242824553</text:p>
          </table:table-cell>
          <table:table-cell table:formula="of:=[.CN46]*61.655" office:value-type="float" office:value="143.303634781379">
            <text:p>143</text:p>
          </table:table-cell>
          <table:table-cell table:formula="of:=200+[.CO46]" office:value-type="float" office:value="343.303634781379">
            <text:p>34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30">
            <text:p>-30</text:p>
          </table:table-cell>
          <table:table-cell table:formula="of:=LOG(1-10*[.DO46])" office:value-type="float" office:value="2.47856649559384">
            <text:p>2,4785664956</text:p>
          </table:table-cell>
          <table:table-cell table:formula="of:=[.DP46]*55.5" office:value-type="float" office:value="137.560440505458">
            <text:p>138</text:p>
          </table:table-cell>
          <table:table-cell table:formula="of:=200+[.DQ46]" office:value-type="float" office:value="337.560440505458">
            <text:p>338</text:p>
          </table:table-cell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30">
            <text:p>230</text:p>
          </table:table-cell>
          <table:table-cell table:style-name="ce45" table:formula="of:=LOG(1+(250-[.BT47])/60)" office:value-type="float" office:value="0.1249387366083">
            <text:p>0,1249</text:p>
          </table:table-cell>
          <table:table-cell table:style-name="Default" table:formula="of:=[.BU47]*[.$BV$44]" office:value-type="float" office:value="17.5177940474099">
            <text:p>17,517794047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5">
            <text:p>-75</text:p>
          </table:table-cell>
          <table:table-cell table:formula="of:=LOG10(1-3*[.CM47])" office:value-type="float" office:value="2.3541084391474">
            <text:p>2,3541084391</text:p>
          </table:table-cell>
          <table:table-cell table:formula="of:=[.CN47]*61.655" office:value-type="float" office:value="145.142555815633">
            <text:p>145</text:p>
          </table:table-cell>
          <table:table-cell table:formula="of:=200+[.CO47]" office:value-type="float" office:value="345.142555815633">
            <text:p>3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40">
            <text:p>-40</text:p>
          </table:table-cell>
          <table:table-cell table:formula="of:=LOG(1-10*[.DO47])" office:value-type="float" office:value="2.60314437262018">
            <text:p>2,6031443726</text:p>
          </table:table-cell>
          <table:table-cell table:formula="of:=[.DP47]*55.5" office:value-type="float" office:value="144.47451268042">
            <text:p>144</text:p>
          </table:table-cell>
          <table:table-cell table:formula="of:=200+[.DQ47]" office:value-type="float" office:value="344.47451268042">
            <text:p>344</text:p>
          </table:table-cell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20">
            <text:p>220</text:p>
          </table:table-cell>
          <table:table-cell table:style-name="ce45" table:formula="of:=LOG(1+(250-[.BT48])/60)" office:value-type="float" office:value="0.176091259055681">
            <text:p>0,1761</text:p>
          </table:table-cell>
          <table:table-cell table:style-name="Default" table:formula="of:=[.BU48]*[.$BV$44]" office:value-type="float" office:value="24.6899439951724">
            <text:p>24,68994399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0">
            <text:p>-80</text:p>
          </table:table-cell>
          <table:table-cell table:formula="of:=LOG10(1-3*[.CM48])" office:value-type="float" office:value="2.38201704257487">
            <text:p>2,3820170426</text:p>
          </table:table-cell>
          <table:table-cell table:formula="of:=[.CN48]*61.655" office:value-type="float" office:value="146.863260759954">
            <text:p>147</text:p>
          </table:table-cell>
          <table:table-cell table:formula="of:=200+[.CO48]" office:value-type="float" office:value="346.863260759953">
            <text:p>34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50">
            <text:p>-50</text:p>
          </table:table-cell>
          <table:table-cell table:formula="of:=LOG(1-10*[.DO48])" office:value-type="float" office:value="2.69983772586725">
            <text:p>2,6998377259</text:p>
          </table:table-cell>
          <table:table-cell table:formula="of:=[.DP48]*55.5" office:value-type="float" office:value="149.840993785632">
            <text:p>150</text:p>
          </table:table-cell>
          <table:table-cell table:formula="of:=200+[.DQ48]" office:value-type="float" office:value="349.840993785632">
            <text:p>350</text:p>
          </table:table-cell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10">
            <text:p>210</text:p>
          </table:table-cell>
          <table:table-cell table:style-name="ce45" table:formula="of:=LOG(1+(250-[.BT49])/60)" office:value-type="float" office:value="0.221848749616356">
            <text:p>0,2218</text:p>
          </table:table-cell>
          <table:table-cell table:style-name="Default" table:formula="of:=[.BU49]*[.$BV$44]" office:value-type="float" office:value="31.1056507449633">
            <text:p>31,1056507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5">
            <text:p>-85</text:p>
          </table:table-cell>
          <table:table-cell table:formula="of:=LOG10(1-3*[.CM49])" office:value-type="float" office:value="2.40823996531185">
            <text:p>2,4082399653</text:p>
          </table:table-cell>
          <table:table-cell table:formula="of:=[.CN49]*61.655" office:value-type="float" office:value="148.480035061302">
            <text:p>148</text:p>
          </table:table-cell>
          <table:table-cell table:formula="of:=200+[.CO49]" office:value-type="float" office:value="348.480035061302">
            <text:p>34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0">
            <text:p>200</text:p>
          </table:table-cell>
          <table:table-cell table:style-name="ce45" table:formula="of:=LOG(1+(250-[.BT50])/60)" office:value-type="float" office:value="0.263241434774581">
            <text:p>0,2632</text:p>
          </table:table-cell>
          <table:table-cell table:style-name="Default" table:formula="of:=[.BU50]*[.$BV$44]" office:value-type="float" office:value="36.9093634553325">
            <text:p>36,90936345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90">
            <text:p>-90</text:p>
          </table:table-cell>
          <table:table-cell table:formula="of:=LOG10(1-3*[.CM50])" office:value-type="float" office:value="2.43296929087441">
            <text:p>2,4329692909</text:p>
          </table:table-cell>
          <table:table-cell table:formula="of:=[.CN50]*61.655" office:value-type="float" office:value="150.004721628862">
            <text:p>150</text:p>
          </table:table-cell>
          <table:table-cell table:formula="of:=200+[.CO50]" office:value-type="float" office:value="350.004721628861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90">
            <text:p>190</text:p>
          </table:table-cell>
          <table:table-cell table:style-name="ce45" table:formula="of:=LOG(1+(250-[.BT51])/60)" office:value-type="float" office:value="0.301029995663981">
            <text:p>0,3010</text:p>
          </table:table-cell>
          <table:table-cell table:style-name="Default" table:formula="of:=[.BU51]*[.$BV$44]" office:value-type="float" office:value="42.2077380425823">
            <text:p>42,207738042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formula="of:=LOG(50;2.7)" office:value-type="float" office:value="3.93860158293183">
            <text:p>3,9386015829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80">
            <text:p>180</text:p>
          </table:table-cell>
          <table:table-cell table:style-name="ce45" table:formula="of:=LOG(1+(250-[.BT52])/60)" office:value-type="float" office:value="0.335792101923193">
            <text:p>0,3358</text:p>
          </table:table-cell>
          <table:table-cell table:style-name="Default" table:formula="of:=[.BU52]*[.$BV$44]" office:value-type="float" office:value="47.0817701853293">
            <text:p>47,08177018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70">
            <text:p>170</text:p>
          </table:table-cell>
          <table:table-cell table:style-name="ce45" table:formula="of:=LOG(1+(250-[.BT53])/60)" office:value-type="float" office:value="0.367976785294594">
            <text:p>0,3680</text:p>
          </table:table-cell>
          <table:table-cell table:style-name="Default" table:formula="of:=[.BU53]*[.$BV$44]" office:value-type="float" office:value="51.5944191050067">
            <text:p>51,59441910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60">
            <text:p>160</text:p>
          </table:table-cell>
          <table:table-cell table:style-name="ce45" table:formula="of:=LOG(1+(250-[.BT54])/60)" office:value-type="float" office:value="0.397940008672038">
            <text:p>0,3979</text:p>
          </table:table-cell>
          <table:table-cell table:style-name="Default" table:formula="of:=[.BU54]*[.$BV$44]" office:value-type="float" office:value="55.7955947401357">
            <text:p>55,795594740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4"/>
          <table:table-cell table:formula="of:=45*LOG10(1-(-100+50)/20)" office:value-type="float" office:value="24.4830619957624">
            <text:p>24,4830619958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50">
            <text:p>150</text:p>
          </table:table-cell>
          <table:table-cell table:style-name="ce45" table:formula="of:=LOG(1+(250-[.BT55])/60)" office:value-type="float" office:value="0.425968732272281">
            <text:p>0,4260</text:p>
          </table:table-cell>
          <table:table-cell table:style-name="Default" table:formula="of:=[.BU55]*[.$BV$44]" office:value-type="float" office:value="59.7255320899922">
            <text:p>59,7255320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40">
            <text:p>140</text:p>
          </table:table-cell>
          <table:table-cell table:style-name="ce45" table:formula="of:=LOG(1+(250-[.BT56])/60)" office:value-type="float" office:value="0.45229767099463">
            <text:p>0,4523</text:p>
          </table:table-cell>
          <table:table-cell table:style-name="Default" table:formula="of:=[.BU56]*[.$BV$44]" office:value-type="float" office:value="63.4171407819465">
            <text:p>63,417140781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30">
            <text:p>130</text:p>
          </table:table-cell>
          <table:table-cell table:style-name="ce45" table:formula="of:=LOG(1+(250-[.BT57])/60)" office:value-type="float" office:value="0.477121254719662">
            <text:p>0,4771</text:p>
          </table:table-cell>
          <table:table-cell table:style-name="Default" table:formula="of:=[.BU57]*[.$BV$44]" office:value-type="float" office:value="66.8976820377547">
            <text:p>66,897682037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20">
            <text:p>120</text:p>
          </table:table-cell>
          <table:table-cell table:style-name="ce45" table:formula="of:=LOG(1+(250-[.BT58])/60)" office:value-type="float" office:value="0.500602350569185">
            <text:p>0,5006</text:p>
          </table:table-cell>
          <table:table-cell table:style-name="Default" table:formula="of:=[.BU58]*[.$BV$44]" office:value-type="float" office:value="70.1899916309679">
            <text:p>70,18999163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10">
            <text:p>110</text:p>
          </table:table-cell>
          <table:table-cell table:style-name="ce45" table:formula="of:=LOG(1+(250-[.BT59])/60)" office:value-type="float" office:value="0.522878745280338">
            <text:p>0,5229</text:p>
          </table:table-cell>
          <table:table-cell table:style-name="Default" table:formula="of:=[.BU59]*[.$BV$44]" office:value-type="float" office:value="73.3133887875456">
            <text:p>73,313388787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0">
            <text:p>100</text:p>
          </table:table-cell>
          <table:table-cell table:style-name="ce45" table:formula="of:=LOG(1+(250-[.BT60])/60)" office:value-type="float" office:value="0.544068044350276">
            <text:p>0,5441</text:p>
          </table:table-cell>
          <table:table-cell table:style-name="Default" table:formula="of:=[.BU60]*[.$BV$44]" office:value-type="float" office:value="76.2843631001791">
            <text:p>76,284363100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90">
            <text:p>90</text:p>
          </table:table-cell>
          <table:table-cell table:style-name="ce45" table:formula="of:=LOG(1+(250-[.BT61])/60)" office:value-type="float" office:value="0.564271430438563">
            <text:p>0,5643</text:p>
          </table:table-cell>
          <table:table-cell table:style-name="Default" table:formula="of:=[.BU61]*[.$BV$44]" office:value-type="float" office:value="79.1171014979148">
            <text:p>79,11710149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80">
            <text:p>80</text:p>
          </table:table-cell>
          <table:table-cell table:style-name="ce45" table:formula="of:=LOG(1+(250-[.BT62])/60)" office:value-type="float" office:value="0.583576585633949">
            <text:p>0,5836</text:p>
          </table:table-cell>
          <table:table-cell table:style-name="Default" table:formula="of:=[.BU62]*[.$BV$44]" office:value-type="float" office:value="81.8238979803086">
            <text:p>81,823897980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70">
            <text:p>70</text:p>
          </table:table-cell>
          <table:table-cell table:style-name="ce45" table:formula="of:=LOG(1+(250-[.BT63])/60)" office:value-type="float" office:value="0.602059991327962">
            <text:p>0,6021</text:p>
          </table:table-cell>
          <table:table-cell table:style-name="Default" table:formula="of:=[.BU63]*[.$BV$44]" office:value-type="float" office:value="84.4154760851646">
            <text:p>84,41547608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60">
            <text:p>60</text:p>
          </table:table-cell>
          <table:table-cell table:style-name="ce45" table:formula="of:=LOG(1+(250-[.BT64])/60)" office:value-type="float" office:value="0.619788758288394">
            <text:p>0,6198</text:p>
          </table:table-cell>
          <table:table-cell table:style-name="Default" table:formula="of:=[.BU64]*[.$BV$44]" office:value-type="float" office:value="86.9012454850989">
            <text:p>86,901245485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50">
            <text:p>50</text:p>
          </table:table-cell>
          <table:table-cell table:style-name="ce45" table:formula="of:=LOG(1+(250-[.BT65])/60)" office:value-type="float" office:value="0.636822097587174">
            <text:p>0,6368</text:p>
          </table:table-cell>
          <table:table-cell table:style-name="Default" table:formula="of:=[.BU65]*[.$BV$44]" office:value-type="float" office:value="89.2895082279116">
            <text:p>89,28950822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40">
            <text:p>40</text:p>
          </table:table-cell>
          <table:table-cell table:style-name="ce45" table:formula="of:=LOG(1+(250-[.BT66])/60)" office:value-type="float" office:value="0.653212513775344">
            <text:p>0,6532</text:p>
          </table:table-cell>
          <table:table-cell table:style-name="Default" table:formula="of:=[.BU66]*[.$BV$44]" office:value-type="float" office:value="91.5876260329272">
            <text:p>91,587626032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30">
            <text:p>30</text:p>
          </table:table-cell>
          <table:table-cell table:style-name="ce45" table:formula="of:=LOG(1+(250-[.BT67])/60)" office:value-type="float" office:value="0.669006780958575">
            <text:p>0,6690</text:p>
          </table:table-cell>
          <table:table-cell table:style-name="Default" table:formula="of:=[.BU67]*[.$BV$44]" office:value-type="float" office:value="93.802157147589">
            <text:p>93,802157147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">
            <text:p>20</text:p>
          </table:table-cell>
          <table:table-cell table:style-name="ce45" table:formula="of:=LOG(1+(250-[.BT68])/60)" office:value-type="float" office:value="0.684246747515312">
            <text:p>0,6842</text:p>
          </table:table-cell>
          <table:table-cell table:style-name="Default" table:formula="of:=[.BU68]*[.$BV$44]" office:value-type="float" office:value="95.9389691778509">
            <text:p>95,93896917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">
            <text:p>10</text:p>
          </table:table-cell>
          <table:table-cell table:style-name="ce45" table:formula="of:=LOG(1+(250-[.BT69])/60)" office:value-type="float" office:value="0.698970004336019">
            <text:p>0,6990</text:p>
          </table:table-cell>
          <table:table-cell table:style-name="Default" table:formula="of:=[.BU69]*[.$BV$44]" office:value-type="float" office:value="98.003332782718">
            <text:p>98,003332782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0">
            <text:p>0</text:p>
          </table:table-cell>
          <table:table-cell table:style-name="ce45" table:formula="of:=LOG(1+(250-[.BT70])/60)" office:value-type="float" office:value="0.713210443450629">
            <text:p>0,7132</text:p>
          </table:table-cell>
          <table:table-cell table:style-name="Default" table:formula="of:=[.BU70]*[.$BV$44]" office:value-type="float" office:value="100">
            <text:p>10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72"/>
        <table:table-column table:style-name="co1" table:number-columns-repeated="1017" table:default-cell-style-name="Default"/>
        <table:table-row table:style-name="ro1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G</text:p>
          </table:table-cell>
          <table:table-cell table:style-name="ce71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71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1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.05.2016</text:date>, <text:time>00:02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6-05-18T00:02:42.18</dc:date>
    <dc:creator>Andre Kolster</dc:creator>
    <meta:editing-duration>P3DT22H43M15S</meta:editing-duration>
    <meta:editing-cycles>40</meta:editing-cycles>
    <meta:document-statistic meta:table-count="3" meta:cell-count="4196" meta:object-count="0"/>
  </office:meta>
</office:document-meta>
</file>